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Microsoft Sans Serif" svg:font-family="'Microsoft Sans Serif'"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text-properties style:font-name="AssyrianDictionary"/>
    </style:style>
    <style:style style:name="P2" style:family="paragraph" style:parent-style-name="Standard">
      <style:paragraph-properties fo:line-height="15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ssyrianDictionary"/>
    </style:style>
    <style:style style:name="P3" style:family="paragraph" style:parent-style-name="Standard">
      <style:paragraph-properties fo:line-height="150%">
        <style:tab-stops>
          <style:tab-stop style:position="6.5in" style:type="right"/>
        </style:tab-stops>
      </style:paragraph-properties>
      <style:text-properties style:font-name="AssyrianDictionary"/>
    </style:style>
    <style:style style:name="P4" style:family="paragraph" style:parent-style-name="Standard">
      <style:paragraph-properties fo:line-height="150%"/>
      <style:text-properties style:font-name="AssyrianDictionary" fo:font-weight="bold" style:font-weight-asian="bold"/>
    </style:style>
    <style:style style:name="P5" style:family="paragraph" style:parent-style-name="Standard">
      <style:paragraph-properties fo:line-height="150%"/>
      <style:text-properties style:font-name="AssyrianDictionary" fo:font-weight="bold" style:font-weight-asian="bold" style:font-weight-complex="bold"/>
    </style:style>
    <style:style style:name="P6" style:family="paragraph" style:parent-style-name="Standard">
      <style:paragraph-properties fo:line-height="150%"/>
      <style:text-properties style:font-name="AssyrianDictionary" style:font-weight-complex="bold"/>
    </style:style>
    <style:style style:name="P7" style:family="paragraph" style:parent-style-name="Standard">
      <style:paragraph-properties fo:line-height="150%"/>
    </style:style>
    <style:style style:name="P8" style:family="paragraph" style:parent-style-name="Standard">
      <style:paragraph-properties fo:line-height="150%">
        <style:tab-stops>
          <style:tab-stop style:position="6.5in" style:type="right"/>
        </style:tab-stops>
      </style:paragraph-properties>
    </style:style>
    <style:style style:name="P9" style:family="paragraph" style:parent-style-name="Standard">
      <style:paragraph-properties fo:line-height="150%"/>
      <style:text-properties fo:font-variant="small-caps" style:font-name="AssyrianDictionary" fo:font-weight="bold" style:font-weight-asian="bold"/>
    </style:style>
    <style:style style:name="P10" style:family="paragraph" style:parent-style-name="Standard">
      <style:paragraph-properties fo:line-height="150%"/>
      <style:text-properties fo:font-variant="small-caps" style:font-name="AssyrianDictionary" fo:font-weight="bold" style:font-weight-asian="bold" style:font-weight-complex="bold"/>
    </style:style>
    <style:style style:name="P11" style:family="paragraph" style:parent-style-name="Standard">
      <style:paragraph-properties fo:margin-left="0in" fo:margin-right="0in" fo:line-height="150%" fo:text-indent="0.25in" style:auto-text-indent="false"/>
    </style:style>
    <style:style style:name="P12" style:family="paragraph" style:parent-style-name="Standard">
      <style:paragraph-properties fo:margin-left="0in" fo:margin-right="0in" fo:line-height="150%" fo:text-indent="0.25in" style:auto-text-indent="false"/>
      <style:text-properties style:font-name="AssyrianDictionary"/>
    </style:style>
    <style:style style:name="P13" style:family="paragraph" style:parent-style-name="Standard">
      <style:paragraph-properties fo:line-height="150%" fo:keep-with-next="always"/>
      <style:text-properties fo:font-variant="small-caps" style:font-name="AssyrianDictionary" fo:font-weight="bold" style:font-weight-asian="bold"/>
    </style:style>
    <style:style style:name="P14" style:family="paragraph" style:parent-style-name="Standard">
      <style:paragraph-properties fo:line-height="150%" fo:keep-with-next="always"/>
      <style:text-properties style:font-name="AssyrianDictionary"/>
    </style:style>
    <style:style style:name="P15" style:family="paragraph" style:parent-style-name="Standard">
      <style:paragraph-properties fo:margin-left="0.2in" fo:margin-right="0in" fo:line-height="150%"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6" style:family="paragraph" style:parent-style-name="Standard">
      <style:paragraph-properties fo:margin-left="0.2in" fo:margin-right="0in" fo:line-height="150%"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ssyrianDictionary"/>
    </style:style>
    <style:style style:name="P17" style:family="paragraph" style:parent-style-name="Standard">
      <style:paragraph-properties fo:margin-left="0.5in" fo:margin-right="0in" fo:line-height="150%" fo:text-indent="0.25in" style:auto-text-indent="false"/>
    </style:style>
    <style:style style:name="P18" style:family="paragraph" style:parent-style-name="Standard">
      <style:paragraph-properties fo:margin-left="0.5in" fo:margin-right="0in" fo:line-height="150%" fo:text-indent="-0.5in" style:auto-text-indent="false">
        <style:tab-stops>
          <style:tab-stop style:position="6.5in" style:type="right"/>
        </style:tab-stops>
      </style:paragraph-properties>
    </style:style>
    <style:style style:name="P19" style:family="paragraph" style:parent-style-name="Plain_20_Text">
      <style:paragraph-properties fo:line-height="150%"/>
    </style:style>
    <style:style style:name="P20" style:family="paragraph" style:parent-style-name="Plain_20_Text">
      <style:paragraph-properties fo:line-height="150%">
        <style:tab-stops>
          <style:tab-stop style:position="5.0417in"/>
        </style:tab-stops>
      </style:paragraph-properties>
    </style:style>
    <style:style style:name="P21" style:family="paragraph" style:parent-style-name="Plain_20_Text">
      <style:paragraph-properties fo:line-height="150%"/>
      <style:text-properties fo:font-size="12pt" style:font-size-asian="12pt"/>
    </style:style>
    <style:style style:name="P22" style:family="paragraph" style:parent-style-name="Plain_20_Text">
      <style:paragraph-properties fo:line-height="150%"/>
      <style:text-properties fo:font-size="12pt" style:font-size-asian="12pt" style:font-name-complex="Courier New"/>
    </style:style>
    <style:style style:name="P23" style:family="paragraph" style:parent-style-name="Plain_20_Text">
      <style:paragraph-properties fo:line-height="150%"/>
      <style:text-properties fo:font-size="12pt" fo:language="pl" fo:country="PL" style:font-size-asian="12pt"/>
    </style:style>
    <style:style style:name="P24" style:family="paragraph" style:parent-style-name="Plain_20_Text">
      <style:paragraph-properties fo:line-height="150%"/>
      <style:text-properties style:font-name="AssyrianDictionary" fo:font-size="12pt" style:font-size-asian="12pt"/>
    </style:style>
    <style:style style:name="P25" style:family="paragraph" style:parent-style-name="Plain_20_Text">
      <style:paragraph-properties fo:line-height="150%"/>
      <style:text-properties style:font-name="AssyrianDictionary" fo:font-size="12pt" style:font-size-asian="12pt" style:font-weight-complex="bold"/>
    </style:style>
    <style:style style:name="P26" style:family="paragraph" style:parent-style-name="Plain_20_Text">
      <style:paragraph-properties fo:line-height="150%"/>
      <style:text-properties style:font-name="AssyrianDictionary" fo:font-size="12pt" style:font-size-asian="12pt" style:font-size-complex="12pt"/>
    </style:style>
    <style:style style:name="P27"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28" style:family="paragraph" style:parent-style-name="Plain_20_Text">
      <style:paragraph-properties fo:line-height="150%"/>
      <style:text-properties fo:language="pl" fo:country="PL"/>
    </style:style>
    <style:style style:name="P29" style:family="paragraph" style:parent-style-name="Plain_20_Text">
      <style:paragraph-properties fo:line-height="150%"/>
      <style:text-properties fo:font-size="11pt" style:font-size-asian="11pt" style:font-size-complex="11pt"/>
    </style:style>
    <style:style style:name="P30" style:family="paragraph" style:parent-style-name="Plain_20_Text" style:master-page-name="Standard">
      <style:paragraph-properties fo:line-height="150%" fo:text-align="center" style:justify-single-word="false" style:page-number="auto"/>
    </style:style>
    <style:style style:name="P31" style:family="paragraph" style:parent-style-name="Header">
      <style:paragraph-properties fo:margin-left="0in" fo:margin-right="0.25in" fo:text-indent="0in" style:auto-text-indent="false"/>
    </style:style>
    <style:style style:name="T1" style:family="text">
      <style:text-properties fo:font-size="12pt" style:font-size-asian="12pt"/>
    </style:style>
    <style:style style:name="T2" style:family="text">
      <style:text-properties fo:font-size="12pt" style:font-size-asian="12pt" style:font-name-complex="Courier New"/>
    </style:style>
    <style:style style:name="T3" style:family="text">
      <style:text-properties fo:font-size="12pt" fo:language="pl" fo:country="PL" style:font-size-asian="12pt"/>
    </style:style>
    <style:style style:name="T4" style:family="text">
      <style:text-properties style:font-name="AssyrianDictionary"/>
    </style:style>
    <style:style style:name="T5" style:family="text">
      <style:text-properties style:font-name="AssyrianDictionary" fo:font-size="12pt" fo:font-weight="bold" style:font-size-asian="12pt" style:font-weight-asian="bold"/>
    </style:style>
    <style:style style:name="T6" style:family="text">
      <style:text-properties style:font-name="AssyrianDictionary" fo:font-size="12pt" fo:font-weight="bold" style:font-size-asian="12pt" style:font-weight-asian="bold" style:font-weight-complex="bold"/>
    </style:style>
    <style:style style:name="T7" style:family="text">
      <style:text-properties style:font-name="AssyrianDictionary" fo:font-size="12pt" style:font-size-asian="12pt"/>
    </style:style>
    <style:style style:name="T8" style:family="text">
      <style:text-properties style:font-name="AssyrianDictionary" fo:font-size="12pt" style:font-size-asian="12pt" style:font-size-complex="12pt"/>
    </style:style>
    <style:style style:name="T9" style:family="text">
      <style:text-properties style:font-name="AssyrianDictionary" fo:font-size="12pt" style:font-size-asian="12pt" style:font-size-complex="12pt" style:font-weight-complex="bold"/>
    </style:style>
    <style:style style:name="T10" style:family="text">
      <style:text-properties style:font-name="AssyrianDictionary" fo:font-size="12pt" style:font-size-asian="12pt" style:font-name-complex="Courier New"/>
    </style:style>
    <style:style style:name="T11" style:family="text">
      <style:text-properties style:font-name="AssyrianDictionary" fo:font-size="12pt" fo:language="pl" fo:country="PL" style:font-size-asian="12pt"/>
    </style:style>
    <style:style style:name="T12" style:family="text">
      <style:text-properties style:font-name="AssyrianDictionary" fo:font-size="12pt" fo:font-style="italic" style:font-size-asian="12pt" style:font-style-asian="italic" style:font-style-complex="italic"/>
    </style:style>
    <style:style style:name="T13" style:family="text">
      <style:text-properties style:font-name="AssyrianDictionary" fo:font-size="12pt" fo:font-style="italic" style:font-size-asian="12pt" style:font-style-asian="italic" style:font-size-complex="12pt"/>
    </style:style>
    <style:style style:name="T14" style:family="text">
      <style:text-properties style:font-name="AssyrianDictionary" fo:font-size="12pt" fo:font-style="italic" style:font-size-asian="12pt" style:font-style-asian="italic" style:font-size-complex="12pt" style:font-style-complex="italic"/>
    </style:style>
    <style:style style:name="T15" style:family="text">
      <style:text-properties style:font-name="AssyrianDictionary" fo:font-size="12pt" fo:font-style="italic" style:font-size-asian="12pt" style:font-style-asian="italic" style:font-size-complex="12pt" style:font-weight-complex="bold"/>
    </style:style>
    <style:style style:name="T16" style:family="text">
      <style:text-properties style:font-name="AssyrianDictionary" fo:font-size="12pt" fo:letter-spacing="0.0138in" style:font-size-asian="12pt" style:font-size-complex="12pt"/>
    </style:style>
    <style:style style:name="T17" style:family="text">
      <style:text-properties style:font-name="AssyrianDictionary" fo:letter-spacing="0.0138in"/>
    </style:style>
    <style:style style:name="T18" style:family="text">
      <style:text-properties style:font-name="AssyrianDictionary" fo:letter-spacing="0.0138in" style:font-name-complex="Courier New" style:font-size-complex="9pt"/>
    </style:style>
    <style:style style:name="T19" style:family="text">
      <style:text-properties style:font-name="AssyrianDictionary" fo:letter-spacing="0.0138in" style:font-name-complex="Courier New" style:font-size-complex="9pt" style:font-style-complex="italic"/>
    </style:style>
    <style:style style:name="T20" style:family="text">
      <style:text-properties style:font-name="AssyrianDictionary" fo:letter-spacing="0.0138in" style:font-name-complex="Courier New" style:font-size-complex="11pt"/>
    </style:style>
    <style:style style:name="T21" style:family="text">
      <style:text-properties style:font-name="AssyrianDictionary" fo:letter-spacing="0.0138in" style:font-name-complex="Courier New" style:font-size-complex="11pt" style:font-style-complex="italic"/>
    </style:style>
    <style:style style:name="T22" style:family="text">
      <style:text-properties style:font-name="AssyrianDictionary" fo:letter-spacing="0.0138in" fo:language="pl" fo:country="PL" style:font-name-complex="Courier New" style:font-size-complex="9pt"/>
    </style:style>
    <style:style style:name="T23" style:family="text">
      <style:text-properties style:font-name="AssyrianDictionary" fo:letter-spacing="0.0138in" style:font-size-complex="11pt"/>
    </style:style>
    <style:style style:name="T24" style:family="text">
      <style:text-properties style:font-name="AssyrianDictionary" fo:letter-spacing="0.0138in" fo:font-style="italic" style:font-style-asian="italic" style:font-name-complex="Courier New" style:font-size-complex="11pt" style:font-style-complex="italic"/>
    </style:style>
    <style:style style:name="T25" style:family="text">
      <style:text-properties style:font-name="AssyrianDictionary" fo:letter-spacing="0.0138in" fo:font-style="italic" style:font-style-asian="italic" style:font-name-complex="Courier New" style:font-size-complex="9pt" style:font-style-complex="italic"/>
    </style:style>
    <style:style style:name="T26" style:family="text">
      <style:text-properties style:font-name="AssyrianDictionary" fo:letter-spacing="0.0138in" style:font-size-complex="9pt"/>
    </style:style>
    <style:style style:name="T27" style:family="text">
      <style:text-properties style:font-name="AssyrianDictionary" style:font-name-complex="Courier New"/>
    </style:style>
    <style:style style:name="T28" style:family="text">
      <style:text-properties style:font-name="AssyrianDictionary" style:font-name-complex="Courier New" style:font-size-complex="11pt"/>
    </style:style>
    <style:style style:name="T29" style:family="text">
      <style:text-properties style:font-name="AssyrianDictionary" style:font-name-complex="Courier New" style:font-size-complex="9pt"/>
    </style:style>
    <style:style style:name="T30" style:family="text">
      <style:text-properties style:font-name="AssyrianDictionary" fo:font-style="italic" style:font-style-asian="italic"/>
    </style:style>
    <style:style style:name="T31" style:family="text">
      <style:text-properties style:font-name="AssyrianDictionary" fo:font-style="italic" style:font-style-asian="italic" style:font-style-complex="italic"/>
    </style:style>
    <style:style style:name="T32" style:family="text">
      <style:text-properties style:font-name="AssyrianDictionary" fo:font-style="italic" style:font-style-asian="italic" style:language-complex="en" style:country-complex="US"/>
    </style:style>
    <style:style style:name="T33" style:family="text">
      <style:text-properties style:font-name="AssyrianDictionary" fo:font-style="italic" style:font-style-asian="italic" style:font-name-complex="Courier New" style:font-size-complex="11pt" style:font-style-complex="italic"/>
    </style:style>
    <style:style style:name="T34" style:family="text">
      <style:text-properties style:font-name="AssyrianDictionary" fo:font-style="italic" style:font-style-asian="italic" style:font-size-complex="12pt"/>
    </style:style>
    <style:style style:name="T35" style:family="text">
      <style:text-properties style:font-name="AssyrianDictionary" fo:font-style="italic" style:font-style-asian="italic" style:font-size-complex="12pt" style:font-style-complex="italic"/>
    </style:style>
    <style:style style:name="T36" style:family="text">
      <style:text-properties style:font-name="AssyrianDictionary" fo:font-weight="bold" style:font-weight-asian="bold"/>
    </style:style>
    <style:style style:name="T37" style:family="text">
      <style:text-properties style:font-name="AssyrianDictionary" fo:font-weight="bold" style:font-weight-asian="bold" style:font-weight-complex="bold"/>
    </style:style>
    <style:style style:name="T38" style:family="text">
      <style:text-properties style:font-name="AssyrianDictionary" style:font-style-complex="italic"/>
    </style:style>
    <style:style style:name="T39" style:family="text">
      <style:text-properties style:font-name="AssyrianDictionary" style:language-complex="en" style:country-complex="US"/>
    </style:style>
    <style:style style:name="T40" style:family="text">
      <style:text-properties style:font-name="AssyrianDictionary" style:font-size-complex="12pt"/>
    </style:style>
    <style:style style:name="T41" style:family="text">
      <style:text-properties style:font-name="AssyrianDictionary" style:font-size-complex="12pt" style:font-style-complex="italic"/>
    </style:style>
    <style:style style:name="T42" style:family="text">
      <style:text-properties style:font-name="AssyrianDictionary" fo:language="pl" fo:country="PL"/>
    </style:style>
    <style:style style:name="T43" style:family="text">
      <style:text-properties style:font-name="AssyrianDictionary" style:font-size-complex="9pt"/>
    </style:style>
    <style:style style:name="T44" style:family="text">
      <style:text-properties style:font-name="AssyrianDictionary" fo:font-size="11pt" style:font-size-asian="11pt" style:font-size-complex="11pt"/>
    </style:style>
    <style:style style:name="T45" style:family="text">
      <style:text-properties style:font-name="Times New Roman"/>
    </style:style>
    <style:style style:name="T46" style:family="text">
      <style:text-properties style:font-name="Times New Roman" fo:font-size="12pt" fo:font-weight="bold" style:font-size-asian="12pt" style:font-weight-asian="bold"/>
    </style:style>
    <style:style style:name="T47" style:family="text">
      <style:text-properties style:font-name="Times New Roman" fo:font-size="12pt" style:font-size-asian="12pt"/>
    </style:style>
    <style:style style:name="T48" style:family="text">
      <style:text-properties style:font-name="Times New Roman" fo:font-size="12pt" fo:language="pl" fo:country="PL" style:font-size-asian="12pt"/>
    </style:style>
    <style:style style:name="T49" style:family="text">
      <style:text-properties style:text-position="super 58%"/>
    </style:style>
    <style:style style:name="T50" style:family="text">
      <style:text-properties style:text-position="super 58%" fo:font-size="12pt" style:font-size-asian="12pt"/>
    </style:style>
    <style:style style:name="T51" style:family="text">
      <style:text-properties style:text-position="super 58%" fo:font-size="12pt" style:font-size-asian="12pt" style:font-name-complex="Courier New"/>
    </style:style>
    <style:style style:name="T52" style:family="text">
      <style:text-properties style:text-position="super 58%" fo:font-size="12pt" fo:language="pl" fo:country="PL" style:font-size-asian="12pt"/>
    </style:style>
    <style:style style:name="T53" style:family="text">
      <style:text-properties style:text-position="super 58%" style:font-name="AssyrianDictionary"/>
    </style:style>
    <style:style style:name="T54" style:family="text">
      <style:text-properties style:text-position="super 58%" style:font-name="AssyrianDictionary" fo:font-size="12pt" style:font-size-asian="12pt"/>
    </style:style>
    <style:style style:name="T55" style:family="text">
      <style:text-properties style:text-position="super 58%" style:font-name="AssyrianDictionary" fo:font-size="12pt" fo:language="pl" fo:country="PL" style:font-size-asian="12pt"/>
    </style:style>
    <style:style style:name="T56" style:family="text">
      <style:text-properties style:text-position="super 58%" style:font-name="AssyrianDictionary" fo:font-size="12pt" fo:letter-spacing="0.0138in" style:font-size-asian="12pt" style:font-size-complex="12pt"/>
    </style:style>
    <style:style style:name="T57" style:family="text">
      <style:text-properties style:text-position="super 58%" style:font-name="AssyrianDictionary" fo:letter-spacing="0.0138in"/>
    </style:style>
    <style:style style:name="T58" style:family="text">
      <style:text-properties style:text-position="super 58%" style:font-name="AssyrianDictionary" fo:letter-spacing="0.0138in" style:font-name-complex="Courier New" style:font-size-complex="11pt"/>
    </style:style>
    <style:style style:name="T59" style:family="text">
      <style:text-properties style:text-position="super 58%" style:font-name="AssyrianDictionary" fo:letter-spacing="0.0138in" style:font-name-complex="Courier New" style:font-size-complex="9pt"/>
    </style:style>
    <style:style style:name="T60" style:family="text">
      <style:text-properties style:text-position="super 58%" fo:language="pl" fo:country="PL"/>
    </style:style>
    <style:style style:name="T61" style:family="text">
      <style:text-properties style:text-position="super 58%" fo:font-size="11pt" style:font-size-asian="11pt" style:font-size-complex="11pt"/>
    </style:style>
    <style:style style:name="T62" style:family="text">
      <style:text-properties style:text-position="sub 58%"/>
    </style:style>
    <style:style style:name="T63" style:family="text">
      <style:text-properties style:text-position="sub 58%" fo:font-size="12pt" style:font-size-asian="12pt"/>
    </style:style>
    <style:style style:name="T64" style:family="text">
      <style:text-properties style:text-position="sub 58%" fo:font-size="12pt" style:font-size-asian="12pt" style:font-name-complex="Courier New"/>
    </style:style>
    <style:style style:name="T65" style:family="text">
      <style:text-properties style:text-position="sub 58%" fo:font-size="12pt" fo:language="pl" fo:country="PL" style:font-size-asian="12pt"/>
    </style:style>
    <style:style style:name="T66" style:family="text">
      <style:text-properties style:text-position="sub 58%" style:font-name="AssyrianDictionary"/>
    </style:style>
    <style:style style:name="T67" style:family="text">
      <style:text-properties style:text-position="sub 58%" style:font-name="AssyrianDictionary" fo:font-size="12pt" style:font-size-asian="12pt"/>
    </style:style>
    <style:style style:name="T68" style:family="text">
      <style:text-properties style:text-position="sub 58%" style:font-name="AssyrianDictionary" fo:font-size="12pt" fo:language="pl" fo:country="PL" style:font-size-asian="12pt"/>
    </style:style>
    <style:style style:name="T69" style:family="text">
      <style:text-properties style:text-position="sub 58%" style:font-name="AssyrianDictionary" fo:font-size="12pt" fo:letter-spacing="0.0138in" style:font-size-asian="12pt" style:font-size-complex="12pt"/>
    </style:style>
    <style:style style:name="T70" style:family="text">
      <style:text-properties style:text-position="sub 58%" style:font-name="AssyrianDictionary" fo:letter-spacing="0.0138in"/>
    </style:style>
    <style:style style:name="T71" style:family="text">
      <style:text-properties style:text-position="sub 58%" style:font-name="AssyrianDictionary" fo:letter-spacing="0.0138in" style:font-name-complex="Courier New" style:font-size-complex="11pt"/>
    </style:style>
    <style:style style:name="T72" style:family="text">
      <style:text-properties style:text-position="sub 58%" style:font-name="AssyrianDictionary" fo:letter-spacing="0.0138in" style:font-name-complex="Courier New" style:font-size-complex="11pt" style:font-style-complex="italic"/>
    </style:style>
    <style:style style:name="T73" style:family="text">
      <style:text-properties style:text-position="sub 58%" style:font-name="AssyrianDictionary" fo:letter-spacing="0.0138in" style:font-name-complex="Courier New" style:font-size-complex="9pt"/>
    </style:style>
    <style:style style:name="T74" style:family="text">
      <style:text-properties style:text-position="sub 58%" fo:font-size="11pt" style:font-size-asian="11pt" style:font-size-complex="11pt"/>
    </style:style>
    <style:style style:name="T75" style:family="text">
      <style:text-properties fo:language="pl" fo:country="PL"/>
    </style:style>
    <style:style style:name="T76" style:family="text">
      <style:text-properties style:font-name-complex="Courier New"/>
    </style:style>
    <style:style style:name="T77" style:family="text">
      <style:text-properties fo:font-style="italic" style:font-style-asian="italic"/>
    </style:style>
    <style:style style:name="T78" style:family="text">
      <style:text-properties fo:font-style="italic" style:font-style-asian="italic" style:font-size-complex="12pt"/>
    </style:style>
    <style:style style:name="T79" style:family="text">
      <style:text-properties fo:font-style="italic" style:font-style-asian="italic" style:font-size-complex="12pt" style:font-style-complex="italic"/>
    </style:style>
    <style:style style:name="T80" style:family="text">
      <style:text-properties fo:font-style="italic" style:font-style-asian="italic" style:font-style-complex="italic"/>
    </style:style>
    <style:style style:name="T81" style:family="text">
      <style:text-properties fo:color="#ff0000" style:font-name="AssyrianDictionary"/>
    </style:style>
    <style:style style:name="T82" style:family="text">
      <style:text-properties fo:color="#ff0000" style:font-name="AssyrianDictionary" fo:font-style="italic" style:font-style-asian="italic"/>
    </style:style>
    <style:style style:name="T83" style:family="text">
      <style:text-properties fo:color="#ff0000" fo:font-size="12pt" style:font-size-asian="12pt"/>
    </style:style>
    <style:style style:name="T84" style:family="text">
      <style:text-properties fo:color="#ff0000" fo:font-size="12pt" fo:language="pl" fo:country="PL" style:font-size-asian="12pt"/>
    </style:style>
    <style:style style:name="T85" style:family="text">
      <style:text-properties fo:color="#ff0000" style:font-size-complex="9pt"/>
    </style:style>
    <style:style style:name="T86" style:family="text">
      <style:text-properties fo:color="#ff0000" style:text-position="super 58%" fo:font-size="12pt" style:font-size-asian="12pt"/>
    </style:style>
    <style:style style:name="T87" style:family="text">
      <style:text-properties fo:color="#ff0000" fo:font-size="11pt" style:font-size-asian="11pt" style:font-name-complex="Courier New" style:font-size-complex="11pt"/>
    </style:style>
    <style:style style:name="T88" style:family="text">
      <style:text-properties style:font-size-complex="12pt"/>
    </style:style>
    <style:style style:name="T89" style:family="text">
      <style:text-properties style:font-size-complex="12pt" style:font-style-complex="italic"/>
    </style:style>
    <style:style style:name="T90" style:family="text">
      <style:text-properties style:font-name="Microsoft Sans Serif" style:font-name-complex="Microsoft Sans Serif"/>
    </style:style>
    <style:style style:name="T91" style:family="text">
      <style:text-properties fo:font-size="9pt" style:font-size-asian="9pt" style:font-size-complex="9pt" style:font-style-complex="italic"/>
    </style:style>
    <style:style style:name="T92" style:family="text">
      <style:text-properties style:font-name="Courier New" fo:font-size="9pt" style:font-size-asian="9pt" style:font-name-complex="Courier New" style:font-size-complex="9pt"/>
    </style:style>
    <style:style style:name="T93" style:family="text">
      <style:text-properties style:font-name="Courier New" fo:letter-spacing="0.0138in" style:font-name-complex="Courier New" style:font-size-complex="9pt"/>
    </style:style>
    <style:style style:name="T94" style:family="text">
      <style:text-properties fo:font-size="8pt" style:font-size-asian="8pt"/>
    </style:style>
    <style:style style:name="T95" style:family="text">
      <style:text-properties fo:font-size="18pt" fo:language="pl" fo:country="PL" style:font-size-asian="18pt"/>
    </style:style>
    <style:style style:name="T96" style:family="text">
      <style:text-properties style:font-name="AO Times New Roman" fo:font-size="12pt" fo:language="pl" fo:country="PL" style:font-size-asian="12pt"/>
    </style:style>
    <style:style style:name="T97" style:family="text">
      <style:text-properties fo:font-size="11pt" style:font-size-asian="11pt" style:font-size-complex="11pt"/>
    </style:style>
    <style:style style:name="T98" style:family="text">
      <style:text-properties fo:font-size="11pt" style:font-size-asian="11pt" style:font-name-complex="Courier New" style:font-size-complex="11pt"/>
    </style:style>
    <style:style style:name="T99"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2" fo:column-gap="0.4917in">
          <style:column style:rel-width="32767*" fo:start-indent="0in" fo:end-indent="0.2457in"/>
          <style:column style:rel-width="32767*"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5">23. Puzur-Numu</text:span><text:span text:style-name="T46">š</text:span><text:span text:style-name="T5">da to Ibbi-Sin 1 (PuIb1, 3.1.19, A3, RCU 21)</text:span></text:p>
      <text:p text:style-name="P24"/>
      <text:p text:style-name="P27">Composite Text</text:p>
      <text:p text:style-name="P24"/>
      <text:p text:style-name="P19"><text:span text:style-name="T7">1.<text:tab/></text:span><text:span text:style-name="T54">d</text:span><text:span text:style-name="T7">i-bí-</text:span><text:span text:style-name="T54">d</text:span><text:span text:style-name="T7">en.zu lugal-Ñu</text:span><text:span text:style-name="T67">10</text:span><text:span text:style-name="T7">-ra ù-na-a-dug</text:span><text:span text:style-name="T67">4</text:span></text:p>
      <text:p text:style-name="P19"><text:span text:style-name="T7">2.<text:tab/></text:span><text:span text:style-name="T55">I</text:span><text:span text:style-name="T11">puzur</text:span><text:span text:style-name="T68">4</text:span><text:span text:style-name="T11">-</text:span><text:span text:style-name="T55">d</text:span><text:span text:style-name="T11">nu-mu</text:span><text:span text:style-name="T48">š</text:span><text:span text:style-name="T11">-da </text:span><text:span text:style-name="T7">é</text:span><text:span text:style-name="T11">nsi ka-zal-lu</text:span><text:span text:style-name="T55">ki</text:span><text:span text:style-name="T11"> </text:span><text:span text:style-name="T7">á</text:span><text:span text:style-name="T11">rad-zu na-ab-b</text:span><text:span text:style-name="T7">é</text:span><text:span text:style-name="T11">-a</text:span></text:p>
      <text:p text:style-name="P19"><text:span text:style-name="T7">3.<text:tab/></text:span><text:span text:style-name="T11">l</text:span><text:span text:style-name="T7">ú</text:span><text:span text:style-name="T11">-kíÑ-gi</text:span><text:span text:style-name="T68">4</text:span><text:span text:style-name="T11">-a </text:span><text:span text:style-name="T55">d</text:span><text:span text:style-name="T11">i</text:span><text:span text:style-name="T7">å</text:span><text:span text:style-name="T11">-bi-</text:span><text:span text:style-name="T7">è</text:span><text:span text:style-name="T11">r-ra ugu-Ñu</text:span><text:span text:style-name="T68">10</text:span><text:span text:style-name="T11">-</text:span><text:span text:style-name="T48">š</text:span><text:span text:style-name="T11">è ì-gin</text:span></text:p>
      <text:p text:style-name="P19"><text:span text:style-name="T7">4.<text:tab/></text:span><text:span text:style-name="T54">d</text:span><text:span text:style-name="T7">iå-bi-èr-ra lugal-Ñu</text:span><text:span text:style-name="T67">10</text:span><text:span text:style-name="T7"> ugu-zu-åè kin-gi</text:span><text:span text:style-name="T67">4</text:span><text:span text:style-name="T7">-a im-mi-in-gi</text:span><text:span text:style-name="T67">4</text:span></text:p>
      <text:p text:style-name="P24">5.<text:tab/>igi-ni ma-an-Ñar-ma</text:p>
      <text:p text:style-name="P19"><text:span text:style-name="T7">6.<text:tab/></text:span><text:span text:style-name="T54">d</text:span><text:span text:style-name="T7">en-líl lugal-Ñu</text:span><text:span text:style-name="T67">10</text:span><text:span text:style-name="T7"> nam-sipa kalam-ma ka-ka-ni ma-an-åúm</text:span></text:p>
      <text:p text:style-name="P19"><text:span text:style-name="T7">7.<text:tab/>gú </text:span><text:span text:style-name="T54">íd</text:span><text:span text:style-name="T7">idigna gú </text:span><text:span text:style-name="T54">íd</text:span><text:span text:style-name="T7">buranun-na gú </text:span><text:span text:style-name="T54">íd</text:span><text:span text:style-name="T7">abgal ù gú </text:span><text:span text:style-name="T54">íd</text:span><text:span text:style-name="T7">me-</text:span><text:span text:style-name="T54">d</text:span><text:span text:style-name="T7">en-líl-lá</text:span></text:p>
      <text:p text:style-name="P19"><text:span text:style-name="T7">8.<text:tab/>uru</text:span><text:span text:style-name="T54">ki</text:span><text:span text:style-name="T7">-bi-ne diÑir-bi-ne ù ugnim-bi-ne</text:span></text:p>
      <text:p text:style-name="P19"><text:span text:style-name="T7">9.<text:tab/>ma-da ha-ma-zi</text:span><text:span text:style-name="T54">ki</text:span><text:span text:style-name="T7">-ta en-na a-ab-ba má-gan-na</text:span><text:span text:style-name="T54">ki</text:span><text:span text:style-name="T7">-åè</text:span></text:p>
      <text:p text:style-name="P19"><text:span text:style-name="T7">10.<text:tab/>igi </text:span><text:span text:style-name="T54">d</text:span><text:span text:style-name="T7">nin-in-si-na-ka-åè ku</text:span><text:span text:style-name="T67">4</text:span><text:span text:style-name="T7">-ku</text:span><text:span text:style-name="T67">4</text:span><text:span text:style-name="T7">-dè</text:span></text:p>
      <text:p text:style-name="P19"><text:span text:style-name="T7">11.<text:tab/>ì</text:span><text:span text:style-name="T11">-si-in</text:span><text:span text:style-name="T55">ki</text:span><text:span text:style-name="T11"> nam-Ñ</text:span><text:span text:style-name="T7">á</text:span><text:span text:style-name="T11">-nun </text:span><text:span text:style-name="T55">d</text:span><text:span text:style-name="T11">en-l</text:span><text:span text:style-name="T7">í</text:span><text:span text:style-name="T11">l-l</text:span><text:span text:style-name="T7">á</text:span><text:span text:style-name="T11">-</text:span><text:span text:style-name="T7">åè</text:span><text:span text:style-name="T11"> Ñ</text:span><text:span text:style-name="T7">á</text:span><text:span text:style-name="T11">-Ñ</text:span><text:span text:style-name="T7">á</text:span><text:span text:style-name="T11">-da mu tuk-tuk-da</text:span></text:p>
      <text:p text:style-name="P24">12.<text:tab/>nam-ra-ak-ne-ne uru-uru-bi durun-ù-dè</text:p>
      <text:p text:style-name="P19"><text:span text:style-name="T7">13.<text:tab/></text:span><text:span text:style-name="T54">d</text:span><text:span text:style-name="T7">en-líl-le Ñá-a-ra ma-an-dug</text:span><text:span text:style-name="T67">4</text:span></text:p>
      <text:p text:style-name="P19"><text:span text:style-name="T7">14.<text:tab/>a-na</text:span><text:span text:style-name="T47">­</text:span><text:span text:style-name="T7">aå-àm gú mu-da-ak</text:span></text:p>
      <text:p text:style-name="P19"><text:span text:style-name="T7">15.<text:tab/>mu </text:span><text:span text:style-name="T54">d</text:span><text:span text:style-name="T7">da-gan diÑir-Ñá ì-pàd</text:span><text:span text:style-name="Footnote_20_Symbol"><text:span text:style-name="T7"><text:note text:id="ftn1" text:note-class="footnote"><text:note-citation>1</text:note-citation><text:note-body><text:p text:style-name="Plain_20_Text"><text:span text:style-name="T45"><text:s/>Var.: </text:span><text:span text:style-name="T17">mu </text:span><text:span text:style-name="T57">d</text:span><text:span text:style-name="T17">en-líl lugal-Ñu</text:span><text:span text:style-name="T70">10</text:span><text:span text:style-name="T17"> ù </text:span><text:span text:style-name="T57">d</text:span><text:span text:style-name="T17">da-gan diÑir-Ñá ì-pàd</text:span><text:span text:style-name="T47">.</text:span></text:p></text:note-body></text:note></text:span></text:span></text:p>
      <text:p text:style-name="P19"><text:span text:style-name="T7">16.<text:tab/>ka-zal-lu</text:span><text:span text:style-name="T54">ki</text:span><text:span text:style-name="T7"> åu-Ñu</text:span><text:span text:style-name="T67">10</text:span><text:span text:style-name="T7"> sá hé-eb-bé</text:span></text:p>
      <text:p text:style-name="P19"><text:span text:style-name="T7">17.<text:tab/>uru ma-da </text:span><text:span text:style-name="T54">d</text:span><text:span text:style-name="T7">en-líl-le ma-an-du</text:span><text:span text:style-name="T67">11</text:span><text:span text:style-name="T7">-ga-àm</text:span></text:p>
      <text:p text:style-name="P19"><text:span text:style-name="T7">18.<text:tab/>åà ì-si-in</text:span><text:span text:style-name="T54">ki</text:span><text:span text:style-name="T7">-na-ka zag-gu-la-ne-ne ga-bí-ib-dù-dù</text:span></text:p>
      <text:p text:style-name="P19"><text:span text:style-name="T7">19.<text:tab/>èå</text:span><text:span text:style-name="T47">­</text:span><text:span text:style-name="T7">èå-a-ne-ne-a ga-àm-ak</text:span></text:p>
      <text:p text:style-name="P19"><text:span text:style-name="T7">20.<text:tab/>alam-mu åu-nir-Ñu</text:span><text:span text:style-name="T67">10</text:span><text:span text:style-name="T7"> en lú-mah ere</text:span><text:span text:style-name="T47">š</text:span><text:span text:style-name="T7">-diÑir-Ñu</text:span><text:span text:style-name="T67">10</text:span><text:span text:style-name="T7">-ne</text:span></text:p>
      <text:p text:style-name="P19"><text:span text:style-name="T7">21.<text:tab/>Ñi</text:span><text:span text:style-name="T67">6</text:span><text:span text:style-name="T7">-par›-ra-ne-ne-a ga-bí-ib-durun</text:span><text:span text:style-name="T67">x</text:span><text:span text:style-name="Footnote_20_Symbol"><text:span text:style-name="T7"><text:note text:id="ftn2" text:note-class="footnote"><text:note-citation>2</text:note-citation><text:note-body><text:p text:style-name="Footnote"><text:s/><text:span text:style-name="T28">KU.KU.</text:span></text:p></text:note-body></text:note></text:span></text:span></text:p>
      <text:p text:style-name="P19"><text:span text:style-name="T7">22.<text:tab/>igi </text:span><text:span text:style-name="T54">d</text:span><text:span text:style-name="T7">en-líl-lá åà é-kur-ra-åè</text:span></text:p>
      <text:p text:style-name="P19"><text:soft-page-break/><text:span text:style-name="T7">23.<text:tab/>igi </text:span><text:span text:style-name="T54">d</text:span><text:span text:style-name="T7">nanna åà é-kiå-nu-Ñál-åè</text:span></text:p>
      <text:p text:style-name="P19"><text:span text:style-name="T7">24.<text:tab/>tur-tur-Ñu</text:span><text:span text:style-name="T67">10</text:span><text:span text:style-name="T7"> sízkur-bi hé-eb-bé</text:span></text:p>
      <text:p text:style-name="P19"><text:span text:style-name="T7">25.<text:tab/>ù za-e lú Ñi</text:span><text:span text:style-name="T47">š</text:span><text:span text:style-name="T7">kim-ti-zu-um</text:span></text:p>
      <text:p text:style-name="P24">26.<text:tab/>ma-da-ni-ta ga-àm-ta-an-gub-bu</text:p>
      <text:p text:style-name="P19"><text:span text:style-name="T7">27.<text:tab/>ì-si-in</text:span><text:span text:style-name="T54">ki</text:span><text:span text:style-name="T7">-na bàd-bi ga-àm-dù</text:span></text:p>
      <text:p text:style-name="P19"><text:span text:style-name="T7">28.<text:tab/>i-di-il-pa-åu-nu mu-åè ga-an-sa</text:span><text:span text:style-name="T67">4</text:span></text:p>
      <text:p text:style-name="P19"><text:span text:style-name="T7">29.<text:tab/>bí-in-du</text:span><text:span text:style-name="T67">11</text:span><text:span text:style-name="T7">-ga-gin</text:span><text:span text:style-name="T67">7</text:span><text:span text:style-name="T7">-nam</text:span></text:p>
      <text:p text:style-name="P19"><text:span text:style-name="T7">30.<text:tab/>ì-si-in</text:span><text:span text:style-name="T54">ki</text:span><text:span text:style-name="T7">-na bàd-bi ba-an-dù</text:span></text:p>
      <text:p text:style-name="P19"><text:span text:style-name="T7">31.<text:tab/>i-di-il-pa-åu-nu mu-åè ba-an-sa</text:span><text:span text:style-name="T67">4</text:span></text:p>
      <text:p text:style-name="P19"><text:span text:style-name="T7">32.<text:tab/>nibru</text:span><text:span text:style-name="T54">ki</text:span><text:span text:style-name="T7"> ba-an-dab</text:span><text:span text:style-name="T67">5</text:span><text:span text:style-name="T7"> en-nu-ùÑ-Ñá-ni ba-an-Ñar</text:span></text:p>
      <text:p text:style-name="P19"><text:span text:style-name="T7">33.<text:tab/>ù </text:span><text:span text:style-name="T54">I</text:span><text:span text:style-name="T7">níÑ-du</text:span><text:span text:style-name="T67">11</text:span><text:span text:style-name="T7">-ga-ni saÑa nibru</text:span><text:span text:style-name="T54">ki</text:span><text:span text:style-name="T7"> ba-an-dab</text:span><text:span text:style-name="T67">5</text:span></text:p>
      <text:p text:style-name="P19"><text:span text:style-name="T7">34.<text:tab/></text:span><text:span text:style-name="T54">I</text:span><text:span text:style-name="T7">zi-in-nu-um énsi su-bir</text:span><text:span text:style-name="T67">4</text:span><text:span text:style-name="T54">ki</text:span><text:span text:style-name="T7">-a </text:span><text:span text:style-name="T47">š</text:span><text:span text:style-name="T7">aÑa i-ni-in-dab</text:span><text:span text:style-name="T67">5</text:span></text:p>
      <text:p text:style-name="P19"><text:span text:style-name="T7">35.<text:tab/>ha-ma-zi</text:span><text:span text:style-name="T54">ki</text:span><text:span text:style-name="T7"> nam-ra-aå im-mi-in-ak</text:span></text:p>
      <text:p text:style-name="P19"><text:span text:style-name="T7">36.<text:tab/></text:span><text:span text:style-name="T54">I</text:span><text:span text:style-name="T7">nu-úr-a-hi énsi èå-nun-na</text:span><text:span text:style-name="T54">ki</text:span></text:p>
      <text:p text:style-name="P19"><text:span text:style-name="T7">37.<text:tab/></text:span><text:span text:style-name="T54">I</text:span><text:span text:style-name="T7">åu-</text:span><text:span text:style-name="T54">d</text:span><text:span text:style-name="T7">en-líl énsi kiåi</text:span><text:span text:style-name="T54">ki</text:span><text:span text:style-name="T7">-a</text:span></text:p>
      <text:p text:style-name="P19"><text:span text:style-name="T7">38.<text:tab/>ù </text:span><text:span text:style-name="T54">I</text:span><text:span text:style-name="T7">puzur</text:span><text:span text:style-name="T67">4</text:span><text:span text:style-name="T7">-</text:span><text:span text:style-name="T54">d</text:span><text:span text:style-name="T7">tu-tu énsi bàd-zi-ab-ba</text:span><text:span text:style-name="T54">ki</text:span></text:p>
      <text:p text:style-name="P24">39.<text:tab/>ki-ni-åè ba-an-gur-ru-uå</text:p>
      <text:p text:style-name="P19"><text:span text:style-name="T7">40.<text:tab/></text:span><text:span text:style-name="T11">za-pa-</text:span><text:span text:style-name="T7">á</text:span><text:span text:style-name="T11">Ñ-Ñ</text:span><text:span text:style-name="T7">á</text:span><text:span text:style-name="T11">-ni</text:span><text:span text:style-name="Footnote_20_Symbol"><text:span text:style-name="T7"><text:note text:id="ftn3" text:note-class="footnote"><text:note-citation>3</text:note-citation><text:note-body><text:p text:style-name="Footnote"><text:span text:style-name="T75"><text:s/>Var. </text:span><text:span text:style-name="T22">za-pa-á</text:span><text:span text:style-name="T17">Ñ</text:span><text:span text:style-name="T22">-</text:span><text:span text:style-name="T17">Ñ</text:span><text:span text:style-name="T22">á-ni-ta</text:span><text:span text:style-name="T3">.</text:span></text:p></text:note-body></text:note></text:span></text:span><text:span text:style-name="T11"> ma-da gi-sig-gin</text:span><text:span text:style-name="T68">7</text:span><text:span text:style-name="T11"> </text:span><text:span text:style-name="T7">ì</text:span><text:span text:style-name="T11">-bur</text:span><text:span text:style-name="T68">10</text:span><text:span text:style-name="T11">-e</text:span></text:p>
      <text:p text:style-name="P19"><text:span text:style-name="T7">41.<text:tab/></text:span><text:span text:style-name="T54">d</text:span><text:span text:style-name="T7">iå-bi-èr-ra igi éren-na-åè ì-gin-gin</text:span></text:p>
      <text:p text:style-name="P19"><text:span text:style-name="T7">42.<text:tab/>bí-in-du</text:span><text:span text:style-name="T67">11</text:span><text:span text:style-name="T7">-ga-gin</text:span><text:span text:style-name="T67">7</text:span><text:span text:style-name="T7">-nam</text:span></text:p>
      <text:p text:style-name="P19"><text:span text:style-name="T7">43.<text:tab/>gú </text:span><text:span text:style-name="T54">íd</text:span><text:span text:style-name="T7">idigna gú </text:span><text:span text:style-name="T54">íd</text:span><text:span text:style-name="T7">buranun-na gú </text:span><text:span text:style-name="T54">íd</text:span><text:span text:style-name="T7">abgal ù gú </text:span><text:span text:style-name="T54">íd</text:span><text:span text:style-name="T7">me-</text:span><text:span text:style-name="T54">d</text:span><text:span text:style-name="T7">en-líl-lá ­ba-an-dab</text:span><text:span text:style-name="T67">5</text:span></text:p>
      <text:p text:style-name="P19"><text:span text:style-name="T7">44.<text:tab/></text:span><text:span text:style-name="T54">I</text:span><text:span text:style-name="T7">i-di mà-al-gi</text:span><text:span text:style-name="T67">4</text:span><text:span text:style-name="T54">ki</text:span><text:span text:style-name="T7">-a ba-ni-in-ku</text:span><text:span text:style-name="T67">4</text:span></text:p>
      <text:p text:style-name="P19"><text:span text:style-name="T7">45.<text:tab/></text:span><text:span text:style-name="T54">I</text:span><text:span text:style-name="T7">gir-bu-bu énsi Ñír-kal</text:span><text:span text:style-name="T54">ki</text:span><text:span text:style-name="T7">-ke</text:span><text:span text:style-name="T67">4</text:span></text:p>
      <text:p text:style-name="P19"><text:span text:style-name="T7">46.<text:tab/>gú im-da-bar-re-ma </text:span><text:span text:style-name="T54">kuå</text:span><text:span text:style-name="T7">guru</text:span><text:span text:style-name="T67">21</text:span><text:span text:style-name="T7">-ni ba-an-ku</text:span><text:span text:style-name="T67">5</text:span><text:span text:style-name="T7"> ù e-ne ba-an-dab</text:span><text:span text:style-name="T67">5</text:span></text:p>
      <text:p text:style-name="P24">47.<text:tab/>za-pa-áÑ-Ñá-ni im-ma-dugud</text:p>
      <text:p text:style-name="P19"><text:span text:style-name="T7">48.<text:tab/>ugu-Ñu</text:span><text:span text:style-name="T67">10</text:span><text:span text:style-name="T7">-uå igi-ni ma-an-Ñar</text:span></text:p>
      <text:p text:style-name="P24"><text:soft-page-break/>49.<text:tab/>lú tab-ba nu-tuku lú nu-mu-un-da-sá-e</text:p>
      <text:p text:style-name="P19"><text:span text:style-name="T7">50.<text:tab/>åu-ni sá nu-mu-un-da-ab-du</text:span><text:span text:style-name="T67">11</text:span><text:span text:style-name="T7">-ga-ta</text:span></text:p>
      <text:p text:style-name="P19"><text:span text:style-name="T7">51.<text:tab/>ù-mu-un-åub ga-àm-ma-gin lugal-Ñu</text:span><text:span text:style-name="T67">10</text:span><text:span text:style-name="T7"> hé-en-zu</text:span></text:p>
      <text:p text:style-name="P12"/>
      <text:p text:style-name="P11"><text:span text:style-name="T53">1 </text:span><text:span text:style-name="T4">Speak to Ibbi-Sin, my king, </text:span><text:span text:style-name="T53">2 </text:span><text:span text:style-name="T4">saying (the words of) Puzur-Numu</text:span>š<text:span text:style-name="T4">da, governor of Kazallu, your ­servant:</text:span></text:p>
      <text:p text:style-name="P11"><text:span text:style-name="T53">3 </text:span><text:span text:style-name="T4">The envoy of Iåbi-Erra came before me (and said): </text:span><text:span text:style-name="T53">4 </text:span><text:span text:style-name="T4">“My king Iåbi-Erra, ­has sent me to you to you with a message.” </text:span><text:span text:style-name="T53">5 </text:span><text:span text:style-name="T4">He presented the matter as follows: </text:span><text:span text:style-name="T53">6 </text:span><text:span text:style-name="T4">“My master Enlil has­ promised me stewardship of the homeland. </text:span><text:span text:style-name="T53">13 </text:span><text:span text:style-name="T4">Yes, it was me that Enlil ordered </text:span><text:span text:style-name="T53">10 </text:span><text:span text:style-name="T4">to deliver to Ninisina </text:span><text:span text:style-name="T53">7</text:span><text:span text:style-name="T4">the banks of the Tigris and Euphrates, the Abgal ­and Me-Enlila canals, </text:span><text:span text:style-name="T53">8 </text:span><text:span text:style-name="T4">their cities, their (city) gods and­ their armies, </text:span><text:span text:style-name="T53">9 </text:span><text:span text:style-name="T4">from the territory of Hamazi to the Magan Sea, ­</text:span><text:span text:style-name="T53">11 </text:span><text:span text:style-name="T4">and having made Isin the storehouse of Enlil, made it famous,</text:span><text:span text:style-name="Footnote_20_Symbol"><text:span text:style-name="T4"><text:note text:id="ftn4" text:note-class="footnote"><text:note-citation>4</text:note-citation><text:note-body><text:p text:style-name="Footnote"><text:s/>Alt. transl.: Isin, which has to be made the storehouse of Enlil and which has to be made famous.</text:p></text:note-body></text:note></text:span></text:span><text:span text:style-name="T4"> </text:span><text:span text:style-name="T53">12 </text:span><text:span text:style-name="T4">to (then) settle their war captives in all those cities.</text:span></text:p>
      <text:p text:style-name="P11"><text:span text:style-name="T53">14 </text:span><text:span text:style-name="T4">Why do you oppose me? </text:span><text:span text:style-name="T53">15 </text:span><text:span text:style-name="T4">I have­ sworn by my personal god Dagan</text:span><text:span text:style-name="Footnote_20_Symbol"><text:span text:style-name="T4"><text:note text:id="ftn5" text:note-class="footnote"><text:note-citation>5</text:note-citation><text:note-body><text:p text:style-name="Footnote"><text:s/>Var. I have­ sworn by the name of Enlil, my lord, and of Dagan, my personal god.</text:p></text:note-body></text:note></text:span></text:span><text:span text:style-name="T4"> </text:span><text:span text:style-name="T53">16 </text:span><text:span text:style-name="T4">that I shall conquer Kazallu! </text:span><text:span text:style-name="T53">17</text:span><text:span text:style-name="T4">Because Enlil has promised ­me the cities of the territory, </text:span><text:span text:style-name="T53">18 </text:span><text:span text:style-name="T4">I shall build all their (i.e. the city gods) shrines in Isin, </text:span><text:span text:style-name="T53">19 </text:span><text:span text:style-name="T4">I shall celebrate their­ regular festivals; </text:span><text:span text:style-name="T53">20–21 </text:span><text:span text:style-name="T4">I shall set up my own statues, ­my own emblems, (choose by omen) my own high priests, chief priests, and high priestesses in their special abodes, </text:span><text:span text:style-name="T53">24</text:span><text:span text:style-name="T4">so that my subjects may offer their prayers, </text:span><text:span text:style-name="T53">22 </text:span><text:span text:style-name="T4">before Enlil in the Ekur (in Nippur) </text:span><text:span text:style-name="T53">23 </text:span><text:span text:style-name="T4">and before Nanna ­in the EkiånuÑal (in Ur). </text:span><text:span text:style-name="T53">25–26 </text:span><text:span text:style-name="T4">And as for you, I shall chase out the person you depend on (­Ibbi-Sin)</text:span><text:span text:style-name="T53"> </text:span><text:span text:style-name="T4">from his territory! </text:span><text:span text:style-name="T53">27</text:span><text:span text:style-name="T4"> Isin's ­wall I shall rebuild </text:span><text:span text:style-name="T53">28</text:span><text:span text:style-name="T4">(and) name it Idil-paåunu.”</text:span></text:p>
      <text:p text:style-name="P11"><text:span text:style-name="T53">29 </text:span><text:span text:style-name="T4">It was just as he had predicted: </text:span><text:span text:style-name="T53">30 </text:span><text:span text:style-name="T4">He rebuilt Isin’s wall </text:span><text:span text:style-name="T53">31 </text:span><text:span text:style-name="T4">(and) named it Idil-paåunu; </text:span><text:span text:style-name="T53">32 </text:span><text:span text:style-name="T4">he took­ over Nippur, appointed his own guard over it, </text:span><text:span text:style-name="T53">33 </text:span><text:span text:style-name="T4">and ­arrested NiÑ-dugani, the chief temple administrator of Nippur. </text:span><text:span text:style-name="T53">34 </text:span><text:span text:style-name="T4">(His ally), the ruler/governor­ Zinnum, took prisoners in </text:span><text:soft-page-break/><text:span text:style-name="T4">Subir </text:span><text:span text:style-name="T53">35</text:span><text:span text:style-name="T4">(and) plundered­ Hamazi.</text:span><text:span text:style-name="Footnote_20_Symbol"><text:span text:style-name="T4"><text:note text:id="ftn6" text:note-class="footnote"><text:note-citation>6</text:note-citation><text:note-body><text:p text:style-name="Footnote"><text:s/>Var. … ­captured Ni<text:span text:style-name="T17">Ñ</text:span>-dugani, the chief temple administrator of Nippur, and plundered Hamazi. (His ally)­, the ruler/governor Zinnum, took prisoners in Subir.</text:p></text:note-body></text:note></text:span></text:span><text:span text:style-name="T4"> </text:span><text:span text:style-name="T53">36 </text:span><text:span text:style-name="T4">Nur-aæum, the governor of Eånunna, </text:span><text:span text:style-name="T53">37 </text:span><text:span text:style-name="T4">Åu-Enlil, the ­governor of Kiå, </text:span><text:span text:style-name="T53">38</text:span><text:span text:style-name="T4">and Puzur-Tutu, the governor of Borsippa</text:span><text:span text:style-name="T31"> </text:span><text:span text:style-name="T53">39 </text:span><text:span text:style-name="T31">came over to his side. </text:span><text:span text:style-name="T53">40 </text:span><text:span text:style-name="T4">His clamor shakes the frontier territory like a reed fence,</text:span><text:span text:style-name="Footnote_20_Symbol"><text:span text:style-name="T4"><text:note text:id="ftn7" text:note-class="footnote"><text:note-citation>7</text:note-citation><text:note-body><text:p text:style-name="Footnote"><text:s/>Var. The frontier territory trembles like a reed fence from his clamor.</text:p></text:note-body></text:note></text:span></text:span><text:span text:style-name="T4"> </text:span><text:span text:style-name="T53">41 </text:span><text:span text:style-name="T4">as Iåbi-Erra­ goes everywhere at the head of the troops. </text:span></text:p>
      <text:p text:style-name="P11"><text:span text:style-name="T53">42 </text:span><text:span text:style-name="T4">It was just as he had predicted: </text:span><text:span text:style-name="T53">43 </text:span><text:span text:style-name="T4">he captured the­ banks of the Tigris, the banks of the Euphrates, as well as the banks of the Abgal and Me-Enlila. ­</text:span><text:span text:style-name="T53">44 </text:span><text:span text:style-name="T4">He installed Idi in Malgium,</text:span><text:span text:style-name="Footnote_20_Symbol"><text:span text:style-name="T4"><text:note text:id="ftn8" text:note-class="footnote"><text:note-citation>8</text:note-citation><text:note-body><text:p text:style-name="Footnote"><text:s/>Alt. transl.: He installed Iddin-Malgium.</text:p></text:note-body></text:note></text:span></text:span><text:span text:style-name="T53">­ 45–46 </text:span><text:span text:style-name="T4">and when Girbubu, governor of Girkal, resisted him and cut off his (Iddi’s) shield, he (I</text:span>š<text:span text:style-name="T4">bi-Erra) took him prisoner. </text:span><text:span text:style-name="T53">47 </text:span><text:span text:style-name="T4">His­ clamor has become louder, </text:span><text:span text:style-name="T53">48 </text:span><text:span text:style-name="T4">(and now) he has turned his attention in my direction. </text:span><text:span text:style-name="T53">49 </text:span><text:span text:style-name="T4">I have no ally, no one who can match him! ­</text:span><text:span text:style-name="T53">50 </text:span><text:span text:style-name="T4">Although he has not yet been able to defeat me, </text:span><text:span text:style-name="T53">51 </text:span><text:span text:style-name="T4">when­ he finally strikes, I will have to flee! Now my king is informed (about all of this)! </text:span></text:p>
      <text:p text:style-name="P12"/>
      <text:p text:style-name="P13">Commentary</text:p>
      <text:p text:style-name="P14"/>
      <text:p text:style-name="P7"><text:span text:style-name="T4">Although this letter is fairly well documented, there are many variants, and it is clear that some scribes did not understand certain lines and attempted to make their own sense of the text. There are eight Nippur manuscripts and these are relatively consistent. The clusters of variants between the Ur and Sippar exemplars and those from unknown sites may be of significance. Of the three unprovenienced texts, X1 is in almost total harmony with the Sippar tablet Si1, and X3 agrees in almost all cases with Ur2. See p. </text:span><text:span text:style-name="T81">000</text:span><text:span text:style-name="T4"> above. Note that the composition was also known at Uruk. The </text:span><text:span text:style-name="T30">Uruk Letter Catalog</text:span><text:span text:style-name="T4"> contains the following two entries:</text:span></text:p>
      <text:p text:style-name="P16"/>
      <text:p text:style-name="P15"><text:span text:style-name="T4">6’. <text:tab/>i‑bi‑</text:span><text:span text:style-name="T53">d</text:span><text:span text:style-name="T4">e.zu lugal‑Ñu</text:span><text:span text:style-name="T66">10</text:span><text:span text:style-name="T4"> […]</text:span></text:p>
      <text:p text:style-name="P15"><text:span text:style-name="T4">7’.<text:tab/>i‑bi‑≠</text:span><text:span text:style-name="T53">d</text:span><text:span text:style-name="T4">en.zu [x x] x x […]</text:span></text:p>
      <text:p text:style-name="P16"><text:soft-page-break/></text:p>
      <text:p text:style-name="P2">Perhaps the compiler of this catalog was aware of two different recensions of this epistle; it is also possible that he had access to a completely different letter to the last king of Ur, one that has not yet been recovered.</text:p>
      <text:p text:style-name="P1"/>
      <text:p text:style-name="P7"><text:span text:style-name="T37">4–5</text:span><text:span text:style-name="T4">. The order of these lines consistently differs in Nippur manuscripts and in all other sources. It is clear that some scribes understood the awkward nature of the Nippur order and modified it, moving line 5 after line 3, and including it in the initial statement of Puzur-Numu</text:span>š<text:span text:style-name="T4">da. X1 even added a clarifying line after line 5: “Thus speaks my king I</text:span>š<text:span text:style-name="T4">bi-Erra:” It seems that outside of Nippur the letter began: </text:span></text:p>
      <text:p text:style-name="P17"><text:span text:style-name="T53">1 </text:span><text:span text:style-name="T4">Speak to Ibbi-Sin, my king, </text:span><text:span text:style-name="T53">2 </text:span><text:span text:style-name="T4">saying (the words of) Puzur-Numu</text:span>š<text:span text:style-name="T4">da, governor of Kazallu, your servant:</text:span></text:p>
      <text:p text:style-name="P17"><text:span text:style-name="T53">3 </text:span><text:span text:style-name="T4">The envoy of Iåbi-Erra came before me </text:span><text:span text:style-name="T53">5 </text:span><text:span text:style-name="T4">(and) presented the matter as follows: </text:span><text:span text:style-name="T53">4 </text:span><text:span text:style-name="T4">“My king Iåbi-Erra, ­has sent me to you to you with a message. Thus speaks my king I</text:span>š<text:span text:style-name="T4">bi-Erra:” </text:span><text:span text:style-name="T53">6 </text:span><text:span text:style-name="T4">‘My master Enlil has­ promised to make me shepherd of the land …’.”</text:span></text:p>
      <text:p text:style-name="P1"/>
      <text:p text:style-name="P7"><text:span text:style-name="T36">7/35</text:span><text:span text:style-name="T4">. Note the distribution of variants in the writing of the name of the Euphrates in these lines. This is not apparently in line 7 because of the state of preservation of the witnesses but in line 43 the Nippur texts have </text:span><text:span text:style-name="T20">buranun(UD.KIB.NUN)-na</text:span><text:span text:style-name="T4"> (or </text:span><text:span text:style-name="T58">na</text:span><text:span text:style-name="T4">), while all the other sources, with the exeption of X1 write </text:span><text:span text:style-name="T20">buranuna(UD.KIB.NUN)</text:span><text:span text:style-name="T58">ki</text:span><text:span text:style-name="T4">. On the use of </text:span><text:span text:style-name="T20">na</text:span><text:span text:style-name="T4"> and </text:span><text:span text:style-name="T20">ki</text:span><text:span text:style-name="T4"> in this name, see, in general, C. Woods, </text:span><text:span text:style-name="T30">ZA</text:span><text:span text:style-name="T4"> 95 (2005) 26. </text:span></text:p>
      <text:p text:style-name="P1"/>
      <text:p text:style-name="P7"><text:span text:style-name="T36">9/43</text:span><text:span text:style-name="T4">. On the possible location of Hamazi south of the Lower Zab, see Appendix D.</text:span></text:p>
      <text:p text:style-name="P4"/>
      <text:p text:style-name="P7"><text:span text:style-name="T36">11</text:span><text:span text:style-name="T4">. The present translation takes into account the use of </text:span><text:span text:style-name="T20">/–da/</text:span><text:span text:style-name="T4"> in the predicates of this line in the Nippur sources, as opposed to </text:span><text:span text:style-name="T20">/–de/</text:span><text:span text:style-name="T4"> of the surrounding lines. This distinction </text:span><text:soft-page-break/><text:span text:style-name="T4">between adjunct nonfinite clauses (</text:span><text:span text:style-name="T20">da</text:span><text:span text:style-name="T4">) and purpose infinitive clauses (</text:span><text:span text:style-name="T27">de</text:span><text:span text:style-name="T4">) has been elucidated by Fumi Karahashi and is followed here.</text:span><text:span text:style-name="Footnote_20_Symbol"><text:span text:style-name="T4"><text:note text:id="ftn9" text:note-class="footnote"><text:note-citation>9</text:note-citation><text:note-body><text:p text:style-name="Footnote"><text:s/>“Nonfinite Relative Clauses in Gude Cylinder B, Revisited,” paper presented at the 55<text:span text:style-name="T49">th</text:span> Rencontre Assyriologique Internationale, Paris, July 8, 2009. I am grateful to Fumi Karahashi for providing me with a copy of her presentation.</text:p></text:note-body></text:note></text:span></text:span><text:span text:style-name="T4"> This subtle morphological and syntactic distinction was unknown, or was ignored by the author of Ur2; in X1 the first verb has </text:span><text:span text:style-name="T20">/-da/</text:span><text:span text:style-name="T4">, while the second has </text:span><text:span text:style-name="T20">/-de/</text:span><text:span text:style-name="T4"> (in all other sources the verbs are broken). Therefore, in Ur2, and perhaps in other manuscripts, this line should be translated as “to make Isin the storehouse of Enlil, and make it famous.”</text:span></text:p>
      <text:p text:style-name="P4"/>
      <text:p text:style-name="P7"><text:span text:style-name="T36">13</text:span><text:span text:style-name="T4">. The translation “Yes, …” attempts to render into English the emphatic force of the independent pronoun </text:span><text:span text:style-name="T20">Ñá-a-ra</text:span><text:span text:style-name="T4">.</text:span></text:p>
      <text:p text:style-name="P1"/>
      <text:p text:style-name="P7"><text:span text:style-name="T36">14</text:span><text:span text:style-name="T4">. The interpretation of the rare </text:span><text:span text:style-name="T20">gú…ak</text:span><text:span text:style-name="T4">, as “to be hostile, aggressive,” follows M. Jaques, </text:span><text:span text:style-name="T30">Le vocabulaire des sentiments</text:span><text:span text:style-name="T4"> 153 n. 345. It is possibly the opposite of </text:span><text:span text:style-name="T20">gú…Ñál </text:span><text:span text:style-name="T4">= </text:span><text:span text:style-name="T30">kanã</text:span><text:span text:style-name="T77">š</text:span><text:span text:style-name="T30">um</text:span><text:span text:style-name="T4">, “to submit,” and therefore the line may have to be translated as “why are you unsubmissive to me?”</text:span></text:p>
      <text:p text:style-name="P1"/>
      <text:p text:style-name="P7"><text:span text:style-name="T37">15</text:span><text:span text:style-name="T4">. In all the Nippur sources and the Sippar manuscript (N5 is very worn here and somewhat uncertain), Iåbi-Erra invokes his personal god Dagan. This is undoubtedly meant to underline his foreign origins. The texts Ur2 and X3, which are so often in harmony, add the figure of the main god of Sumer, Enlil, as­ his master. All discussions of this line cite the fuller version. Note the passage in the royal inscription Iddin-Dagan 3: 36–37 (</text:span><text:span text:style-name="T31">RIME</text:span><text:span text:style-name="T4"> E.4.1.3.3, in curse formula): </text:span><text:span text:style-name="T20">lú-ba </text:span><text:span text:style-name="T58">d</text:span><text:span text:style-name="T20">en-líl lugal-Ñu</text:span><text:span text:style-name="T71">10</text:span><text:span text:style-name="T20"> </text:span><text:span text:style-name="T58">d</text:span><text:span text:style-name="T20">nin-líl ereå-Ñu</text:span><text:span text:style-name="T71">10</text:span><text:span text:style-name="T20"> </text:span><text:span text:style-name="T58">d</text:span><text:span text:style-name="T20">da-gan diÑir-Ñá nam ha-ba-an-da-ku</text:span><text:span text:style-name="T71">5</text:span><text:span text:style-name="T20">-ru-ne</text:span><text:span text:style-name="T4">, “May Enlil, my king, Ninlil, my queen, and Dagan, my personal god, curse him.” It may be that the tradition of Ur2 and X3 was contaminated by the memory of some I</text:span>š<text:span text:style-name="T4">me-Dagan text, perhaps reinforced by contamination from line 6 above.</text:span></text:p>
      <text:p text:style-name="P1"/>
      <text:p text:style-name="P7"><text:soft-page-break/><text:span text:style-name="T37">16</text:span><text:span text:style-name="T4">. Tablets N1 and S1 write the bound ­pronoun on the direct object as </text:span><text:span text:style-name="T20">Ñu</text:span><text:span text:style-name="T71">10</text:span><text:span text:style-name="T4">. The oblique </text:span><text:span text:style-name="T20">-Ñá</text:span><text:span text:style-name="T4">, found in texts from other sites (Ur2, X1, X3), is probably more correct. The idiomatic predicate </text:span><text:span text:style-name="T20">åu sá…dug</text:span><text:span text:style-name="T71">4</text:span><text:span text:style-name="T4"> here and in line 50 is a calque from Akkadian </text:span><text:span text:style-name="T31">q</text:span><text:span text:style-name="T30">ã</text:span><text:span text:style-name="T31">tam kaå</text:span><text:span text:style-name="T30">ã</text:span><text:span text:style-name="T31">dum</text:span><text:span text:style-name="T4">, “to conquer.” It is otherwise attested, as far as I know, only in Larsa and Babylon I royal inscriptions (Kudur-mabuk 2 13 [E4.2.13]; Rim-Sin 37 ii 9’ [E4.2.14.14]; Rim-Sin 12 28 [E4.2.14.5]; Samsu-iluna D 33 [E4.3.7.8]); see also IBPu1: 31 (24).</text:span></text:p>
      <text:p text:style-name="P5"/>
      <text:p text:style-name="P7"><text:span text:style-name="T37">17</text:span><text:span text:style-name="T4">. The only complete version of this line is in text Ur2; manuscript X3 was similar. Note that X1 has an additional emphatic personal­ pronoun, </text:span><text:span text:style-name="T20">Ñá-ra</text:span><text:span text:style-name="T4">, “to me,” while the Nippur witness N5 apparently­ had the epithet</text:span><text:span text:style-name="T20"> lugal</text:span><text:span text:style-name="T4">, “king,” following the name of the god ­Enlil.</text:span></text:p>
      <text:p text:style-name="P12">My comprehension of this paragraph hinges on the notion of mada as “frontier,” in this case referring to the area around Kazallu, which is the main issue of the letter. However, it is probable that even if this were the case at some moments of transmission, many Old Babylonian students and teachers would have understood it simply as “land.”</text:p>
      <text:p text:style-name="P1"><text:tab/></text:p>
      <text:p text:style-name="P7"><text:span text:style-name="T37">18</text:span><text:span text:style-name="T4">. The term ­</text:span><text:span text:style-name="T20">zag-gu/gú-la/lá</text:span><text:span text:style-name="T4"> has been translated in a variety of ways. S. N. Kramer, </text:span><text:span text:style-name="T30">JAOS</text:span><text:span text:style-name="T4"> 69 (1949) 214, rendered it a “a­ kind of chair,” </text:span>Å<text:span text:style-name="T4">. Sjöberg, </text:span><text:span text:style-name="T30">Nanna-Suen </text:span><text:span text:style-name="T38">63 n. 3</text:span><text:span text:style-name="T4">, translated it as­ “</text:span><text:span text:style-name="T30">Ehrenplatz</text:span><text:span text:style-name="T38">,</text:span><text:span text:style-name="T4">” i.e., “place of honor,” followed by W. Sallaberger, </text:span><text:span text:style-name="T31">Kultische Kalender</text:span><text:span text:style-name="T4"> 176 n. 820, while G. Selz, </text:span><text:span text:style-name="T32">FAOS</text:span><text:span text:style-name="T39"> 15/2, 556; </text:span><text:span text:style-name="T32">SEL</text:span><text:span text:style-name="T39"> 13 (1996) 7 proposes “</text:span><text:span text:style-name="T32">Gerätekammer</text:span><text:span text:style-name="T39">,” an “equipment room.”</text:span><text:span text:style-name="T4"> Literary use of this term is rare; I know only </text:span><text:span text:style-name="T30">UET</text:span><text:span text:style-name="T4"> 6/1 67: 23 (</text:span><text:span text:style-name="T30">Nan</text:span><text:span text:style-name="T77">š</text:span><text:span text:style-name="T30">e Hymn E</text:span><text:span text:style-name="T4">) </text:span><text:span text:style-name="T23">z</text:span><text:span text:style-name="T20">ag-gu-lá åà hi-li mah si-a ­i[m-m]i-in-dúr-uå</text:span><text:span text:style-name="T4">, </text:span><text:span text:style-name="T30">SLTNi </text:span><text:span text:style-name="T4">35 iii 13–14 (</text:span><text:span text:style-name="T30">Dumuzi-Inana C1, segment C 13</text:span><text:span text:style-name="T4">), where Dumuzi addresses Inana: </text:span><text:span text:style-name="T20">é diÑir-Ñá-åè ì-x-nú-en, zag-gu-la diÑir-Ñá-ka­ </text:span><text:span text:style-name="T58">d</text:span><text:span text:style-name="T20">inanna mu-un-da-tuå-ù-dè-en</text:span><text:span text:style-name="T4">.</text:span><text:span text:style-name="Footnote_20_Symbol"><text:span text:style-name="T4"><text:note text:id="ftn10" text:note-class="footnote"><text:note-citation>10</text:note-citation><text:note-body><text:p text:style-name="Footnote"><text:s/>There are illegible signs underneath the verb, most probably an Akkadian gloss.</text:p></text:note-body></text:note></text:span></text:span><text:span text:style-name="T4"> Note especially </text:span><text:span text:style-name="T30">Schooldays</text:span><text:span text:style-name="T4"> 53: </text:span><text:span text:style-name="T20">é-a ù-mu-ni-in-ku</text:span><text:span text:style-name="T71">4</text:span><text:span text:style-name="T20"> zag-gu-la bí-in-tuå</text:span><text:span text:style-name="T4">, “after (the teacher) entered the house, he was seated on a chair of honor.” Clearly, </text:span><text:span text:style-name="T20">zag-gu-la</text:span><text:span text:style-name="T4"> is a sacred­ seat of some kind. In ED and Ur III economic texts it is written </text:span><text:span text:style-name="T20">zag-gú-lá</text:span><text:span text:style-name="T4">, e.g., </text:span><text:span text:style-name="T30">PDT </text:span><text:span text:style-name="T4">1­200: </text:span><text:soft-page-break/><text:span text:style-name="T4">5, </text:span><text:span text:style-name="T30">CT</text:span><text:span text:style-name="T4"> 32 27 ii 6, </text:span><text:span text:style-name="T30">TrDr</text:span><text:span text:style-name="T4"> 5521: 6, </text:span><text:span text:style-name="T30">YOS</text:span><text:span text:style-name="T4"> 4 226: 10, </text:span><text:span text:style-name="T30">AUCT</text:span><text:span text:style-name="T4"> 3 413: 25,­ all in Ur III cultic contexts (Drehem, Umma, Gar</text:span>š<text:span text:style-name="T4">ana); for OB references to </text:span><text:span text:style-name="T58">Ñiå</text:span><text:span text:style-name="T20">banåur ­zag-gu-la</text:span><text:span text:style-name="T4"> see D. Charpin, </text:span><text:span text:style-name="T30">Archives</text:span><text:span text:style-name="T4"> 37–38. Note also­ Erimhuå VI 188 (</text:span><text:span text:style-name="T30">MSL</text:span><text:span text:style-name="T4"> 17 86) </text:span><text:span text:style-name="T20">zag-gu-la</text:span><text:span text:style-name="T4"> = </text:span><text:span text:style-name="T30">sa-a-gu</text:span><text:span text:style-name="T4">, that is </text:span><text:span text:style-name="T30">sagû</text:span><text:span text:style-name="T4">,­ “shrine, holy room in a temple,” (</text:span><text:span text:style-name="T30">CAD</text:span><text:span text:style-name="T4"> S 26). While it seems that in literary texts one “sits” or “occupies” a </text:span><text:span text:style-name="T20">zag-gu-la</text:span><text:span text:style-name="T4">, Ur III economic texts tend to support the interpretation of the late Erimhu</text:span>š<text:span text:style-name="T4">, providing evidence that they were located in palaces and temples. Thus in </text:span><text:span text:style-name="T30">AnOr</text:span><text:span text:style-name="T4"> 7 87: it is </text:span><text:span text:style-name="T20">åà ≠é</text:span><text:span text:style-name="T23"></text:span><text:span text:style-name="T20">-gal</text:span><text:span text:style-name="T4">, in </text:span><text:span text:style-name="T31">Princeton</text:span><text:span text:style-name="T4"> 1 123: 7 </text:span><text:span text:style-name="T20">åà é-gal uru an-na</text:span><text:span text:style-name="T4">, in </text:span><text:span text:style-name="T30">SET</text:span><text:span text:style-name="T4"> 66: 3 </text:span><text:span text:style-name="T20">åà é […]</text:span><text:span text:style-name="T4">, in </text:span><text:span text:style-name="T30">AUCT</text:span><text:span text:style-name="T4"> 3 413: 25–26 in the house of one Arbitum (undoubtedly the wife of the important general Hun-Habur). It would seem that rhetorically the future king intends to follow Ur III customs, and impose royal control over cultic activities from the highest religious offices to the smallest house and temple shrines.</text:span></text:p>
      <text:p text:style-name="P12"><text:s/>The plural pronouns in this and the following line are somewhat problematical. They cannot refer to Dagan and Enlil, as the plural shifters are present in manuscripts that only mention the former. </text:p>
      <text:p text:style-name="P12"/>
      <text:p text:style-name="P7"><text:span text:style-name="T37">20</text:span><text:span text:style-name="T4">. The </text:span><text:span text:style-name="T23">en</text:span><text:span text:style-name="T4">, </text:span><text:span text:style-name="T23">lú-mah</text:span><text:span text:style-name="T40">,</text:span><text:span text:style-name="T4"> and </text:span><text:span text:style-name="T20">ereå-diÑir</text:span><text:span text:style-name="T4"> are the highest cultic officials of the land, as distinct from the administrative temple organization functionaries such as </text:span><text:span text:style-name="T20">saÑa</text:span><text:span text:style-name="T4"> and </text:span><text:span text:style-name="T20">åabra</text:span><text:span text:style-name="T4"> (on the </text:span><text:span text:style-name="T20">lú-mah</text:span><text:span text:style-name="T4">, in many cases the highest priest of a deity, of the same rank as </text:span><text:span text:style-name="T20">en</text:span><text:span text:style-name="T4"> and possibly higher</text:span><text:span text:style-name="T37"> </text:span><text:span text:style-name="T4">than the</text:span><text:span text:style-name="T20"> ereå-diÑir</text:span><text:span text:style-name="T4">, see P. Steinkeller, </text:span><text:span text:style-name="T31">FS Kienast</text:span><text:span text:style-name="T4">, 632–37). Most important, these were royal appointees, chosen the gods by means of omens, and I</text:span>š<text:span text:style-name="T4">bi-Erra is thus claiming divine sanction for his rule. The reading </text:span><text:span text:style-name="T20">ereå</text:span><text:span text:style-name="T4"> rather than </text:span><text:span text:style-name="T20">nin</text:span><text:span text:style-name="T4"> reluctantly follows Steinkeller, as it seems to have been generally accepted.</text:span></text:p>
      <text:p text:style-name="P5"/>
      <text:p text:style-name="P7"><text:span text:style-name="T37">24</text:span><text:span text:style-name="T4">. The reading and meaning of </text:span><text:span text:style-name="T28">TUR.TUR</text:span><text:span text:style-name="T4"> is uncertain in ­this context; one can read </text:span><text:span text:style-name="T20">tur-tur</text:span><text:span text:style-name="T4"> or </text:span><text:span text:style-name="T20">di</text:span><text:span text:style-name="T71">4</text:span><text:span text:style-name="T20">-di</text:span><text:span text:style-name="T71">4</text:span><text:span text:style-name="T4">. Note that N1 and possibly X4 this is followed my </text:span><text:span text:style-name="T20">–ma</text:span><text:span text:style-name="T4"> but I am not aware of any other evidence pointing in this direction. On the difference between </text:span><text:span text:style-name="T20">tur-tur</text:span><text:span text:style-name="T4"> and </text:span><text:span text:style-name="T20">di</text:span><text:span text:style-name="T71">4</text:span><text:span text:style-name="T20">-di</text:span><text:span text:style-name="T71">4</text:span><text:span text:style-name="T20">-lá</text:span><text:span text:style-name="T4">, ­see M. Civil, </text:span><text:span text:style-name="T30">OrNS</text:span><text:span text:style-name="T4"> 42 (1973) 32. One could entertain a translation “even my </text:span><text:soft-page-break/><text:span text:style-name="T4">poorest citizens will celebrate their festivals.” Note that a technical use of­ the term is encountered in an Ur III letter-order (W.­W. Hallo, </text:span><text:span text:style-name="T30">BiOr</text:span><text:span text:style-name="T4"> 26 [1969] 173:1–5): </text:span><text:span text:style-name="T58">I</text:span><text:span text:style-name="T20">ba-na-na ù-na-a-dug</text:span><text:span text:style-name="T71">4</text:span><text:span text:style-name="T20"> 3 (gur) 230 (sìla) åe gur åe-ba tur-tur-ne hé-na-ab-åúm-mu</text:span><text:span text:style-name="T4">. </text:span></text:p>
      <text:p text:style-name="P1"/>
      <text:p text:style-name="P7"><text:span text:style-name="T36">26</text:span><text:span text:style-name="T4">. Two of the Nippur texts (N1 &amp; N2) use the verb </text:span><text:span text:style-name="T20">gub</text:span><text:span text:style-name="T4"> (with</text:span><text:span text:style-name="T20"> –ta-</text:span><text:span text:style-name="T4">) in the sense of </text:span><text:span text:style-name="T30">nasãæum</text:span><text:span text:style-name="T4">, “to remove from office,” as in </text:span>Š<text:span text:style-name="T4">Ar1: 22 (2; note that in this text X1 shows the same variant). Apparently, this meaning created problems for some scribes (at least N4, X1, X3, X3), who simplified the verb (</text:span><text:span text:style-name="T20">gub-bu</text:span><text:span text:style-name="T4">) to </text:span><text:span text:style-name="T20">bu</text:span><text:span text:style-name="T4">, with a similar but more forceful meaning. It is, of course, equally possible that this is free variation, and that one cannot assume the primacy of either version of the verb.</text:span></text:p>
      <text:p text:style-name="P5"/>
      <text:p text:style-name="P7"><text:span text:style-name="T37">34–35.</text:span><text:span text:style-name="T4"> All previous translations have rendered these­ lines as “He captured Zinnum, the ruler/governor of Subir, and­ plundered Hamazi.” Although the traditional interpretation should not be­ completely ruled out, the present rendition is based on the­ verbal morphology of these and the preceding lines. In lines 30–33 the verbs­ all begin with the negative focus prefix </text:span><text:span text:style-name="T20">ba-</text:span><text:span text:style-name="T4"> which signifies that the agent of­ the action (Iåbi-Erra) is not mentioned in the clause. In lines 34–35 the verbal prefix changes to </text:span><text:span text:style-name="T20">i-</text:span><text:span text:style-name="T4"> (or </text:span><text:span text:style-name="T20">immi-</text:span><text:span text:style-name="T4">), and one must­ assume that Zinnum is the agent of these lines. One would expect­ an ergative ending on the agent but that is not always necessary­ with proper names; the author of X1, who seems to try to make sense of things that are unclear to him, provides Zinnum with an ergative marker. The unreliable scribe of N1 may have understood the line in the same manner as most modern renditions. Note that </text:span><text:span text:style-name="T20">su-bir</text:span><text:span text:style-name="T58">ki</text:span><text:span text:style-name="T20">-a</text:span><text:span text:style-name="T4"> has to be interpreted as a locative (missing only in N1), and not as a possessive form, hence “in Subir;” this is supported by the locative prefix </text:span><text:span text:style-name="T20">ni-</text:span><text:span text:style-name="T4"> in the predicate. See p. </text:span><text:span text:style-name="T81">000</text:span><text:span text:style-name="T4"> above.</text:span></text:p>
      <text:p text:style-name="P11"><text:span text:style-name="T4">The noun written as </text:span><text:span text:style-name="T28">LÚ≈GÁNA-</text:span><text:span text:style-name="T33">tenû</text:span><text:span text:style-name="T4"> has been read in a variety of ways; the presently attested readings are </text:span><text:span text:style-name="T20">åaÑa</text:span><text:span text:style-name="T4">, </text:span><text:span text:style-name="T20">åe</text:span><text:span text:style-name="T71">29</text:span><text:span text:style-name="T4">, and </text:span><text:span text:style-name="T20">heå</text:span><text:span text:style-name="T71">5</text:span><text:span text:style-name="T66"> </text:span><text:span text:style-name="T4">(for the first two see P.­ Steinkeller, </text:span><text:span text:style-name="T30">FS Civil</text:span><text:span text:style-name="T4"> 231; the sign is also glossed </text:span><text:span text:style-name="T20">he-eå</text:span><text:span text:style-name="T4"> in Diri 6 B:47 [</text:span><text:span text:style-name="T31">MSL</text:span><text:span text:style-name="T4"> 15 190]). There is ample evidence </text:span><text:soft-page-break/><text:span text:style-name="T4">for both </text:span><text:span text:style-name="T20">åaÑa</text:span><text:span text:style-name="T4"> and </text:span><text:span text:style-name="T20">heå</text:span><text:span text:style-name="T71">5</text:span><text:span text:style-name="T20">. </text:span><text:span text:style-name="T4">In the first reading the second consonant is </text:span><text:span text:style-name="T20">Ñ</text:span><text:span text:style-name="T4">, as evidenced by the gloss </text:span><text:span text:style-name="T20">åa-Ñá</text:span><text:span text:style-name="T40"> (Proto-Ea 628 [</text:span><text:span text:style-name="T34">MSL</text:span><text:span text:style-name="T40"> 14 56], </text:span><text:span text:style-name="T4">OB Lu A 496 [</text:span><text:span text:style-name="T30">MSL</text:span><text:span text:style-name="T4"> 12 172]; </text:span><text:span text:style-name="T40">see also </text:span><text:span text:style-name="T78">Š</text:span><text:span text:style-name="T34">ulgi Hymn X</text:span><text:span text:style-name="T40"> 145: </text:span><text:span text:style-name="T20">åa-Ñá-aå-åè)</text:span><text:span text:style-name="T4">, indicating the reading </text:span><text:span text:style-name="T20">åaÑa</text:span><text:span text:style-name="T4">. While in lexical texts the word is usually written as </text:span><text:span text:style-name="T28">LÚ≈GÁNA-</text:span><text:span text:style-name="T33">tenû</text:span><text:span text:style-name="T41">, in literary texts and in royal inscriptions it is encountered as </text:span><text:span text:style-name="T28">LÚ≈GÁNA-</text:span><text:span text:style-name="T33">tenû</text:span><text:span text:style-name="T24">.</text:span><text:span text:style-name="T21">A</text:span><text:span text:style-name="T41">; e.g.,</text:span><text:span text:style-name="T35"> </text:span><text:span text:style-name="T28">LÚ≈GÁNA-</text:span><text:span text:style-name="T33">tenû</text:span><text:span text:style-name="T24">.</text:span><text:span text:style-name="T21">A</text:span><text:span text:style-name="T41"> </text:span><text:span text:style-name="T21">ha-ni-dab</text:span><text:span text:style-name="T72">5</text:span><text:span text:style-name="T41"> (</text:span><text:span text:style-name="T89">Š</text:span><text:span text:style-name="T41">ulgi 36 [E3/2.1.2.36] x 6’–7’); see </text:span><text:span text:style-name="T35">Ur-Ninurta Hymn A </text:span><text:span text:style-name="T41">51; </text:span><text:span text:style-name="T35">Gilgame</text:span><text:span text:style-name="T79">š</text:span><text:span text:style-name="T35"> and Aka</text:span><text:span text:style-name="T41"> 81, 99; </text:span><text:span text:style-name="T35">Enmerkar and Ensuhgirana </text:span><text:span text:style-name="T41">272, Samsuiluna 6 46. It is clear that the final A is not a grammatical ending but is originally a gloss that became part of the logogram. On the other hand, syllabic writings indicate that </text:span><text:span text:style-name="T28">LÚ≈GÁNA-</text:span><text:span text:style-name="T33">tenû</text:span><text:span text:style-name="T41"> can also be read as </text:span><text:span text:style-name="T20">heå</text:span><text:span text:style-name="T71">5</text:span><text:span text:style-name="T20"> </text:span><text:span text:style-name="T40">(S. Tinney, </text:span><text:span text:style-name="T34">Nippur Lament</text:span><text:span text:style-name="T40"> 180–81)</text:span><text:span text:style-name="T4">; in such instances it is often followed by the gloss </text:span><text:span text:style-name="T20">åè</text:span><text:span text:style-name="T4">. The difference in meaning is possibly that of “captive, prisoner” (</text:span><text:span text:style-name="T20">åaÑa</text:span><text:span text:style-name="T4">) vs. “captivity” (</text:span><text:span text:style-name="T20">heå</text:span><text:span text:style-name="T71">5</text:span><text:span text:style-name="T4">).</text:span></text:p>
      <text:p text:style-name="P11"><text:span text:style-name="T4">The three Nippur manuscripts that preserve the last sign have </text:span><text:span text:style-name="T20">dab</text:span><text:span text:style-name="T71">5</text:span><text:span text:style-name="T4"> (N1, N3, N7) as the verb; this is attested only once, in the inscription of </text:span>Š<text:span text:style-name="T4">ulgi cited above, and seems to be the earlier usage. The tradition represented by X1 and X3 bears witness to a hypercorrection based on the common OB literary use of </text:span><text:span text:style-name="T20">åaÑa…ak </text:span><text:span text:style-name="T40">(but </text:span><text:span text:style-name="T20">dab</text:span><text:span text:style-name="T71">5</text:span><text:span text:style-name="T40"> in the royal inscriptions of </text:span><text:span text:style-name="T88">Š</text:span><text:span text:style-name="T40">ulgi and Samsuiluna). The ever resourceful scribe of X1 then changed the verb </text:span><text:span text:style-name="T20">ak</text:span><text:span text:style-name="T40"> of the next line to </text:span><text:span text:style-name="T20">lah</text:span><text:span text:style-name="T71">5</text:span><text:span text:style-name="T40"> to avoid repetition of the same word, in accordance with the standard aesthetics of Sumerian literature. </text:span></text:p>
      <text:p text:style-name="P11"><text:span text:style-name="T4">Some teachers had difficulties with these lines, and apparently did not know if Hamazi was a place (GN) or a personal name (PN). Three of the four Nippur manuscripts treat it as a PN (N3, N5, N7) and omit the postfixed place name classifier </text:span><text:span text:style-name="T20">/ki/</text:span><text:span text:style-name="T40">, using</text:span><text:span text:style-name="T4"> instead of the prefixed PN classifier (broken in N7); one should therefore really translate Nippur “version” as “he took Mr. Hamazi prisoner.” The undependable writer of N1 solved the problem by omitting the line altogether. Since Hamazi is mentioned as a GN in line 9, it seems to indicate a lack of attention on the part of the students. The Sippar, Ur, and unprovenianced sources treat it as a GN. Ur2 and X3, which are often in agreement with </text:span><text:soft-page-break/><text:span text:style-name="T4">each other in opposition to most other sources of this letter, have the line after 33, so that this event is ascribed by them to I</text:span>š<text:span text:style-name="T4">bi-Erra rather than to Zinnum.</text:span></text:p>
      <text:p text:style-name="P1"><text:tab/></text:p>
      <text:p text:style-name="P7"><text:span text:style-name="T37">36</text:span><text:span text:style-name="T4">. Note the variant Nur-Ea (Si1, X1) for Nur-aæi—properly­ Nur-aæum—the historically attested ruler of Eånunna. This may ­suggest that the name Ea was still read with an initial /æ/ or­/</text:span><text:span text:style-name="T90">ḥ</text:span><text:span text:style-name="T4">/ by some in this period but it could also be a clue as to the place in which these manuscripts were written. See above, p. </text:span><text:span text:style-name="T81">000</text:span><text:span text:style-name="T4">. The form </text:span><text:span text:style-name="T30">nu-úr-a-æi</text:span><text:span text:style-name="T4"> is now documented in the Ur III text </text:span><text:span text:style-name="T30">TCCP</text:span><text:span text:style-name="T4"> 2 35: 7 (Nippur, </text:span>Š<text:span text:style-name="T4">S5.-.-). </text:span></text:p>
      <text:p text:style-name="P1"/>
      <text:p text:style-name="P7"><text:span text:style-name="T37">39</text:span><text:span text:style-name="T4">. </text:span><text:span text:style-name="T20">ki-ni-åè gur</text:span><text:span text:style-name="T4"> is otherwise unattested. It has always been rendered as “he returned to their places,” but in that case one might expect </text:span><text:span text:style-name="T20">ki-ne-ne-åè</text:span><text:span text:style-name="T4"> (is this a calque from Akkadian </text:span><text:span text:style-name="T31">ana a</text:span><text:span text:style-name="T80">š</text:span><text:span text:style-name="T31">r</text:span><text:span text:style-name="T80">īš</text:span><text:span text:style-name="T31">u/a</text:span><text:span text:style-name="T80">š</text:span><text:span text:style-name="T31">ri</text:span><text:span text:style-name="T80">š</text:span><text:span text:style-name="T31"> ut</text:span><text:span text:style-name="T80">ī</text:span><text:span text:style-name="T31">r</text:span><text:span text:style-name="T80">š</text:span><text:span text:style-name="T31">un</text:span><text:span text:style-name="T80">ū</text:span><text:span text:style-name="T31">ti</text:span><text:span text:style-name="T4">?). Note also the third person marker on the verb, which is consistent in all manuscripts, should refer to the various governors as subjects, not objects. It is quite possible that for some this was the understanding but students obviously had problems with the long span of text back to the referent, I</text:span>š<text:span text:style-name="T4">bi-Erra. The scribe of X1 used </text:span><text:span text:style-name="T20">gúr</text:span><text:span text:style-name="T4">, “to bow down in obeisance,” possibly trying to make sense of all this.</text:span></text:p>
      <text:p text:style-name="P1"/>
      <text:p text:style-name="P7"><text:span text:style-name="T36">40</text:span><text:span text:style-name="T4">. The metaphor used here, and its echo in line 47, recalls </text:span><text:span text:style-name="T30">Innin</text:span><text:span text:style-name="T77">š</text:span><text:span text:style-name="T30">agura</text:span><text:span text:style-name="T4"> 11–12: </text:span><text:span text:style-name="T20">za-pa-áÑ dugud-da-ni-åè diÑir kalam-ma-ke</text:span><text:span text:style-name="T71">4</text:span><text:span text:style-name="T20"> ní àm-ma-ur</text:span><text:span text:style-name="T71">4</text:span><text:span text:style-name="T20">-ru-ne, ur</text:span><text:span text:style-name="T71">5</text:span><text:span text:style-name="T20">-åa</text:span><text:span text:style-name="T71">4</text:span><text:span text:style-name="T20">-a-ni </text:span><text:span text:style-name="T58">d</text:span><text:span text:style-name="T20">a-nun-na gi-dili-gin</text:span><text:span text:style-name="T71">7</text:span><text:span text:style-name="T20"> saÑ mu-da-sìg-sìg-ge-ne</text:span><text:span text:style-name="T4">, “Her loud clamor makes the gods of the country tremble, her scream makes the Anuna quiver like a single reed.” This is the only other occurrence of </text:span><text:span text:style-name="T20">zapaÑ </text:span><text:span text:style-name="T40">+</text:span><text:span text:style-name="T20"> dugud</text:span><text:span text:style-name="T4"> in Sumerian; in Akkadian, compare Enlil’s words in </text:span><text:span text:style-name="T30">Atraæasis </text:span><text:span text:style-name="T4">II 7 (W. G. Lambert and A. R. Millard, </text:span><text:span text:style-name="T30">Atra-æasÏs</text:span><text:span text:style-name="T4"> 72): </text:span><text:span text:style-name="T30">iktabta rigim awÏl</text:span><text:span text:style-name="T82"></text:span><text:span text:style-name="T30">ti</text:span><text:span text:style-name="T4">, “the ‘noise’ of humanity had become oppressive to me.” </text:span></text:p>
      <text:p text:style-name="P1"/>
      <text:p text:style-name="P7"><text:soft-page-break/><text:span text:style-name="T37">41</text:span><text:span text:style-name="T4">. There are no variants to </text:span><text:span text:style-name="T20">gin-gin</text:span><text:span text:style-name="T4">. F. Ali, </text:span><text:span text:style-name="T30">SL</text:span><text:span text:style-name="T4"> 44, ­read </text:span><text:span text:style-name="T20">gub</text:span><text:span text:style-name="T4"> and translated “Iåbierra stood at the head of his army,” as did S. N. Kramer, </text:span><text:span text:style-name="T30">The Sumerians</text:span><text:span text:style-name="T4"> 334. The reduplication of the­ intransitive root with a singular subject implies habitual­ action. </text:span></text:p>
      <text:p text:style-name="P1"/>
      <text:p text:style-name="P7"><text:span text:style-name="T37">44–46</text:span><text:span text:style-name="T4">. There is more confusion and deviation in these lines than in any other passage in this letter, suggesting interpretive confusion in antiquity.</text:span></text:p>
      <text:p text:style-name="P1"/>
      <text:p text:style-name="P7"><text:span text:style-name="T36">44</text:span><text:span text:style-name="T4">. The personal name at the beginning of the line is problematical, compounded by the fact that the city of Malgium is not attested prior to OB times. All previous renditions interpret it as Iddin-Malgium, or the like, a name that would be highly improbable in an Ur III context. The matter is further complicated by the wide variety of writings of the name of the city attested in the Old Babylonian period. One scribe, who wrote N4, put Idi and Malgium on separate lines; it may be that others interpreted it as the personal name is Iddin-Malgium, although this was clearly not well understood by some of scribes (X1 solved it with a hypocoristic Iddiluma). The verbal form </text:span><text:span text:style-name="T20">ba-ni-in-ku</text:span><text:span text:style-name="T71">4</text:span><text:span text:style-name="T66"> </text:span><text:span text:style-name="T4">must be transitive here ­(see the discussion of Ur III </text:span><text:span text:style-name="T20">ba-ni-ku</text:span><text:span text:style-name="T71">4</text:span><text:span text:style-name="T66"> </text:span><text:span text:style-name="T4">by C. Wilcke, </text:span><text:span text:style-name="T30">ZA </text:span><text:span text:style-name="T4">78 [1988] 27) and includes the locative prefix </text:span><text:span text:style-name="T20">ni-</text:span><text:span text:style-name="T4">; if the name is Iddin-Malgium, then the verb has no direct object and the locative has no referent. Malgium, of course, is unattested in Ur III documents; see p. </text:span><text:span text:style-name="T81">000</text:span><text:span text:style-name="T4"> above.</text:span></text:p>
      <text:p text:style-name="P1"/>
      <text:p text:style-name="P7"><text:span text:style-name="T37">46</text:span><text:span text:style-name="T4">. The verb </text:span><text:span text:style-name="T20">gú…bar</text:span><text:span text:style-name="T4"> is otherwise encountered only in martial contexts in the inscriptions of Hammurabi and Samsuiluna and in one Inana hymn (M. Jaques, </text:span><text:span text:style-name="T30">Le vocabulaire des sentiments</text:span><text:span text:style-name="T4"> 147) and is usually translated as “to hate” (Akkadian </text:span><text:span text:style-name="T30">z</text:span><text:span text:style-name="what"><text:span text:style-name="T31">ê</text:span></text:span><text:span text:style-name="T30">ru</text:span><text:span text:style-name="T4">) but here, as in the inscriptions, it is used in the sense “to resist, rebel;” see, e.g., Samsuiluna 8: 36 [E4.3.7.8, Frayne </text:span><text:span text:style-name="T30">Old Babylonian Period</text:span><text:span text:style-name="T4"> 390]) and Samsuiluna YD 14. The non-Nippur texts X1 and X2 as well as N4 have the quasi-synonym </text:span><text:span text:style-name="T20">gú…ak</text:span><text:span text:style-name="T4"> (see note to line 1 above), with the meaning “opposed him.” </text:span></text:p>
      <text:p text:style-name="P11"><text:soft-page-break/><text:span text:style-name="T4">There is some question as to the subject of the three­ verbs in the sentence. I take Girbubu to be the agent of­ </text:span><text:span text:style-name="T20">gú…bar</text:span><text:span text:style-name="T40"> but</text:span><text:span text:style-name="T4"> Iåbi-Erra the agent of </text:span><text:span text:style-name="T20">dab</text:span><text:span text:style-name="T71">5</text:span><text:span text:style-name="T4">, with the switch of ­reference indicated by the independent pronoun </text:span><text:span text:style-name="T20">ene</text:span><text:span text:style-name="T4">. More­ problematical is the matter of the agents in these lines, an issue that obviously also caused problems for ancient students, as exemplified by the erroneous first or second person ending in N1 (“I/you resisted”); indeed all nine witnesses to this line have completely different forms of the initial predicate. </text:span></text:p>
      <text:p text:style-name="P11"><text:span text:style-name="T4">It is usually assumed that Iåbi-Erra was ­the one who instigated the action symbolized by the “cutting” ­of Girbubu’s shield. The grammar, such as it is, suggests that Girbubu ­did the cutting, to symbolize his resistence to the man imposed by I</text:span>š<text:span text:style-name="T4">bi-Erra, and that the­ independent pronoun marks the switch reference to the latter, who imposed his vengence. However, in the reply Ibbi-Sin demands action of both Puzur-Numu</text:span>š<text:span text:style-name="T4">da and Girbubu.</text:span></text:p>
      <text:p text:style-name="P11"><text:span text:style-name="T4">For the reading as well as the meaning of </text:span><text:span text:style-name="T20">gur(u)</text:span><text:span text:style-name="T71">21</text:span><text:span text:style-name="T4">, “shield,” see M. Civil, </text:span><text:span text:style-name="T30">JCS</text:span><text:span text:style-name="T4"> 55 (2003) 52. Note the variant </text:span><text:span text:style-name="T20">guru</text:span><text:span text:style-name="T71">7</text:span><text:span text:style-name="T4"> in N4; most likely, it is a clever phonetic variant, similar to those discussed by M. Civil, </text:span><text:span text:style-name="T30">JAOS</text:span><text:span text:style-name="T4"> 92 (1972) 271. The scribe then substituted </text:span><text:span text:style-name="T20">sù</text:span><text:span text:style-name="T4"> for </text:span><text:span text:style-name="T20">ku</text:span><text:span text:style-name="T71">4</text:span><text:span text:style-name="T4"> and reinterpreted the phrase as “he emptied his grain stores.”</text:span></text:p>
      <text:p text:style-name="P5"/>
      <text:p text:style-name="P7"><text:span text:style-name="T37">48–49</text:span><text:span text:style-name="T4">. F. Ali, </text:span><text:span text:style-name="T30">SL</text:span><text:span text:style-name="T4"> 52, translated these lines as: “He ­has fixed his eyes upon me, I have no ally (and) no one to go ­with.” The translation of the last verb was based on a reading­ </text:span><text:span text:style-name="T20">di</text:span><text:span text:style-name="T4">, rather than </text:span><text:span text:style-name="T20">sá</text:span><text:span text:style-name="T4">; the verb is undoubtedly </text:span><text:span text:style-name="T20">sá</text:span><text:span text:style-name="T4">, with the prefix­ </text:span><text:span text:style-name="T20">-da-</text:span><text:span text:style-name="T4">, “to be equal to, to compare with, to vie with.” </text:span></text:p>
      <text:p text:style-name="P11"><text:span text:style-name="T4">This use of </text:span><text:span text:style-name="T20">igi…Ñar</text:span><text:span text:style-name="T4"> with the meaning “turn attention to” is also encountered in </text:span><text:span text:style-name="T30">Curse of Agade</text:span><text:span text:style-name="T4"> 222–224: </text:span><text:span text:style-name="T20">mìn-kam-ma-åè </text:span><text:span text:style-name="proper"><text:span text:style-name="T58">d</text:span></text:span><text:span text:style-name="proper"><text:span text:style-name="T20">suºen</text:span></text:span><text:span text:style-name="T20"> </text:span><text:span text:style-name="proper"><text:span text:style-name="T58">d</text:span></text:span><text:span text:style-name="proper"><text:span text:style-name="T20">en-ki</text:span></text:span><text:span text:style-name="T20"> </text:span><text:span text:style-name="proper"><text:span text:style-name="T58">d</text:span></text:span><text:span text:style-name="proper"><text:span text:style-name="T20">inana</text:span></text:span><text:span text:style-name="T20"> </text:span><text:span text:style-name="proper"><text:span text:style-name="T58">d</text:span></text:span><text:span text:style-name="proper"><text:span text:style-name="T20">nin-urta</text:span></text:span><text:span text:style-name="T20"> </text:span><text:span text:style-name="proper"><text:span text:style-name="T58">d</text:span></text:span><text:span text:style-name="proper"><text:span text:style-name="T20">iåkur</text:span></text:span><text:span text:style-name="T20"> </text:span><text:span text:style-name="proper"><text:span text:style-name="T58">d</text:span></text:span><text:span text:style-name="proper"><text:span text:style-name="T20">utu</text:span></text:span><text:span text:style-name="T20"> </text:span><text:span text:style-name="proper"><text:span text:style-name="T58">d</text:span></text:span><text:span text:style-name="proper"><text:span text:style-name="T20">nuska </text:span></text:span><text:span text:style-name="proper"><text:span text:style-name="T58">d</text:span></text:span><text:span text:style-name="proper"><text:span text:style-name="T20">nidaba</text:span></text:span><text:span text:style-name="T20"> diÑir hé-em-me-eå, uru</text:span><text:span text:style-name="T58">ki</text:span><text:span text:style-name="T20">-åè igi-ne-ne i-im-Ñá-Ñá-ne, </text:span><text:span text:style-name="proper"><text:span text:style-name="T20">a-ga-dè</text:span></text:span><text:span text:style-name="proper"><text:span text:style-name="T58">ki</text:span></text:span><text:span text:style-name="T20"> áå hul-a im-ma-ab-bal-e-ne</text:span><text:span text:style-name="T4">, “Then again Sin, Enki, Inana, Ninurta, I</text:span>š<text:span text:style-name="T4">kur, Utu, Nuska, Nidaba, the gods who were (there), turned their attention to Agade, and cursed it.” </text:span><text:soft-page-break/><text:span text:style-name="T4">Note that lines 48–49 are quoted in the answer from Ibbi-Sin ­to Puzur-Numuåda (IbP1: 8–9, Letter 24).</text:span></text:p>
      <text:p text:style-name="P1"/>
      <text:p text:style-name="P7"><text:span text:style-name="T37">50</text:span><text:span text:style-name="T4">. As G. Gragg (</text:span><text:span text:style-name="T30">JNES</text:span><text:span text:style-name="T4"> 32 [1973] 126) has observed, this ­is one of only two attestations of a negative verbal form in subordinate clauses of the type </text:span><text:span text:style-name="T20">S-a+ta</text:span><text:span text:style-name="T4">. He notes the incongruence of negation and a temporal­ clause, and suggests the causative meaning “since.”</text:span></text:p>
      <text:p text:style-name="P1"/>
      <text:p text:style-name="P9">Sources</text:p>
      <text:p text:style-name="P6"/>
      <text:p text:style-name="P8"><text:span text:style-name="T4">N1 = 3 N-T 311 (IM 58418) (</text:span><text:span text:style-name="T31">SL</text:span><text:span text:style-name="T4"> xxii–xxiii; </text:span><text:span text:style-name="T30">Sumer</text:span><text:span text:style-name="T4"> 26 171–72) iii–iv <text:tab/>1–51</text:span></text:p>
      <text:p text:style-name="P8"><text:span text:style-name="T4">N2 = 3 N-T 919,459</text:span><text:span text:style-name="Footnote_20_Symbol"><text:span text:style-name="T4"><text:note text:id="ftn11" text:note-class="footnote"><text:note-citation>11</text:note-citation><text:note-body><text:p text:style-name="Footnote"><text:s/>In <text:span text:style-name="T77">SL</text:span> labeled as 3N-T 919,959 (in list of sources as 3N-T 919), in RCU as 3N-T919,486.</text:p></text:note-body></text:note></text:span></text:span><text:span text:style-name="T4"> (</text:span><text:span text:style-name="T31">SL</text:span><text:span text:style-name="T4"> xliii; </text:span><text:span text:style-name="T30">Sumer </text:span><text:span text:style-name="T4">26 178; </text:span><text:span text:style-name="T30">SLFN</text:span><text:span text:style-name="T4"> 22) <text:tab/>23–31; 45–51</text:span></text:p>
      <text:p text:style-name="P8"><text:span text:style-name="T4">N3 = CBS 6895+6896+6906+7663 (first three </text:span><text:span text:style-name="T31">SL</text:span><text:span text:style-name="T4"> xxxv; </text:span><text:span text:style-name="T31">Sumer</text:span><text:span text:style-name="T4"> 26 173) <text:tab/>29–51</text:span></text:p>
      <text:p text:style-name="P8"><text:span text:style-name="T4">N4 = CBS 6987+N 3603+N 4154 + Ni. 9463 (</text:span><text:span text:style-name="T30">ISET</text:span><text:span text:style-name="T4"> 1 228[170])</text:span><text:span text:style-name="Footnote_20_Symbol"><text:span text:style-name="T4"><text:note text:id="ftn12" text:note-class="footnote"><text:note-citation>12</text:note-citation><text:note-body><text:p text:style-name="Footnote"><text:s/>CBS 6987 also <text:span text:style-name="T77">STVC</text:span> 98, N 3603 also <text:span text:style-name="T80">SL </text:span>xliii; <text:span text:style-name="T77">Sumer </text:span>26 175.</text:p></text:note-body></text:note></text:span></text:span><text:span text:style-name="T4"> <text:tab/>4–16; 24–28; 30–34; 41–49</text:span></text:p>
      <text:p text:style-name="P18"><text:span text:style-name="T4">N5 = CBS 7787 + N1200 + N1203 + N1204 + N1208 + N1210-27a + <text:line-break/>N1210-27b + N1210-27d + N1210-27e + N1212 + N1214 + <text:line-break/>N1218 (+</text:span><text:span text:style-name="T53">?</text:span><text:span text:style-name="T4">) Ni. 4061 + Ni. 4188 (</text:span><text:span text:style-name="T30">ISET</text:span><text:span text:style-name="T4"> 2 118) ii 6’–13’ <text:tab/>1–6, 11–21; 28–51 </text:span></text:p>
      <text:p text:style-name="P8"><text:span text:style-name="T4">N6 = Ni. 4165 (</text:span><text:span text:style-name="T30">ISET</text:span><text:span text:style-name="T4"> 1 136[78]</text:span><text:span text:style-name="Footnote_20_Symbol"><text:span text:style-name="T4"><text:note text:id="ftn13" text:note-class="footnote"><text:note-citation>13</text:note-citation><text:note-body><text:p text:style-name="Footnote"><text:s/>Obverse and reverse to be reversed. </text:p></text:note-body></text:note></text:span></text:span><text:span text:style-name="T4">) <text:tab/>4–9; 31–34</text:span></text:p>
      <text:p text:style-name="P8"><text:span text:style-name="T4">N7 = Ni. 13180 (</text:span><text:span text:style-name="T30">ISET </text:span><text:span text:style-name="T4">2 117</text:span><text:span text:style-name="Footnote_20_Symbol"><text:span text:style-name="T4"><text:note text:id="ftn14" text:note-class="footnote"><text:note-citation>14</text:note-citation><text:note-body><text:p text:style-name="Footnote"><text:s/>Obverse and reverse to be reversed.</text:p></text:note-body></text:note></text:span></text:span><text:span text:style-name="T4">) <text:tab/>33–36; 40–43 </text:span></text:p>
      <text:p text:style-name="P8"><text:span text:style-name="T4">N8 = N 1447 (</text:span><text:span text:style-name="T31">SL</text:span><text:span text:style-name="T4"> xxxiv; </text:span><text:span text:style-name="T31">Sumer</text:span><text:span text:style-name="T4"> 26 176) + N 3102 <text:tab/>1–7; 20–22</text:span></text:p>
      <text:p text:style-name="P3">N9 = HS 2394 <text:tab/>1–23</text:p>
      <text:p text:style-name="P8"><text:span text:style-name="T4">Ur1 = U 16853 (</text:span><text:span text:style-name="T30">UET</text:span><text:span text:style-name="T4"> 6/2 174) + </text:span><text:span text:style-name="T30">UET</text:span><text:span text:style-name="T4"> 6/3 557 (*532) obv. iii’ 2’–19’; rev. i’ 1’–17’ <text:tab/>1–9; 17–29</text:span></text:p>
      <text:p text:style-name="P8"><text:span text:style-name="T4">Ur2 = </text:span><text:span text:style-name="T30">UET</text:span><text:span text:style-name="T4"> 6/3 558 (*264)</text:span><text:span text:style-name="Footnote_20_Symbol"><text:span text:style-name="T4"><text:note text:id="ftn15" text:note-class="footnote"><text:note-citation>15</text:note-citation><text:note-body><text:p text:style-name="Footnote"><text:s/>The surface of this tablet is very worn in parts and extremely difficult to read. The interpretations offered here are the result of multiple collations.</text:p></text:note-body></text:note></text:span></text:span><text:span text:style-name="T4"> <text:tab/>1–36</text:span></text:p>
      <text:p text:style-name="P3"><text:soft-page-break/>Si1 = Si 524 (Copy F. Geers) <text:tab/>6–16; 35–46</text:p>
      <text:p text:style-name="P8"><text:span text:style-name="T4">Su1 = </text:span><text:span text:style-name="T30">MDP</text:span><text:span text:style-name="T4"> 27 212 <text:tab/>8–10</text:span></text:p>
      <text:p text:style-name="P3">X1 = A 7475 ii 27-52, iii 1–22 <text:tab/>1–51</text:p>
      <text:p text:style-name="P3">X2 = BM 54327 iv 1’–16’ <text:tab/>21–29; 43–46; 31–34</text:p>
      <text:p text:style-name="P8"><text:span text:style-name="T4">X3 = IM 13347 (</text:span><text:span text:style-name="T30">TIM</text:span><text:span text:style-name="T4"> 9 38) <text:tab/>1–33; 44; 35; 34; 36; 38–48; 50–51</text:span></text:p>
      <text:p text:style-name="P3">X4 = Cornell 63<text:tab/> 19–44</text:p>
      <text:p text:style-name="P1"/>
      <text:p text:style-name="P1">N1collated from a photograph. Su1 could not be located. X3 collated by P. Steinkeller.</text:p>
      <text:p text:style-name="P1">X1 possibly from Sippar; X3 possibly from Ur. X4 was identified by Alhena Gadotti, who kindly transliterated it and arranged for photographs (by Lisa Kinney-Bajwa), just as this book was being finished. I was not able to study the tablet in person. The tablet is extremely worn. N9 was also identified at the last minute by Manfred Krebernik, who kindly provided a transliteration and digital photo.</text:p>
      <text:p text:style-name="P1"/>
      <text:p text:style-name="P1">Tablet typology: compilation tablets (Type I): N1, N5, Ur1, X1, X2. All the rest are Type III, except Su1, which is a Type IV lentil.</text:p>
      <text:p text:style-name="P25"/>
      <text:p text:style-name="P19"><text:span text:style-name="T14">Bibliography</text:span><text:span text:style-name="T8">: Editions: F. Ali, </text:span><text:span text:style-name="T13">SL</text:span><text:span text:style-name="T8"> 42–52; F. Ali, </text:span><text:span text:style-name="T13">Sumer</text:span><text:span text:style-name="T8"> 26 (1970) 160–69; Yuhong, </text:span><text:span text:style-name="T13">A Political History</text:span><text:span text:style-name="T8">, 8–10. </text:span><text:span text:style-name="T9">Translation: S. N. Kramer, </text:span><text:span text:style-name="T15">The Sumerians</text:span><text:span text:style-name="T9">, 333–34; </text:span><text:span text:style-name="T8">P. Michalowski, Royal Letters 80.</text:span></text:p>
      <text:p text:style-name="P25"/>
      <text:p text:style-name="P19"><text:span text:style-name="T6">Concordance</text:span><text:span text:style-name="T7"> of sigla used here (</text:span><text:span text:style-name="T12">CKU</text:span><text:span text:style-name="T7">) and by F. Ali in </text:span><text:span text:style-name="T12">SL</text:span><text:span text:style-name="T7"> and in </text:span><text:span text:style-name="T12">Sumer</text:span><text:span text:style-name="T7"> 26, with additions in </text:span><text:span text:style-name="T12">RCU</text:span><text:span text:style-name="T7">:</text:span></text:p>
      <text:p text:style-name="P25"/>
      <text:section text:style-name="Sect1" text:name="Section1">
        <text:p text:style-name="P1">N1 = A</text:p>
        <text:p text:style-name="P1">N2 = G</text:p>
        <text:p text:style-name="P1">N3 = H</text:p>
        <text:p text:style-name="P1">N4 = E</text:p>
        <text:p text:style-name="P1">N5 = I+F</text:p>
        <text:p text:style-name="P1">N6 = M</text:p>
        <text:p text:style-name="P1"><text:soft-page-break/>N7 = J </text:p>
        <text:p text:style-name="P1">N8 = D</text:p>
        <text:p text:style-name="P1">Ur1 = C </text:p>
        <text:p text:style-name="P1">Ur2 = O</text:p>
        <text:p text:style-name="P1">Si1 = K</text:p>
        <text:p text:style-name="P1">X1 = L </text:p>
        <text:p text:style-name="P1">X2 = N </text:p>
        <text:p text:style-name="P1">X3 = B </text:p>
        <text:p text:style-name="P1"/>
        <text:p text:style-name="P1"/>
        <text:p text:style-name="P1">A = N1 </text:p>
        <text:p text:style-name="P1">B = X3 </text:p>
        <text:p text:style-name="P1">C = Ur1</text:p>
        <text:p text:style-name="P1">D = N8</text:p>
        <text:p text:style-name="P1">E = N4 </text:p>
        <text:p text:style-name="P7"><text:span text:style-name="T4">F = N5 </text:span></text:p>
        <text:p text:style-name="P1">G = N2</text:p>
        <text:p text:style-name="P1">H = N3</text:p>
        <text:p text:style-name="P1">I = N5 </text:p>
        <text:p text:style-name="P1">J = N7 </text:p>
        <text:p text:style-name="P1">K = Si1</text:p>
        <text:p text:style-name="P1">L = X1</text:p>
        <text:p text:style-name="P1">M= N6 </text:p>
        <text:p text:style-name="P1">N = X2 </text:p>
        <text:p text:style-name="P1"/>
        <text:p text:style-name="P1"/>
      </text:section>
      <text:section text:style-name="Sect2" text:name="Section2">
        <text:p text:style-name="P10">Textual Matrix</text:p>
        <text:p text:style-name="P24"/>
        <text:p text:style-name="P19"><text:span text:style-name="T1">1. <text:s text:c="2"/></text:span><text:span text:style-name="T52">d</text:span><text:span text:style-name="T3">i-bí-</text:span><text:span text:style-name="T52">d</text:span><text:span text:style-name="T3">en.zu lugal-</text:span><text:span text:style-name="T84">ğ</text:span><text:span text:style-name="T3">u</text:span><text:span text:style-name="T65">10</text:span><text:span text:style-name="T3">-ra <text:s/>ù-na-a-dug</text:span><text:span text:style-name="T65">4</text:span></text:p>
        <text:p text:style-name="P19"><text:span text:style-name="T1">N1 <text:s text:c="2"/>oo o <text:s/>.. <text:s/>. <text:s/>. <text:s text:c="4"/>+ <text:s text:c="2"/>o <text:s/>o <text:s/>o <text:s/>o <text:s/>o</text:span></text:p>
        <text:p text:style-name="P19"><text:span text:style-name="T1">N5 <text:s text:c="2"/></text:span><text:span text:style-name="T54"></text:span><text:span text:style-name="T50">I</text:span><text:span text:style-name="T54"></text:span><text:span text:style-name="T1">. . <text:s/>o. <text:s/>+ <text:s/>. <text:s text:c="3"/>. <text:s text:c="2"/>+ <text:s/>+ <text:s/>+ <text:s/>- <text:s/>+</text:span></text:p>
        <text:p text:style-name="P19"><text:span text:style-name="T1">N8 <text:s text:c="2"/>.. + <text:s/>++ <text:s/>+ <text:s/>+ <text:s text:c="4"/>. <text:s text:c="2"/>o /o <text:s/>. <text:s/>+ <text:s/>.</text:span></text:p>
        <text:p text:style-name="P21">N9 <text:s text:c="2"/>.+ + <text:s/>++ <text:s/>+ <text:s/>. <text:s text:c="4"/>+ <text:s text:c="2"/>. /+ <text:s/>+ <text:s/>+ <text:s/>+</text:p>
        <text:p text:style-name="P19"><text:span text:style-name="T1">Ur1 <text:s/>.+ + <text:s/>++ <text:s/>+ <text:s/>+ <text:s text:c="4"/>+ <text:s text:c="2"/>+ /. <text:s/>a na <text:s/>+</text:span></text:p>
        <text:p text:style-name="P19"><text:span text:style-name="T1">Ur2 <text:s/>oo . <text:s/>.. <text:s/>. <text:s/>o <text:s text:c="4"/>o <text:s text:c="2"/>o <text:s/>o <text:s/>o <text:s/>o <text:s/>o</text:span></text:p>
        <text:p text:style-name="P19"><text:span text:style-name="T1">X1 <text:s text:c="2"/>.. . <text:s/>+. <text:s/>. <text:s/>+ <text:s text:c="4"/>+ <text:s text:c="2"/>. <text:s/>+ <text:s/>+ <text:s/>. <text:s/>+</text:span></text:p>
        <text:p text:style-name="P19"><text:span text:style-name="T1">X3 <text:s text:c="2"/></text:span><text:span text:style-name="T50">I</text:span><text:span text:style-name="T1">. o <text:s/>oo <text:s/>o <text:s/>o <text:s text:c="4"/>o <text:s text:c="2"/>o <text:s/>o <text:s/>o <text:s/>o <text:s/>o</text:span></text:p>
        <text:p text:style-name="P21"><text:s text:c="2"/></text:p>
        <text:p text:style-name="P19"><text:span text:style-name="T2">2. <text:s text:c="2"/></text:span><text:span text:style-name="T51">I</text:span><text:span text:style-name="T2">puzur</text:span><text:span text:style-name="T64">4</text:span><text:span text:style-name="T2">-</text:span><text:span text:style-name="T51">d</text:span><text:span text:style-name="T2">nu-muš-da énsi ka-zal-lu</text:span><text:span text:style-name="T51">ki</text:span><text:span text:style-name="T2"> árad-zu na-ab-bé-a</text:span></text:p>
        <text:p text:style-name="P22">N1 <text:s text:c="2"/>.. <text:s text:c="4"/>. o <text:s/>o <text:s/>o <text:s text:c="2"/>o <text:s text:c="2"/>o <text:s text:c="2"/>o <text:s/>o o <text:s/>+ <text:s text:c="3"/>. <text:s/>. . <text:s/>o <text:s/>o</text:p>
        <text:p text:style-name="P22">N5 <text:s text:c="2"/>+. <text:s text:c="4"/>+ + <text:s/>+ <text:s/>+ <text:s text:c="2"/>+ <text:s text:c="2"/>+ <text:s text:c="2"/>+ <text:s/>+ -/ + <text:s text:c="3"/>. <text:s/>+ . <text:s/>+ <text:s/>+</text:p>
        <text:p text:style-name="P19"><text:span text:style-name="T2">N8 <text:s text:c="2"/>oo <text:s text:c="4"/>o . <text:s/>. <text:s/>+ <text:s text:c="2"/>. <text:s text:c="2"/>o <text:s text:c="2"/>o <text:s/>o o <text:s/>o <text:s text:c="3"/>o <text:s/>. . <text:s/>o <text:s/>o</text:span></text:p>
        <text:p text:style-name="P22"><text:soft-page-break/>N9 <text:s text:c="2"/>-. <text:s text:c="4"/>+ + <text:s/>+ <text:s/>+ <text:s text:c="2"/>+ <text:s text:c="2"/>+ <text:s text:c="2"/>+ <text:s/>+ +/ + <text:s text:c="3"/>+ <text:s/>+ + <text:s/>+ <text:s/>+</text:p>
        <text:p text:style-name="P19"><text:span text:style-name="T2">Ur1 <text:s/>+. <text:s text:c="4"/>. </text:span><text:span text:style-name="T10">≠</text:span><text:span text:style-name="T2">šul</text:span><text:span text:style-name="T7"></text:span><text:span text:style-name="T2">-gi <text:s text:c="2"/>+ <text:s text:c="2"/>+ <text:s text:c="2"/>+ <text:s/>+ +/ + <text:s text:c="3"/>+ <text:s/>. + <text:s/>+ <text:s/>+</text:span></text:p>
        <text:p text:style-name="P19"><text:span text:style-name="T2">Ur2 <text:s/>o. <text:s text:c="4"/>+ šul-</text:span><text:span text:style-name="T10">≠</text:span><text:span text:style-name="T2">gi</text:span><text:span text:style-name="T7"></text:span><text:span text:style-name="T2"> <text:s text:c="2"/>o <text:s text:c="2"/>o <text:s text:c="2"/>o <text:s/>o o/ o <text:s text:c="3"/>. <text:s/>. . <text:s/>. <text:s/>o</text:span></text:p>
        <text:p text:style-name="P19"><text:span text:style-name="T2">X1 <text:s text:c="2"/>+. <text:s text:c="4"/>. </text:span><text:span text:style-name="T10">≠</text:span><text:span text:style-name="T2">šul-gi</text:span><text:span text:style-name="T7"></text:span><text:span text:style-name="T2"> <text:s text:c="2"/>. <text:s text:c="2"/>+ <text:s text:c="2"/>+ <text:s/>+ . <text:s/>. <text:s text:c="3"/>. <text:s/>+ <text:s/>+ <text:s/>+ +</text:span></text:p>
        <text:p text:style-name="P19"><text:span text:style-name="T2">X3 <text:s text:c="2"/>+. <text:s text:c="4"/>o o </text:span><text:span text:style-name="T76"><text:s/></text:span><text:span text:style-name="T2">o <text:s/>o <text:s text:c="2"/>o <text:s text:c="2"/>o <text:s/></text:span><text:span text:style-name="T76"><text:s/></text:span><text:span text:style-name="T2">o</text:span><text:span text:style-name="T76"> <text:s/></text:span><text:span text:style-name="T2"><text:s/>o o <text:s/>o </text:span><text:span text:style-name="T76"><text:s text:c="3"/></text:span><text:span text:style-name="T2">o <text:s/>o <text:s/>o <text:s/>o o</text:span><text:span text:style-name="T1"> <text:s text:c="35"/></text:span></text:p>
        <text:p text:style-name="P21"/>
        <text:p text:style-name="P19"><text:span text:style-name="T1">3. <text:s text:c="2"/></text:span><text:span text:style-name="T3">lú-kí</text:span><text:span text:style-name="T84">ğ</text:span><text:span text:style-name="T3">-gi</text:span><text:span text:style-name="T65">4</text:span><text:span text:style-name="T3">-a </text:span><text:span text:style-name="T52">d</text:span><text:span text:style-name="T3">iš-bi-èr-ra <text:s text:c="3"/>ugu-</text:span><text:span text:style-name="T84">ğ</text:span><text:span text:style-name="T3">u</text:span><text:span text:style-name="T65">10</text:span><text:span text:style-name="T3">-</text:span><text:span text:style-name="T1">šè</text:span><text:span text:style-name="T3"> ì-gin</text:span></text:p>
        <text:p text:style-name="P19"><text:span text:style-name="T1">N1 <text:s text:c="2"/>+ <text:s/>+ <text:s text:c="2"/>+ <text:s text:c="2"/>+ ++ + <text:s/>. <text:s/>o <text:s text:c="5"/>o <text:s text:c="2"/>o <text:s text:c="2"/>o <text:s/>o <text:s text:c="2"/>o</text:span></text:p>
        <text:p text:style-name="P19"><text:span text:style-name="T1">N5 <text:s text:c="2"/>+ <text:s/>. <text:s text:c="2"/>. <text:s text:c="2"/>. .. . <text:s/>. <text:s/>. <text:s text:c="5"/>o <text:s text:c="2"/>o <text:s text:c="2"/>o <text:s/>o <text:s text:c="2"/>o</text:span></text:p>
        <text:p text:style-name="P19"><text:span text:style-name="T1">N8 <text:s text:c="2"/>o <text:s/>o <text:s text:c="2"/>o <text:s text:c="2"/>o oo o <text:s/>o <text:s/>o <text:s text:c="5"/>. <text:s text:c="2"/>. <text:s text:c="2"/>o <text:s/>o <text:s text:c="2"/>o</text:span></text:p>
        <text:p text:style-name="P19"><text:span text:style-name="T1">N9 <text:s text:c="2"/>+ <text:s/>+ <text:s text:c="2"/>+ <text:s text:c="2"/>+ ++ + <text:s/>. <text:s/>. <text:s text:c="5"/>+ <text:s text:c="2"/>+ <text:s text:c="2"/>+ <text:s/>+ <text:s text:c="2"/>+</text:span></text:p>
        <text:p text:style-name="P19"><text:span text:style-name="T1">Ur1 <text:s/>+ <text:s/>+ <text:s text:c="2"/>. <text:s text:c="2"/>+ ++ + <text:s/>+ <text:s/>+ / <text:s text:c="3"/>. <text:s text:c="2"/>. <text:s text:c="3"/></text:span><text:span text:style-name="T7">≠</text:span><text:span text:style-name="T1">im</text:span><text:span text:style-name="T50">?</text:span><text:span text:style-name="T1">-mi</text:span><text:span text:style-name="T50">?</text:span><text:span text:style-name="T1">-in</text:span><text:span text:style-name="T50">?</text:span><text:span text:style-name="T1">-gin-en</text:span><text:span text:style-name="T7"></text:span></text:p>
        <text:p text:style-name="P19"><text:span text:style-name="T1">Ur2 <text:s/>. <text:s/>. <text:s text:c="2"/>. <text:s text:c="2"/>+ -+ . <text:s/>o <text:s/>o </text:span><text:span text:style-name="T7">≠</text:span><text:span text:style-name="T1">ke</text:span><text:span text:style-name="T63">4</text:span><text:span text:style-name="T7"></text:span><text:span text:style-name="T1"> . <text:s text:c="2"/>o <text:s text:c="3"/>o o <text:s text:c="2"/>o </text:span></text:p>
        <text:p text:style-name="P19"><text:span text:style-name="T1">X1 <text:s text:c="2"/>+ <text:s/>. <text:s text:c="2"/>. <text:s text:c="2"/>. .o o <text:s/>+ <text:s/>+ <text:s text:c="5"/>+ <text:s text:c="2"/>. <text:s text:c="3"/>- + im+</text:span></text:p>
        <text:p text:style-name="P19"><text:span text:style-name="T1">X3 <text:s text:c="2"/>. <text:s/>. <text:s text:c="2"/></text:span><text:span text:style-name="T3">o <text:s text:c="2"/>o oo o <text:s/>o <text:s/>o <text:s text:c="5"/>o <text:s text:c="2"/>o <text:s text:c="3"/>o o <text:s text:c="2"/>o</text:span></text:p>
        <text:p text:style-name="P23"><text:s/></text:p>
        <text:p text:style-name="P19"><text:span text:style-name="T1">4. <text:s text:c="3"/></text:span><text:span text:style-name="T52">d</text:span><text:span text:style-name="T3">iš-bi-èr-ra lugal-</text:span><text:span text:style-name="T84">ğ</text:span><text:span text:style-name="T3">u</text:span><text:span text:style-name="T65">10</text:span><text:span text:style-name="T3"> ugu-zu-šè kí</text:span><text:span text:style-name="T84">ğ</text:span><text:span text:style-name="T3">-gi</text:span><text:span text:style-name="T65">4</text:span><text:span text:style-name="T3">-a im-mi-in-gi</text:span><text:span text:style-name="T65">4</text:span></text:p>
        <text:p text:style-name="P19"><text:span text:style-name="T1">N1 <text:s text:c="2"/></text:span><text:span text:style-name="T50">I</text:span><text:span text:style-name="T1">++ <text:s/>. <text:s/>. <text:s/>+ <text:s text:c="2"/>. <text:s text:c="3"/>+ <text:s text:c="2"/>. <text:s text:c="2"/>o <text:s/>o <text:s/>. <text:s text:c="2"/>. <text:s text:c="2"/>+ . <text:s/>+ <text:s/>. <text:s/>o</text:span></text:p>
        <text:p text:style-name="P19"><text:span text:style-name="T1">N4 <text:s text:c="3"/>oo <text:s/>. <text:s/>o <text:s/>o <text:s text:c="2"/>o <text:s text:c="3"/>o <text:s text:c="2"/>o <text:s text:c="2"/>o <text:s/>o <text:s/>o <text:s text:c="2"/>o <text:s text:c="2"/>o o <text:s/>o <text:s/>o <text:s/>o</text:span></text:p>
        <text:p text:style-name="P19"><text:span text:style-name="T1">N5 <text:s text:c="3"/>.. <text:s/>o <text:s/>. <text:s/>+ <text:s text:c="2"/>- <text:s text:c="3"/>- <text:s text:c="2"/>+ <text:s text:c="2"/>+ <text:s/>- <text:s/>+ <text:s text:c="2"/>. <text:s text:c="2"/>o o <text:s/>o <text:s/>o <text:s/>o</text:span></text:p>
        <text:p text:style-name="P19"><text:span text:style-name="T1">N6 <text:s text:c="3"/>oo <text:s/>o <text:s/>. <text:s/>. <text:s text:c="2"/>. <text:s text:c="3"/>o <text:s text:c="2"/>o <text:s text:c="2"/>o <text:s/>o <text:s/>o <text:s text:c="2"/>o <text:s text:c="2"/>o o <text:s/>o <text:s/>o <text:s/>o</text:span></text:p>
        <text:p text:style-name="P19"><text:span text:style-name="T1">N8 <text:s text:c="3"/>++ <text:s/>+ <text:s/>. <text:s/>. <text:s text:c="2"/>o <text:s text:c="3"/>o <text:s text:c="2"/>. <text:s text:c="2"/>+ <text:s/>+ <text:s/>. <text:s text:c="2"/>o <text:s text:c="2"/>o o <text:s/>o <text:s/>o <text:s/>o</text:span></text:p>
        <text:p text:style-name="P21">N9 <text:s text:c="3"/>++ <text:s/>+ <text:s/>+ <text:s/>+ <text:s text:c="2"/>. <text:s text:c="3"/>+ <text:s text:c="2"/>+ <text:s text:c="2"/>. <text:s/>+ <text:s/>+ <text:s text:c="2"/>. <text:s text:c="2"/>. + <text:s/>+ <text:s/>- <text:s/>.</text:p>
        <text:p text:style-name="P19"><text:span text:style-name="T1">Ur1 <text:s text:c="2"/>++ <text:s/>+ <text:s/>+ <text:s/>+ <text:s text:c="2"/>+ <text:s text:c="3"/>+ <text:s text:c="2"/>. <text:s text:c="2"/>. uš <text:s/>+ <text:s text:c="2"/>. <text:s text:c="2"/>- . <text:s/>o <text:s/>o <text:s/>.</text:span></text:p>
        <text:p text:style-name="P19"><text:span text:style-name="T1">Ur2 <text:s text:c="2"/>.. <text:s/>. <text:s/>. <text:s/>. <text:s text:c="2"/>. <text:s text:c="3"/>. <text:s text:c="2"/>. <text:s text:c="2"/>. <text:s/>+/ . <text:s text:c="2"/>. <text:s text:c="2"/>. . <text:s/>. <text:s/>+ <text:s/>.</text:span><text:span text:style-name="Footnote_20_Symbol"><text:span text:style-name="T1"> </text:span></text:span><text:span text:style-name="Footnote_20_Symbol"><text:span text:style-name="T1"><text:note text:id="ftn16" text:note-class="footnote"><text:note-citation>16</text:note-citation><text:note-body><text:p text:style-name="Plain_20_Text"><text:span text:style-name="T45"><text:s/>Followed by a unique line: <text:s/></text:span><text:span text:style-name="T18">≠</text:span><text:span text:style-name="T59">I</text:span><text:span text:style-name="T18">iå-bi-èr-ra lugal-Ñu</text:span><text:span text:style-name="T73">10</text:span><text:span text:style-name="T18"> na-ab</text:span><text:span text:style-name="T26"></text:span><text:span text:style-name="T18">-bé-[a]</text:span><text:span text:style-name="T45">.</text:span></text:p></text:note-body></text:note></text:span></text:span></text:p>
        <text:p text:style-name="P19"><text:span text:style-name="T1">X1 <text:s text:c="3"/>.+ <text:s/>+ <text:s/>+ <text:s/>. <text:s text:c="2"/>. <text:s text:c="3"/>+ <text:s text:c="2"/>+ <text:s text:c="2"/>. <text:s/>- <text:s/>. <text:s text:c="2"/>. <text:s text:c="2"/>+ + <text:s/>. <text:s/>- <text:s/>.</text:span></text:p>
        <text:p text:style-name="P19"><text:span text:style-name="T1">X3 <text:s text:c="3"/># (or on same line with 3)</text:span></text:p>
        <text:p text:style-name="P21"/>
        <text:p text:style-name="P19"><text:span text:style-name="T1">5. <text:s/>igi-ni ma-an-</text:span><text:span text:style-name="T83">ğ</text:span><text:span text:style-name="T1">ar-ma</text:span></text:p>
        <text:p text:style-name="P21">N1 <text:s/>+ <text:s text:c="2"/>+ <text:s/>+ <text:s/>. <text:s/>o <text:s text:c="3"/>o </text:p>
        <text:p text:style-name="P21"><text:soft-page-break/>N4 <text:s/>. <text:s text:c="2"/>+ <text:s/>. <text:s/>o <text:s/>o <text:s text:c="3"/>o </text:p>
        <text:p text:style-name="P19"><text:span text:style-name="T1">N5 <text:s/>. <text:s text:c="2"/></text:span><text:span text:style-name="T3">o <text:s/>+ <text:s/>+ <text:s/>+ <text:s text:c="3"/>.</text:span></text:p>
        <text:p text:style-name="P23">N6 <text:s/>o <text:s text:c="2"/>. <text:s/>. <text:s/>o <text:s/>o <text:s text:c="3"/>o</text:p>
        <text:p text:style-name="P23">N8 <text:s/>. <text:s text:c="2"/>+ <text:s/>+ <text:s/>o <text:s/>o <text:s text:c="3"/>o</text:p>
        <text:p text:style-name="P23">N9 <text:s/>+ <text:s text:c="2"/>+ <text:s/>+ <text:s/>+ <text:s/>+ <text:s text:c="3"/>+</text:p>
        <text:p text:style-name="P23">Ur1 . <text:s text:c="2"/>. <text:s/>+ <text:s/>+ <text:s/>. <text:s text:c="3"/>. <text:s/>(after 3)</text:p>
        <text:p text:style-name="P23">Ur2 . <text:s text:c="2"/>+ <text:s/>. <text:s/>. <text:s/>. <text:s text:c="3"/>+ <text:s/>(after 3)</text:p>
        <text:p text:style-name="P19"><text:span text:style-name="T3">X1 <text:s/>+ <text:s text:c="2"/></text:span><text:span text:style-name="T1">+ <text:s/>+ <text:s/>+ <text:s/>+ <text:s text:c="3"/>- <text:s/>(after 3)</text:span></text:p>
        <text:p text:style-name="P19"><text:span text:style-name="T1">X3 <text:s/>. <text:s text:c="2"/>. <text:s/>o <text:s/>o <text:s/>o <text:s text:c="3"/>o <text:s/>(after 3)</text:span></text:p>
        <text:p text:style-name="P21"/>
        <text:p text:style-name="P19"><text:span text:style-name="T1">6. <text:s/></text:span><text:span text:style-name="T52">d</text:span><text:span text:style-name="T3">en-líl lugal-</text:span><text:span text:style-name="T84">ğ</text:span><text:span text:style-name="T3">u</text:span><text:span text:style-name="T65">10</text:span><text:span text:style-name="T3"> nam-sipa kalam-ma ka-ka-ni ma-an-šúm</text:span></text:p>
        <text:p text:style-name="P19"><text:span text:style-name="T1">N1 <text:s/>++ <text:s/>+ <text:s text:c="2"/>+ <text:s text:c="4"/>+ <text:s text:c="2"/>. <text:s text:c="2"/>+ <text:s text:c="3"/>. <text:s text:c="4"/>o <text:s/>+ <text:s/>+ <text:s/>+ <text:s/>ba . <text:s text:c="3"/>o</text:span></text:p>
        <text:p text:style-name="P19"><text:span text:style-name="T1">N4 <text:s/>.+ <text:s/>. <text:s text:c="2"/>o <text:s text:c="4"/>o / . <text:s text:c="2"/>+ <text:s text:c="3"/>. <text:s text:c="4"/>o/ . <text:s/>+ <text:s/>+ <text:s/>. <text:s/>o <text:s text:c="3"/>o</text:span></text:p>
        <text:p text:style-name="P19"><text:span text:style-name="T1">N5 <text:s/>oo <text:s/>. <text:s text:c="2"/>+ <text:s text:c="4"/>+ <text:s text:c="2"/>+ <text:s text:c="2"/>+ <text:s text:c="3"/>. <text:s text:c="4"/>. <text:s/>. <text:s/>. <text:s/>. <text:s/>. <text:s/>o <text:s text:c="3"/>o</text:span></text:p>
        <text:p text:style-name="P19"><text:span text:style-name="T1">N6 <text:s/>.. <text:s/>. <text:s text:c="2"/>+ <text:s text:c="4"/>. <text:s text:c="2"/>. <text:s text:c="2"/>o <text:s text:c="3"/>o <text:s text:c="4"/>o <text:s/>o <text:s/>o <text:s/>o <text:s/>o <text:s/>o <text:s text:c="3"/>o</text:span></text:p>
        <text:p text:style-name="P19"><text:span text:style-name="T1">N8 <text:s/>.+ <text:s/>+ <text:s text:c="2"/>+ <text:s text:c="4"/>. <text:s text:c="2"/>o <text:s text:c="2"/>o <text:s text:c="3"/>o <text:s text:c="4"/>o <text:s/>+ <text:s/>+ <text:s/>o <text:s/>o <text:s/>o <text:s text:c="3"/>o</text:span></text:p>
        <text:p text:style-name="P21">N9 <text:s/>++ <text:s/>+ <text:s text:c="2"/>+ <text:s text:c="4"/>+ <text:s text:c="2"/>+ <text:s text:c="2"/>+ <text:s text:c="3"/>+ <text:s text:c="4"/>+ <text:s/>+ <text:s/>+ <text:s/>. <text:s/>+ <text:s/>+ <text:s text:c="3"/>+</text:p>
        <text:p text:style-name="P19"><text:span text:style-name="T1">Ur1 ++ <text:s/>+ <text:s text:c="2"/>+ <text:s text:c="4"/>+ <text:s text:c="2"/>+ <text:s text:c="2"/>. <text:s text:c="3"/>+ <text:s text:c="4"/>./ + <text:s/>. <text:s/>. </text:span><text:span text:style-name="T7">≠</text:span><text:span text:style-name="T1">ba</text:span><text:span text:style-name="T7"></text:span><text:span text:style-name="T1"> . <text:s text:c="3"/>.</text:span></text:p>
        <text:p text:style-name="P19"><text:span text:style-name="T1">Ur2 .. <text:s/>. <text:s text:c="2"/>. <text:s text:c="4"/>. <text:s text:c="2"/>. <text:s text:c="2"/>. <text:s text:c="3"/>. <text:s text:c="4"/>. <text:s/>. <text:s/>o <text:s/>o <text:s/>ba + <text:s text:c="3"/>+</text:span></text:p>
        <text:p text:style-name="P19"><text:span text:style-name="T1">Si1 o. <text:s/>+ <text:s text:c="2"/>+ <text:s text:c="4"/>+ <text:s text:c="2"/>. <text:s text:c="2"/>o <text:s text:c="3"/>o <text:s text:c="4"/>o <text:s/>. <text:s/>. <text:s/>o <text:s/>o <text:s/>o <text:s text:c="3"/>o</text:span></text:p>
        <text:p text:style-name="P19"><text:span text:style-name="T1">X1 <text:s/>.+ <text:s/>+ <text:s text:c="2"/>. <text:s text:c="4"/>. <text:s text:c="2"/>. <text:s text:c="2"/>. <text:s text:c="3"/>. <text:s text:c="4"/>. <text:s/>+ <text:s/>+ <text:s/>+ <text:s/>+ <text:s/>+ <text:s text:c="3"/>.</text:span></text:p>
        <text:p text:style-name="P19"><text:span text:style-name="T1">X3 <text:s/>.. <text:s/>. <text:s text:c="2"/>. <text:s text:c="4"/>. <text:s text:c="2"/>. <text:s text:c="2"/>o <text:s text:c="3"/>o <text:s text:c="4"/>o <text:s/>o <text:s/>o <text:s/>o <text:s/>o <text:s/>o <text:s text:c="3"/>o <text:s/></text:span></text:p>
        <text:p text:style-name="P21"/>
        <text:p text:style-name="P19">7. <text:s text:c="2"/>gú <text:span text:style-name="T49">íd</text:span>idigna gú <text:span text:style-name="T49">íd</text:span>buranun-na <text:s/>gú <text:span text:style-name="T49">íd</text:span>abgal <text:s text:c="6"/>ù gú <text:span text:style-name="T49">íd</text:span>me-<text:span text:style-name="T49">d</text:span>en-líl-lá</text:p>
        <text:p text:style-name="P19"><text:span text:style-name="T75">N1 <text:s text:c="2"/>+ <text:s/>++ <text:s text:c="5"/>- <text:s/>+. <text:s text:c="5"/></text:span><text:span text:style-name="T75"><text:s/>o <text:s text:c="2"/>+ <text:s/>+ . <text:s text:c="10"/>. o <text:s/>oo <text:s/>oo <text:s/>o <text:s text:c="2"/>o <text:s text:c="3"/></text:span></text:p>
        <text:p text:style-name="P19"><text:span text:style-name="T75">N4 <text:s text:c="2"/>. <text:s/>.. <text:s text:c="4"/>/. <text:s/>.o <text:s text:c="6"/>o / + <text:s/>+ o <text:s text:c="8"/>/ + + <text:s/>+. <text:s/>oo <text:s/>o <text:s text:c="2"/>o</text:span></text:p>
        <text:p text:style-name="P19"><text:span text:style-name="T75">N6 <text:s text:c="2"/>o <text:s/>.. <text:s text:c="5"/>o <text:s/>oo <text:s text:c="6"/>o <text:s text:c="2"/>o <text:s/>o o <text:s text:c="10"/>o . <text:s/>oo <text:s/>oo <text:s/>o <text:s text:c="2"/>o </text:span></text:p>
        <text:p text:style-name="P19"><text:span text:style-name="T75">N8 <text:s text:c="2"/>o <text:s/>.+ <text:s text:c="5"/>. <text:s/>oo <text:s text:c="6"/>o / o <text:s/>. . <text:s text:c="10"/>o o <text:s/>oo <text:s/>oo <text:s/>o <text:s text:c="2"/>o</text:span></text:p>
        <text:p text:style-name="P28">N9 <text:s text:c="2"/>+ <text:s/>+. <text:s text:c="5"/>+ <text:s/>++ <text:s text:c="6"/>+ <text:s text:c="2"/>+ <text:s/>-+ <text:s text:c="11"/>+ - <text:s/>++ <text:s/>++ <text:s/>+ <text:s text:c="2"/>+</text:p>
        <text:p text:style-name="P19"><text:span text:style-name="T75">Si1 <text:s/>. <text:s/>+. <text:s text:c="5"/>. <text:s/>.o <text:s text:c="2"/></text:span><text:span text:style-name="T75"><text:s text:c="4"/>o <text:s text:c="2"/>+ <text:s/>.</text:span><text:span text:style-name="T42">≠</text:span><text:span text:style-name="T75">áb</text:span><text:span text:style-name="T42"></text:span><text:span text:style-name="T75">-gal <text:s text:c="5"/>. o <text:s/>oo <text:s/>oo <text:s/>o <text:s text:c="2"/>o</text:span></text:p>
        <text:p text:style-name="P19"><text:span text:style-name="T75">Ur1 <text:s/>. <text:s/>.+ <text:s text:c="5"/>. <text:s/>.. <text:s text:c="6"/>o / . <text:s/>+</text:span><text:span text:style-name="T49">á</text:span><text:span text:style-name="T60">b</text:span><text:span text:style-name="T4">≠</text:span><text:span text:style-name="T75">abgal-bi</text:span><text:span text:style-name="T4"></text:span><text:span text:style-name="T75"> / + + <text:s/>.+ <text:s/>++ <text:s/>. <text:s text:c="2"/>. <text:s text:c="3"/></text:span></text:p>
        <text:p text:style-name="P19"><text:span text:style-name="T75">Ur2 <text:s/>o <text:s/>.. <text:s text:c="5"/>. <text:s/>.. <text:s text:c="6"/>. <text:s text:c="2"/>o <text:s/>.o o <text:s text:c="7"/>/ . . <text:s/>.o <text:s/>.. <text:s/>. <text:s text:c="2"/>o</text:span></text:p>
        <text:p text:style-name="P19"><text:span text:style-name="T75">X1 <text:s text:c="2"/>. <text:s/>.. <text:s text:c="5"/>. <text:s/>.. <text:s text:c="10"/>. <text:s/>.áb-gal <text:s text:c="6"/>. - <text:s/>.. <text:s/>.. <text:s/>. <text:s text:c="2"/>+</text:span></text:p>
        <text:p text:style-name="P19"><text:soft-page-break/><text:span text:style-name="T75">X3 <text:s text:c="2"/>. <text:s/>++ <text:s text:c="5"/>. <text:s/>+. <text:s text:c="6"/>-</text:span><text:span text:style-name="Footnote_20_Symbol"><text:span text:style-name="T75"><text:note text:id="ftn17" text:note-class="footnote"><text:note-citation>17</text:note-citation><text:note-body><text:p text:style-name="Footnote"><text:s/>Although this source utilizes the writing with final <text:span text:style-name="T18">na</text:span> in line 43, there does not seem to be enough space here for this sign (<text:span text:style-name="T18">UD.≠KIB.NUN</text:span><text:span text:style-name="T26"></text:span>).</text:p></text:note-body></text:note></text:span></text:span><text:span text:style-name="T75"> <text:s/>- <text:s/>+ . <text:s text:c="10"/>o o <text:s/>oo <text:s/>oo <text:s/>o <text:s text:c="2"/>o</text:span></text:p>
        <text:p text:style-name="P28"/>
        <text:p text:style-name="P19"><text:span text:style-name="T1">8. <text:s/>uru</text:span><text:span text:style-name="T50">ki</text:span><text:span text:style-name="T1">-bi-ne di</text:span><text:span text:style-name="T83">ğ</text:span><text:span text:style-name="T1">ir-bi-ne ù ugnim-bi-ne</text:span></text:p>
        <text:p text:style-name="P19"><text:span text:style-name="T1">N1 <text:s/>+ <text:s/>+ + <text:s text:c="2"/>+ <text:s text:c="2"/>+ <text:s text:c="3"/>+ <text:s/>. - . <text:s text:c="4"/>o <text:s text:c="2"/>o</text:span></text:p>
        <text:p text:style-name="P19"><text:span text:style-name="T1">N4 <text:s/>+ <text:s/>+ + <text:s text:c="2"/>+ <text:s text:c="2"/>. <text:s text:c="3"/>o <text:s/>o/+ + <text:s text:c="4"/>. <text:s text:c="2"/>o</text:span></text:p>
        <text:p text:style-name="P19"><text:span text:style-name="T1">N6 <text:s/>o <text:s/>o o <text:s text:c="2"/>o <text:s text:c="2"/>o <text:s text:c="3"/>. <text:s/>o o o <text:s text:c="4"/>o <text:s text:c="2"/>o</text:span></text:p>
        <text:p text:style-name="P21">N9 <text:s/>+ <text:s/>- + e + <text:s text:c="2"/>+ <text:s text:c="3"/>+e + + + <text:s text:c="4"/>+ e +</text:p>
        <text:p text:style-name="P19"><text:span text:style-name="T1">Ur1 . <text:s/>+ .</text:span><text:span text:style-name="T7">≠</text:span><text:span text:style-name="T1">ne</text:span><text:span text:style-name="T7"></text:span><text:span text:style-name="T1">. <text:s text:c="2"/>. <text:s text:c="3"/>. <text:s/>o/. + <text:s text:c="4"/>x <text:s text:c="2"/>o</text:span></text:p>
        <text:p text:style-name="P19"><text:span text:style-name="T1">Ur2 + <text:s/>. .</text:span><text:span text:style-name="T7">≠</text:span><text:span text:style-name="T1">e</text:span><text:span text:style-name="T7"></text:span><text:span text:style-name="T1"> . <text:s text:c="2"/>o <text:s text:c="3"/>. <text:s/>o/. . <text:s text:c="4"/>. <text:s text:c="2"/>o</text:span></text:p>
        <text:p text:style-name="P19"><text:span text:style-name="T1">Si1 . <text:s/>- + <text:s text:c="2"/>+ <text:s text:c="2"/>+ <text:s text:c="3"/>. <text:s/>o + . <text:s text:c="4"/>o <text:s text:c="2"/>o</text:span></text:p>
        <text:p text:style-name="P19"><text:span text:style-name="T1">Su1 + <text:s/>+ + e +/ <text:s/>+ <text:s text:c="3"/>+e + - .</text:span><text:span text:style-name="Footnote_20_Symbol"><text:span text:style-name="T1"><text:note text:id="ftn18" text:note-class="footnote"><text:note-citation>18</text:note-citation><text:note-body><text:p text:style-name="Footnote"><text:span text:style-name="T4"><text:s/>Written: </text:span><text:span text:style-name="T29">SU.LU.ÚB.≠</text:span><text:span text:style-name="T85">Ğ</text:span><text:span text:style-name="T29">AR</text:span><text:span text:style-name="T43"></text:span><text:span text:style-name="T4">.</text:span></text:p></text:note-body></text:note></text:span></text:span><text:span text:style-name="T1"> <text:s text:c="3"/>. e +</text:span></text:p>
        <text:p text:style-name="P19"><text:span text:style-name="T1">X1 <text:s/>. <text:s/>- + <text:s text:c="2"/>. <text:s text:c="2"/>. <text:s text:c="3"/>. <text:s/>. . . <text:s text:c="4"/>+ <text:s text:c="2"/>.</text:span></text:p>
        <text:p text:style-name="P19"><text:span text:style-name="T1">X3 <text:s/>. <text:s/>- + e + <text:s text:c="2"/>+ <text:s text:c="3"/>+</text:span><text:span text:style-name="T7">≠</text:span><text:span text:style-name="T1">e</text:span><text:span text:style-name="T7"></text:span><text:span text:style-name="T1">. o o <text:s text:c="4"/>o <text:s text:c="2"/>o</text:span></text:p>
        <text:p text:style-name="P21"><text:s text:c="2"/></text:p>
        <text:p text:style-name="P19"><text:span text:style-name="T1">9. <text:s/></text:span><text:span text:style-name="T3">ma-da ha-ma-zi</text:span><text:span text:style-name="T52">ki</text:span><text:span text:style-name="T3">-ta <text:s/>en-na a-ab-ba <text:s/>má-gan</text:span><text:span text:style-name="T52">ki</text:span><text:span text:style-name="T3">-na-šè</text:span></text:p>
        <text:p text:style-name="P19"><text:span text:style-name="T1">N1 <text:s/>+ <text:s/>. <text:s/>+ <text:s/>+ <text:s/>. + <text:s/>+ <text:s text:c="2"/>+ <text:s/>- + <text:s/>+ <text:s/>o <text:s text:c="2"/>o <text:s/>o <text:s text:c="2"/>oo <text:s/>o</text:span></text:p>
        <text:p text:style-name="P19"><text:span text:style-name="T1">N4 <text:s/>+ <text:s/>+ <text:s/>+ <text:s/>+ <text:s/>. o <text:s/>o / + <text:s/>+ + <text:s/>+ <text:s/>+ <text:s text:c="2"/>+ <text:s/>. <text:s text:c="2"/>oo <text:s/>.</text:span></text:p>
        <text:p text:style-name="P19"><text:span text:style-name="T1">N6 <text:s/>o <text:s/>o <text:s/>o <text:s/>o <text:s/>. o <text:s/>o <text:s text:c="2"/>o <text:s/>o o <text:s/>o <text:s/>o <text:s text:c="2"/>o <text:s/>o <text:s text:c="2"/>oo <text:s/>o</text:span></text:p>
        <text:p text:style-name="P21">N9 <text:s/>+ <text:s/>+ki+ <text:s/>+ <text:s/>+ + <text:s/>+ <text:s text:c="2"/>+ <text:s/>+ + <text:s/>+ <text:s/>+ <text:s text:c="2"/>+ <text:s/>+ <text:s text:c="2"/>++ <text:s/>+</text:p>
        <text:p text:style-name="P19"><text:span text:style-name="T1">Ur1 . <text:s/>. <text:s/>+ <text:s/>+ </text:span><text:span text:style-name="T7">≠</text:span><text:span text:style-name="T1">zí</text:span><text:span text:style-name="T7"></text:span><text:span text:style-name="T1">o <text:s/>o/ <text:s/>. <text:s/>. . </text:span><text:span text:style-name="T7">≠</text:span><text:span text:style-name="T1">a</text:span><text:span text:style-name="T50">?</text:span><text:span text:style-name="T7"></text:span><text:span text:style-name="T1"> o/ ù + <text:s/>. <text:s text:c="2"/>oo <text:s/>o</text:span><text:span text:style-name="Footnote_20_Symbol"><text:span text:style-name="T1"><text:note text:id="ftn19" text:note-class="footnote"><text:note-citation>19</text:note-citation><text:note-body><text:p text:style-name="Plain_20_Text"><text:span text:style-name="T4"><text:s/>Ur1 must have had more after ≠</text:span><text:span text:style-name="T18">a-a</text:span><text:span text:style-name="T59">?</text:span><text:span text:style-name="T26"></text:span><text:span text:style-name="T18">-[ab-ba</text:span><text:span text:style-name="T29">]</text:span><text:span text:style-name="T4">, perhaps Dilmun.</text:span></text:p></text:note-body></text:note></text:span></text:span></text:p>
        <text:p text:style-name="P19"><text:span text:style-name="T3">Ur2 .</text:span><text:span text:style-name="T3"> <text:s/>. <text:s/>. <text:s/>. </text:span><text:span text:style-name="T7">≠</text:span><text:span text:style-name="T3">zí</text:span><text:span text:style-name="T7"></text:span><text:span text:style-name="T3">. <text:s/>. <text:s text:c="2"/>. <text:s/>. o <text:s/>o <text:s/>o <text:s text:c="2"/>o <text:s/>o <text:s text:c="2"/>oo <text:s/>o</text:span></text:p>
        <text:p text:style-name="P19"><text:span text:style-name="T3">Si1 + <text:s/>+ <text:s/>+ <text:s/>+ <text:s/>. . <text:s/>+ <text:s text:c="2"/>+ <text:s/>. o <text:s/>o <text:s/>o <text:s text:c="2"/>o <text:s/>o <text:s text:c="2"/>oo <text:s/>o :</text:span></text:p>
        <text:p text:style-name="P19"><text:span text:style-name="T3">Su1 . <text:s/>+ki+ <text:s/>+ <text:s/>zí- <text:s/>./ <text:s/>- <text:s/>- . <text:s/>a <text:s/>- <text:s text:c="2"/>+ <text:s/>+an na</text:span><text:span text:style-name="T52">ki</text:span><text:span text:style-name="T3"> ta</text:span></text:p>
        <text:p text:style-name="P19"><text:span text:style-name="T3">X1 <text:s/>+ <text:s/>+ <text:s/>+ <text:s/>+ <text:s/>. . <text:s/></text:span><text:span text:style-name="T1">. <text:s text:c="2"/>. <text:s/>+ + <text:s/>. <text:s/>+ <text:s text:c="2"/>. <text:s/>. <text:s text:c="2"/></text:span><text:span text:style-name="T3">na</text:span><text:span text:style-name="T52">ki</text:span><text:span text:style-name="T1"> +</text:span></text:p>
        <text:p text:style-name="P19"><text:span text:style-name="T1">X3 <text:s/>. <text:s/></text:span><text:span text:style-name="T3">+ </text:span><text:span text:style-name="T52">I</text:span><text:span text:style-name="T3">+ <text:s/>+ <text:s/>+ <text:s/>+ + <text:s text:c="2"/>o <text:s/>o o <text:s/>o <text:s/>o <text:s text:c="2"/>o <text:s/>o <text:s text:c="2"/>oo <text:s/>o</text:span></text:p>
        <text:p text:style-name="P19"><text:span text:style-name="T3"><text:s text:c="3"/></text:span><text:span text:style-name="T3"><text:s/></text:span></text:p>
        <text:p text:style-name="P19"><text:span text:style-name="T1">10. igi </text:span><text:span text:style-name="T50">d</text:span><text:span text:style-name="T1">nin-in-si-na-ka-šè ku</text:span><text:span text:style-name="T63">4</text:span><text:span text:style-name="T1">-ku</text:span><text:span text:style-name="T63">4</text:span><text:span text:style-name="T1">-dè</text:span></text:p>
        <text:p text:style-name="P19"><text:span text:style-name="T1">N1 <text:s/>+ <text:s text:c="2"/>++ ì + <text:s/>.</text:span><text:span text:style-name="T50">ki</text:span><text:span text:style-name="T1"> + <text:s/>+ <text:s/>+ <text:s/>. <text:s/>o <text:s text:c="2"/>o </text:span></text:p>
        <text:p text:style-name="P21"><text:soft-page-break/>N4 <text:s/>. <text:s text:c="2"/>++ <text:s text:c="2"/>+ <text:s/>+ <text:s/>+ <text:s/>. <text:s/>. <text:s/>+ <text:s/>+ <text:s text:c="2"/>.</text:p>
        <text:p text:style-name="P19"><text:span text:style-name="T1">N9 <text:s/>. <text:s text:c="2"/>++ <text:s text:c="2"/>+ <text:s/>+ IN</text:span><text:span text:style-name="T50">ki</text:span><text:span text:style-name="T1"> + <text:s/>+ <text:s/>+ <text:s/>+ <text:s text:c="2"/>+</text:span></text:p>
        <text:p text:style-name="P19"><text:span text:style-name="T1">Ur2 . <text:s text:c="2"/>++ </text:span><text:span text:style-name="T2">ì</text:span><text:span text:style-name="T1"> + <text:s/>+ <text:s/>+ <text:s/>x (-) o <text:s/>. <text:s text:c="2"/>.</text:span></text:p>
        <text:p text:style-name="P21">Si1 . <text:s text:c="2"/>++ <text:s text:c="2"/>. <text:s/>o <text:s/>. <text:s/>+ <text:s/>+ <text:s/>. <text:s/>o <text:s text:c="2"/>o</text:p>
        <text:p text:style-name="P19"><text:span text:style-name="T1">Su1 . <text:s text:c="2"/>++ <text:s text:c="2"/>ì <text:s/>+ <text:s/>+</text:span><text:span text:style-name="T50">ki </text:span><text:span text:style-name="T1">- <text:s/>- <text:s/>+ <text:s/>+ <text:s text:c="2"/>ta</text:span></text:p>
        <text:p text:style-name="P21">X1 <text:s/>+ <text:s text:c="2"/>+. <text:s text:c="2"/>+ <text:s/>+ <text:s/>. <text:s/>- <text:s/>- <text:s/>. <text:s/>+ <text:s text:c="2"/>+</text:p>
        <text:p text:style-name="P21">X3 <text:s/>. <text:s text:c="2"/>++ <text:s text:c="2"/>+ <text:s/>+ <text:s/>+ <text:s/>- <text:s/>- <text:s/>+ <text:s/>+ <text:s text:c="2"/>o</text:p>
        <text:p text:style-name="P21"/>
        <text:p text:style-name="P19"><text:span text:style-name="T1">11. ì-si-in</text:span><text:span text:style-name="T50">ki</text:span><text:span text:style-name="T1"> nam-</text:span><text:span text:style-name="T83">ğ</text:span><text:span text:style-name="T1">á-nun </text:span><text:span text:style-name="T50">d</text:span><text:span text:style-name="T1">en-líl-lá-šè </text:span><text:span text:style-name="T83">ğ</text:span><text:span text:style-name="T1">á-</text:span><text:span text:style-name="T83">ğ</text:span><text:span text:style-name="T1">á-da mu <text:s text:c="2"/>tuk-tuk-da</text:span></text:p>
        <text:p text:style-name="P19"><text:span text:style-name="T1">N1 <text:s/>+ + <text:s/>+ + <text:s/>+ <text:s text:c="2"/>+ <text:s/>+ <text:s/>++ <text:s/>+ <text:s text:c="2"/>o <text:s/>o <text:s/>+ <text:s/>+ <text:s/>+ <text:s/>+ <text:s text:c="3"/>+ <text:s text:c="2"/>+ <text:s text:c="2"/>.</text:span></text:p>
        <text:p text:style-name="P19"><text:span text:style-name="T1">N4 <text:s/>+ + <text:s/>+ + <text:s/>+ <text:s text:c="2"/>. <text:s/>o/ ++ <text:s/>+ <text:s text:c="2"/>+ <text:s/>+ <text:s/>+ <text:s/>+ <text:s/>o/ o <text:s text:c="3"/>o <text:s text:c="2"/>o <text:s text:c="2"/>o</text:span></text:p>
        <text:p text:style-name="P19"><text:span text:style-name="T1">N5 <text:s/>o o <text:s/>o o <text:s/>o <text:s text:c="2"/>o <text:s/>+ <text:s/>++ <text:s/>o <text:s text:c="2"/>o <text:s/>o <text:s/>o <text:s/>o <text:s/>o <text:s/>+ šè + <text:s text:c="2"/>+ <text:s text:c="2"/>x</text:span><text:span text:style-name="Footnote_20_Symbol"><text:span text:style-name="T1"><text:note text:id="ftn20" text:note-class="footnote"><text:note-citation>20</text:note-citation><text:note-body><text:p text:style-name="Footnote"><text:s/>The surface of N5 is extremely worn at this point (lines 11–21). <text:s/>To simplify matters, whenever a sign can be even vaguely identified, it is marked as +; only non-broken signs at the ends of lines are notated as . or x. </text:p></text:note-body></text:note></text:span></text:span></text:p>
        <text:p text:style-name="P19"><text:span text:style-name="T3">N9 <text:s/>. + <text:s/>+ + <text:s/>+ <text:s text:c="2"/>+ <text:s/>+ </text:span><text:span text:style-name="T3"><text:s/>++ <text:s/>. <text:s text:c="2"/>. <text:s/>+ <text:s/>+ <text:s/>+ <text:s/>+ <text:s/>+ <text:s text:c="3"/>+ <text:s text:c="2"/>+ <text:s text:c="2"/>. <text:s text:c="4"/></text:span></text:p>
        <text:p text:style-name="P19"><text:span text:style-name="T3">Ur2 + + <text:s/>+ . <text:s/>+ <text:s text:c="2"/></text:span><text:span text:style-name="T3">. <text:s/>. <text:s/>.. <text:s/>+ <text:s text:c="2"/>- <text:s/>- <text:s/>+ <text:s/>. </text:span><text:span text:style-name="T7">≠</text:span><text:span text:style-name="T3">dè</text:span><text:span text:style-name="T7"></text:span><text:span text:style-name="T3">/+ šu . <text:s text:c="2"/>+ <text:s/></text:span><text:span text:style-name="T1">dè</text:span></text:p>
        <text:p text:style-name="P19"><text:span text:style-name="T3">Si1 . + <text:s/>+ + <text:s/>+ <text:s text:c="2"/>+ <text:s/>. <text:s/>++ <text:s/>+ <text:s text:c="2"/>. <text:s/>o <text:s/>o <text:s/>o <text:s/>o <text:s/>+ <text:s text:c="3"/>. <text:s text:c="2"/>+ <text:s text:c="2"/>­o</text:span></text:p>
        <text:p text:style-name="P19"><text:span text:style-name="T3">X1 <text:s/>+ + <text:s/>. . <text:s/>+ <text:s text:c="2"/>+ <text:s/>. <text:s/>.+ <text:s/>+ <text:s text:c="2"/>. <text:s/>. <text:s/>+ <text:s/>+ <text:s/>. <text:s/>+ <text:s text:c="3"/>+ <text:s text:c="2"/>+ <text:s/></text:span><text:span text:style-name="T1">dè</text:span></text:p>
        <text:p text:style-name="P19"><text:span text:style-name="T3">X3 <text:s/>. </text:span><text:span text:style-name="T1">+ <text:s/>+ + <text:s/>+ <text:s text:c="2"/>+ <text:s/>. <text:s/>.. <text:s/>o <text:s text:c="2"/>o <text:s/>o <text:s/>o <text:s text:c="2"/>o o <text:s/>. <text:s text:c="3"/>+ <text:s text:c="2"/>+ <text:s text:c="2"/>­o</text:span></text:p>
        <text:p text:style-name="P21"/>
        <text:p text:style-name="P21">12. nam-ra-ak-ne-ne <text:s text:c="6"/>uru-uru-bi durun-ù-dè</text:p>
        <text:p text:style-name="P19"><text:span text:style-name="T1">N1 <text:s/>+ <text:s text:c="2"/>+ <text:s/>+ <text:s/>+ <text:s/>+a ak-dè +ki .</text:span><text:span text:style-name="T7">≠</text:span><text:span text:style-name="T1">ki</text:span><text:span text:style-name="T7"></text:span><text:span text:style-name="T1">o <text:s/>+ <text:s text:c="4"/>+ .</text:span></text:p>
        <text:p text:style-name="P19"><text:span text:style-name="T1">N4 <text:s/>. <text:s text:c="2"/>+ <text:s/>+ <text:s/>+ <text:s/>+ / <text:s text:c="5"/>+ki +ki + <text:s/>+ <text:s text:c="4"/>+ + </text:span></text:p>
        <text:p text:style-name="P21">N5 <text:s/>o <text:s text:c="2"/>o <text:s/>o <text:s/>o <text:s/>o <text:s text:c="7"/>o <text:s text:c="2"/>o <text:s text:c="2"/>+ <text:s/>+ <text:s text:c="4"/>+ .</text:p>
        <text:p text:style-name="P19"><text:span text:style-name="T1">N9 <text:s/>+ <text:s text:c="2"/>+ <text:s/>+ <text:s/>+ <text:s/>+ ak-dè <text:s/>+ <text:s text:c="2"/>+ <text:s text:c="2"/>+ <text:s/>. <text:s text:c="4"/>- + <text:s text:c="3"/></text:span></text:p>
        <text:p text:style-name="P19"><text:span text:style-name="T1">Ur2 + <text:s text:c="2"/>+ <text:s/>ka + <text:s/>. <text:s text:c="7"/>. <text:s text:c="2"/>+ <text:s/>ba <text:s/>+ <text:s text:c="4"/>- + </text:span></text:p>
        <text:p text:style-name="P19"><text:span text:style-name="T1">Si1 + <text:s text:c="2"/>+ <text:s/>. <text:s/>. <text:s/>+ <text:s text:c="7"/>+ <text:s text:c="2"/>. <text:s text:c="2"/>+ <text:s/>+</text:span><text:span text:style-name="Footnote_20_Symbol"><text:span text:style-name="T1"><text:note text:id="ftn21" text:note-class="footnote"><text:note-citation>21</text:note-citation><text:note-body><text:p text:style-name="Footnote"><text:s/>Written as <text:span text:style-name="T18">dib</text:span>.</text:p></text:note-body></text:note></text:span></text:span><text:span text:style-name="T1"> <text:s text:c="2"/>. o : <text:s text:c="4"/></text:span></text:p>
        <text:p text:style-name="P19"><text:span text:style-name="T1">X1 <text:s/>. <text:s text:c="2"/>. <text:s/>. <text:s/>. <text:s/>. <text:s text:c="7"/>.</text:span><text:span text:style-name="T50">?</text:span><text:span text:style-name="T1"> <text:s/>.</text:span><text:span text:style-name="T3"> <text:s/></text:span><text:span text:style-name="T7">≠</text:span><text:span text:style-name="T3">ba</text:span><text:span text:style-name="T11"></text:span><text:span text:style-name="T3"> . <text:s text:c="4"/>+ +</text:span></text:p>
        <text:p text:style-name="P23">X3 <text:s/>. <text:s text:c="2"/>. <text:s/>ka . <text:s/>o <text:s text:c="7"/>+ <text:s text:c="2"/>+ <text:s text:c="2"/>+ <text:s/>+ <text:s text:c="4"/>o o </text:p>
        <text:p text:style-name="P23"><text:s text:c="7"/></text:p>
        <text:p text:style-name="P19"><text:span text:style-name="T3">13. </text:span><text:span text:style-name="T52">d</text:span><text:span text:style-name="T3">en-líl-le </text:span><text:span text:style-name="T84">ğ</text:span><text:span text:style-name="T3">á-a-ra ma-an-dug</text:span><text:span text:style-name="T65">4</text:span></text:p>
        <text:p text:style-name="P19"><text:soft-page-break/><text:span text:style-name="T3">N1 <text:s/>++ <text:s/>+ <text:s text:c="2"/>. <text:s/>. <text:s/>. + <text:s/></text:span><text:span text:style-name="T7">≠</text:span><text:span text:style-name="T3">ba</text:span><text:span text:style-name="T7"></text:span><text:span text:style-name="T3"> . <text:s text:c="2"/>.</text:span></text:p>
        <text:p text:style-name="P19"><text:span text:style-name="T3">N4 <text:s/>++ <text:s/></text:span><text:span text:style-name="T1">+ <text:s text:c="2"/>+ <text:s/>+ <text:s/>+ + <text:s/>+ <text:s text:c="2"/>+ <text:s text:c="2"/>+</text:span></text:p>
        <text:p text:style-name="P19"><text:span text:style-name="T1">N5 <text:s/>o+ <text:s/>+ <text:s text:c="2"/>-</text:span><text:span text:style-name="T83">ğ</text:span><text:span text:style-name="T1">á</text:span><text:span text:style-name="T50">?</text:span><text:span text:style-name="T1">-e</text:span><text:span text:style-name="T50">?</text:span><text:span text:style-name="T1">-da</text:span><text:span text:style-name="T50">? </text:span><text:span text:style-name="T1">+ <text:s text:c="2"/>+ <text:s text:c="2"/>+ </text:span></text:p>
        <text:p text:style-name="P21">N9 <text:s/>++ <text:s/>+ <text:s text:c="2"/>+ <text:s/>+ <text:s/>e + <text:s/>+ <text:s text:c="2"/>+ <text:s text:c="2"/>+</text:p>
        <text:p text:style-name="P19"><text:span text:style-name="T1">Ur2 .+ <text:s/>+ <text:s text:c="2"/>. <text:s/>o <text:s/>o o <text:s/>o <text:s text:c="2"/>. <text:s text:c="2"/>.</text:span></text:p>
        <text:p text:style-name="P21">Si1 .. <text:s/>. <text:s text:c="2"/>+ <text:s/>. <text:s/>o . <text:s/>. <text:s text:c="2"/>. <text:s text:c="2"/>o</text:p>
        <text:p text:style-name="P19"><text:span text:style-name="T1">X1 <text:s/>.. <text:s/>. <text:s text:c="2"/>. <text:s/>. <text:s/>- . <text:s/>. <text:s text:c="2"/>. <text:s text:c="2"/>.</text:span></text:p>
        <text:p text:style-name="P19"><text:span text:style-name="T1">X3 <text:s/>.+ <text:s/>+ <text:s text:c="2"/>+ <text:s/>o <text:s/>o . <text:s/>+ <text:s text:c="2"/>+ <text:s text:c="2"/>o</text:span></text:p>
        <text:p text:style-name="P21"/>
        <text:p text:style-name="P21">14. a-na-aš-àm gú mu-da-ak</text:p>
        <text:p text:style-name="P21">N1 <text:s/>o . <text:s/>+ <text:s/>+ <text:s/>+ <text:s/>+ <text:s/>+ <text:s/>+ <text:s text:c="2"/></text:p>
        <text:p text:style-name="P21">N4 <text:s/>+ + <text:s/>+ <text:s/>+ <text:s/>+ <text:s/>+ <text:s/>+ <text:s/>+ </text:p>
        <text:p text:style-name="P21">N5 <text:s/>+ + <text:s/>+ <text:s/>+ <text:s/>+ <text:s/>+ <text:s/>+ <text:s/>+ e </text:p>
        <text:p text:style-name="P21">N9</text:p>
        <text:p text:style-name="P19"><text:span text:style-name="T1">Ur2 o . <text:s/>. <text:s/>. <text:s/>. <text:s/>. <text:s/>.ab+ </text:span></text:p>
        <text:p text:style-name="P21">Si1 o o <text:s/>o <text:s/>+ <text:s/>. <text:s/>o <text:s/>. <text:s/>. </text:p>
        <text:p text:style-name="P21">X1 <text:s/>o o <text:s/>o <text:s/>o <text:s/>. <text:s/>+ <text:s/>+ <text:s/>. e</text:p>
        <text:p text:style-name="P21">X3 <text:s/>+ + <text:s/>+ <text:s/>+ <text:s/>+ <text:s/>+ <text:s/>+ <text:s/>o </text:p>
        <text:p text:style-name="P21"/>
        <text:p text:style-name="P19"><text:span text:style-name="T1">15. mu <text:s text:c="21"/></text:span><text:span text:style-name="T50">d</text:span><text:span text:style-name="T1">da-gan di</text:span><text:span text:style-name="T83">ğ</text:span><text:span text:style-name="T1">ir-</text:span><text:span text:style-name="T83">ğ</text:span><text:span text:style-name="T1">á ì-pàd</text:span></text:p>
        <text:p text:style-name="P19"><text:span text:style-name="T1">N1 <text:s/>. <text:s text:c="22"/>.+ <text:s/>. <text:s text:c="2"/>. <text:s text:c="4"/>+ <text:s/>+ <text:s/>+</text:span></text:p>
        <text:p text:style-name="P19"><text:span text:style-name="T1">N4 <text:s/>. <text:s text:c="22"/>.. <text:s/>+ <text:s text:c="2"/>+ <text:s text:c="4"/>+ <text:s/>+ <text:s/>+ </text:span></text:p>
        <text:p text:style-name="P19"><text:span text:style-name="T1">N5 <text:s/>+ <text:s text:c="22"/>++ <text:s/>. <text:s text:c="2"/>o <text:s text:c="4"/>o <text:s/>o <text:s/>o</text:span></text:p>
        <text:p text:style-name="P19"><text:span text:style-name="T1">N9 <text:s/>+ <text:s text:c="22"/>++ <text:s/>+ <text:s text:c="2"/>+ <text:s text:c="3"/></text:span><text:span text:style-name="T83">ğ</text:span><text:span text:style-name="T1">u</text:span><text:span text:style-name="T63">10</text:span><text:span text:style-name="T1"> in-ší-pàd</text:span></text:p>
        <text:p text:style-name="P19"><text:span text:style-name="T3">Ur2 o <text:s/></text:span><text:span text:style-name="T52">[d]</text:span><text:span text:style-name="T7">≠</text:span><text:span text:style-name="T3">en-líl lugal-</text:span><text:span text:style-name="T84">ğ</text:span><text:span text:style-name="T3">u</text:span><text:span text:style-name="T65">10</text:span><text:span text:style-name="T7"></text:span><text:span text:style-name="T3"> <text:s/>.+ <text:s/>+ <text:s text:c="2"/>+</text:span><text:span text:style-name="T52">!</text:span><text:span text:style-name="Footnote_20_Symbol"><text:span text:style-name="T3"><text:note text:id="ftn22" text:note-class="footnote"><text:note-citation>22</text:note-citation><text:note-body><text:p text:style-name="Footnote"><text:s/>Written as MU!</text:p></text:note-body></text:note></text:span></text:span><text:span text:style-name="T3"> <text:s text:c="2"/>+ in <text:s/>.</text:span></text:p>
        <text:p text:style-name="P19"><text:span text:style-name="T1">Si1 o <text:s text:c="22"/>o. <text:s/>. <text:s text:c="2"/>. <text:s text:c="4"/>+ <text:s/>+ <text:s/>. <text:s/>:</text:span></text:p>
        <text:p text:style-name="P19"><text:span text:style-name="T1">X1 <text:s/>o (-- <text:s/>- <text:s/>- <text:s text:c="4"/>- <text:s/>-) <text:s text:c="2"/>oo <text:s/>o <text:s text:c="2"/>+ <text:s text:c="4"/>+ <text:s/>+ <text:s/>. </text:span></text:p>
        <text:p text:style-name="P19"><text:span text:style-name="T1">X3 <text:s/>. <text:s/></text:span><text:span text:style-name="T50">d</text:span><text:span text:style-name="T1">en-líl </text:span><text:span text:style-name="T7">≠</text:span><text:span text:style-name="T1">lugal-</text:span><text:span text:style-name="T84">ğ</text:span><text:span text:style-name="T3">u</text:span><text:span text:style-name="T65">10</text:span><text:span text:style-name="T7"></text:span><text:span text:style-name="T1"> ù ++ <text:s/>. <text:s text:c="2"/>o <text:s text:c="4"/>o <text:s/>o <text:s/>o </text:span></text:p>
        <text:p text:style-name="P21"/>
        <text:p text:style-name="P19"><text:span text:style-name="T1">16. ka-zal-lu</text:span><text:span text:style-name="T50">ki</text:span><text:span text:style-name="T1"> šu-</text:span><text:span text:style-name="T84">ğ</text:span><text:span text:style-name="T3">u</text:span><text:span text:style-name="T65">10</text:span><text:span text:style-name="T1"> sá <text:s/>hé-eb-bé</text:span></text:p>
        <text:p text:style-name="P19"><text:soft-page-break/><text:span text:style-name="T1">N1 <text:s/>. <text:s/>o <text:s text:c="2"/>+ + <text:s/>+ <text:s/>+ <text:s text:c="2"/>+ <text:s text:c="2"/>+ <text:s/>+ <text:s/>+</text:span></text:p>
        <text:p text:style-name="P19"><text:span text:style-name="T1">N4 <text:s/>traces</text:span></text:p>
        <text:p text:style-name="P19"><text:span text:style-name="T1">N5 <text:s/>+ <text:s/>+ <text:s text:c="2"/>+ + <text:s/>. <text:s/></text:span><text:span text:style-name="T3">o <text:s text:c="2"/>o <text:s text:c="2"/>o <text:s/>o <text:s/>o</text:span></text:p>
        <text:p text:style-name="P23">N9 <text:s/>+ <text:s/>+ <text:s text:c="2"/>+ + <text:s/>+ <text:s/>+ <text:s text:c="2"/>+ <text:s text:c="2"/>+ <text:s/>+ <text:s/>+</text:p>
        <text:p text:style-name="P19"><text:span text:style-name="T3">Ur2 o <text:s/>+ <text:s text:c="2"/>+ + <text:s/>+ </text:span><text:span text:style-name="T7">≠</text:span><text:span text:style-name="T84">ğ</text:span><text:span text:style-name="T3">á</text:span><text:span text:style-name="T7"></text:span><text:span text:style-name="T3"> <text:s/>+</text:span><text:span text:style-name="Footnote_20_Symbol"><text:span text:style-name="T1"><text:note text:id="ftn23" text:note-class="footnote"><text:note-citation>23</text:note-citation><text:note-body><text:p text:style-name="Footnote"><text:s/>Possibly the scribe began to write <text:span text:style-name="T92">hé </text:span>and then continued with <text:span text:style-name="T18">sá</text:span><text:span text:style-name="T92">.</text:span></text:p></text:note-body></text:note></text:span></text:span><text:span text:style-name="T3"> + <text:s/>bí di</text:span></text:p>
        <text:p text:style-name="P19"><text:span text:style-name="T1">Si1 + <text:s/>. <text:s text:c="2"/>o o <text:s/>o <text:s/>. <text:s text:c="2"/>. <text:s text:c="2"/>. <text:s/>. <text:s/>o</text:span></text:p>
        <text:p text:style-name="P19"><text:span text:style-name="T1">X1 <text:s/>o <text:s/>o <text:s text:c="2"/>o o <text:s/>+ <text:s/></text:span><text:span text:style-name="T83">ğ</text:span><text:span text:style-name="T1">á <text:s/>+ <text:s text:c="2"/>. <text:s/>+ </text:span><text:span text:style-name="T7">≠</text:span><text:span text:style-name="T1">dug</text:span><text:span text:style-name="T63">4</text:span><text:span text:style-name="T7"></text:span></text:p>
        <text:p text:style-name="P19"><text:span text:style-name="T1">X3 <text:s/>+ <text:s/>+ <text:s text:c="2"/>+ + <text:s/>+ <text:s/></text:span><text:span text:style-name="T83">ğ</text:span><text:span text:style-name="T1">a <text:s/>+ <text:s text:c="2"/>o <text:s/>o <text:s/>o</text:span></text:p>
        <text:p text:style-name="P21"/>
        <text:p text:style-name="P19"><text:span text:style-name="T1">17. uru ma-da </text:span><text:span text:style-name="T50">d</text:span><text:span text:style-name="T1">en-líl-le <text:s text:c="5"/>ma-an-du</text:span><text:span text:style-name="T63">11</text:span><text:span text:style-name="T1">-ga-àm</text:span></text:p>
        <text:p text:style-name="P19"><text:span text:style-name="T1">N1 <text:s/>. <text:s text:c="2"/>. <text:s/>+ <text:s/>++ <text:s/>+ <text:s text:c="2"/>+ <text:s text:c="6"/>. <text:s/>. <text:s/>. <text:s text:c="2"/>+ <text:s text:c="2"/>o</text:span></text:p>
        <text:p text:style-name="P19"><text:span text:style-name="T1">N5 <text:s/>+ <text:s text:c="2"/>+ <text:s/>+ <text:s/>+. <text:s/>o <text:s text:c="2"/>o <text:s text:c="6"/>o <text:s/>o <text:s/>o <text:s text:c="2"/>o <text:s text:c="2"/>o</text:span></text:p>
        <text:p text:style-name="P21">N9 <text:s/>+ <text:s text:c="2"/>+ <text:s/>+ki++ <text:s/>+ <text:s text:c="2"/>+ <text:s text:c="6"/>+ <text:s/>+ <text:s/>+ <text:s text:c="2"/>+ <text:s text:c="2"/>+</text:p>
        <text:p text:style-name="P19"><text:span text:style-name="T1">Ur1 x <text:s text:c="2"/></text:span><text:span text:style-name="T3">x <text:s/>o <text:s/>oo <text:s/>o <text:s text:c="2"/>o <text:s text:c="6"/>o <text:s/>o <text:s/>o <text:s text:c="2"/>o <text:s text:c="2"/>o</text:span><text:span text:style-name="Footnote_20_Symbol"><text:span text:style-name="T3"><text:note text:id="ftn24" text:note-class="footnote"><text:note-citation>24</text:note-citation><text:note-body><text:p text:style-name="Footnote"><text:s/>The remnants of two signs at the beginning of the line cannot be deciphered; it is impossible to determine if the line was split over two lines or not.</text:p></text:note-body></text:note></text:span></text:span></text:p>
        <text:p text:style-name="P19"><text:span text:style-name="T1">Ur2 . <text:s text:c="2"/>+ <text:s/>+ <text:s/>.. <text:s/>. <text:s text:c="2"/>+ <text:s text:c="6"/>. <text:s/>. <text:s/>+ <text:s text:c="2"/>+ <text:s text:c="2"/>+</text:span></text:p>
        <text:p text:style-name="P19"><text:span text:style-name="T1">X1 <text:s/>o <text:s text:c="2"/>o <text:s/>o <text:s/>o. <text:s/>. <text:s text:c="2"/>+ </text:span><text:span text:style-name="T83">ğ</text:span><text:span text:style-name="T1">á-ra . <text:s/>+ <text:s/>. <text:s text:c="2"/>. <text:s text:c="2"/>.</text:span></text:p>
        <text:p text:style-name="P19"><text:span text:style-name="T1">X3 <text:s/>. <text:s text:c="2"/>. <text:s/>+ <text:s/>++ <text:s/>. <text:s/></text:span><text:span text:style-name="T7">≠</text:span><text:span text:style-name="T1">lá</text:span><text:span text:style-name="T7"></text:span><text:span text:style-name="T1"> <text:s text:c="5"/>+ <text:s/>+ <text:s/>. <text:s text:c="2"/>o <text:s text:c="2"/>o</text:span></text:p>
        <text:p text:style-name="P21"/>
        <text:p text:style-name="P19"><text:span text:style-name="T1">18. šà ì-si-in</text:span><text:span text:style-name="T50">ki</text:span><text:span text:style-name="T1">-na-ka <text:s text:c="2"/>zag-gu-la-ne-ne <text:s/>ga-bí-ib-dù-dù</text:span></text:p>
        <text:p text:style-name="P19"><text:span text:style-name="T1">N1 <text:s/>+ <text:s/>+ + <text:s/>+ + + <text:s/>+ <text:s text:c="4"/>. <text:s text:c="2"/>. <text:s/>. <text:s/>. <text:s/>o <text:s text:c="2"/>+ + <text:s text:c="2"/>+ <text:s/>. <text:s/>.</text:span></text:p>
        <text:p text:style-name="P21">N5 <text:s/>+ <text:s/>+ + <text:s/>+ + + <text:s/>+ <text:s text:c="4"/>. <text:s text:c="2"/>o <text:s/>o <text:s/>o <text:s/>o <text:s text:c="2"/>o o <text:s text:c="2"/>o <text:s/>o <text:s/>o</text:p>
        <text:p text:style-name="P19"><text:span text:style-name="T1">N9 <text:s/>+ <text:s/>+ + <text:s/>+ + - <text:s/>- <text:s text:c="4"/>+ <text:s text:c="2"/>+ <text:s/>+</text:span><text:span text:style-name="Footnote_20_Symbol"><text:span text:style-name="T1"><text:note text:id="ftn25" text:note-class="footnote"><text:note-citation>25</text:note-citation><text:note-body><text:p text:style-name="Footnote"><text:s/>Misshapen; liiks more like <text:span text:style-name="T18">um</text:span>.</text:p></text:note-body></text:note></text:span></text:span><text:span text:style-name="T1"> . <text:s/>+ a + + <text:s text:c="2"/>+ <text:s/>durun-uš</text:span></text:p>
        <text:p text:style-name="P19"><text:span text:style-name="T1">Ur1 . <text:s/>. . <text:s/>. - . <text:s/>o/</text:span><text:span text:style-name="T50"> <text:s/></text:span><text:span text:style-name="T86">ğ</text:span><text:span text:style-name="T50">iš </text:span><text:span text:style-name="T1">. <text:s text:c="2"/>+ <text:s/>lá + <text:s/>./ <text:s/>+ + <text:s text:c="2"/>+ <text:s/>+ <text:s/>.</text:span></text:p>
        <text:p text:style-name="P19"><text:span text:style-name="T1">Ur2 . <text:s/>. + <text:s/>+ - + <text:s/>+ <text:s/></text:span><text:span text:style-name="T54">≠</text:span><text:span text:style-name="T86">ğ</text:span><text:span text:style-name="T50">iš</text:span><text:span text:style-name="T54"></text:span><text:span text:style-name="T50"> </text:span><text:span text:style-name="T1">. <text:s text:c="2"/>. <text:s/>+ <text:s/>+ <text:s/>+ <text:s/></text:span><text:span text:style-name="T94"><text:s/></text:span><text:span text:style-name="T1">+ . <text:s/></text:span><text:span text:style-name="T7">≠</text:span><text:span text:style-name="T3">íb</text:span><text:span text:style-name="T7"></text:span><text:span text:style-name="T3"> . <text:s/>+</text:span></text:p>
        <text:p text:style-name="P19"><text:span text:style-name="T3">X1 <text:s/>o <text:s/>o o <text:s/>o o . <text:s/>+ <text:s text:c="4"/>o <text:s text:c="2"/>+ <text:s/>. <text:s/>. <text:s/>.</text:span><text:span text:style-name="T7">≠</text:span><text:span text:style-name="T3">a</text:span><text:span text:style-name="T7"></text:span><text:span text:style-name="T3"> . . <text:s/>. <text:s text:c="2"/>+ <text:s/>+</text:span></text:p>
        <text:p text:style-name="P19"><text:span text:style-name="T3">X3 <text:s/>. <text:s/>. + <text:s/>+ + . <text:s/>. <text:s text:c="4"/>. <text:s text:c="2"/>-</text:span><text:span text:style-name="T52">?</text:span><text:span text:style-name="T3"> lá + <text:s/>o <text:s/></text:span><text:span text:style-name="T95"><text:s/></text:span><text:span text:style-name="T3">+ . <text:s/>+ <text:s/></text:span><text:span text:style-name="T84">ğ</text:span><text:span text:style-name="T3">ar o <text:s text:c="4"/></text:span></text:p>
        <text:p text:style-name="P23"/>
        <text:p text:style-name="P19"><text:span text:style-name="T3">19. èš</text:span><text:span text:style-name="T1">­èš-a-ne-ne-a ga-àm-ak</text:span></text:p>
        <text:p text:style-name="P19"><text:soft-page-break/><text:span text:style-name="T1">N1 <text:s/>. <text:s/>+ <text:s/>+ + <text:s/>+ <text:s/>+ . <text:s/>. <text:s text:c="2"/>,</text:span></text:p>
        <text:p text:style-name="P21">N5 <text:s/>+ <text:s/>+ <text:s/>+ + <text:s/>+ <text:s/>- . <text:s/>o <text:s text:c="2"/>o</text:p>
        <text:p text:style-name="P21">N9 <text:s/>+ <text:s/>+ <text:s/>+ + <text:s/>+ <text:s/>+ + <text:s/>+ <text:s text:c="2"/>+</text:p>
        <text:p text:style-name="P19"><text:span text:style-name="T1">Ur1 x <text:s/>la + + <text:s/>+ <text:s/>- + <text:s/></text:span><text:span text:style-name="T7">≠</text:span><text:span text:style-name="T1">an</text:span><text:span text:style-name="T7"></text:span><text:span text:style-name="T1"> . <text:s/></text:span></text:p>
        <text:p text:style-name="P19"><text:span text:style-name="T1">Ur2 . <text:s/>. <text:s/>. + <text:s/>+ <text:s/>. . <text:s/>. nígin</text:span><text:span text:style-name="Footnote_20_Symbol"><text:span text:style-name="T1"><text:note text:id="ftn26" text:note-class="footnote"><text:note-citation>26</text:note-citation><text:note-body><text:p text:style-name="Footnote"><text:s/>Possibly <text:span text:style-name="T18">tu</text:span><text:span text:style-name="T93">š</text:span>.</text:p></text:note-body></text:note></text:span></text:span><text:span text:style-name="T1"> <text:s/></text:span></text:p>
        <text:p text:style-name="P21">X1 <text:s/>o <text:s/>o <text:s/>o o <text:s/>. <text:s/>+ + <text:s/>.ma +</text:p>
        <text:p text:style-name="P19"><text:span text:style-name="T1">X3 <text:s/>+ <text:s/>+ <text:s/>+ + <text:s/>+ <text:s/>. + <text:s/>+ma x</text:span></text:p>
        <text:p text:style-name="P21">X4 <text:s/>o <text:s/>o <text:s/>. . <text:s/>. <text:s/>o o <text:s/>o <text:s text:c="2"/>o</text:p>
        <text:p text:style-name="P21"/>
        <text:p text:style-name="P19"><text:span text:style-name="T1">20. alam</text:span><text:span text:style-name="T3">-</text:span><text:span text:style-name="T84">ğ</text:span><text:span text:style-name="T3">u</text:span><text:span text:style-name="T65">10</text:span><text:span text:style-name="T1"> <text:s text:c="3"/>šu-nir</text:span><text:span text:style-name="T3">-</text:span><text:span text:style-name="T84">ğ</text:span><text:span text:style-name="T3">u</text:span><text:span text:style-name="T65">10</text:span><text:span text:style-name="T1"> en <text:s text:c="7"/>lú-mah ereš-di</text:span><text:span text:style-name="T83">ğ</text:span><text:span text:style-name="T1">ir</text:span><text:span text:style-name="T3">-</text:span><text:span text:style-name="T84">ğ</text:span><text:span text:style-name="T3">u</text:span><text:span text:style-name="T65">10</text:span><text:span text:style-name="T1">-ne </text:span></text:p>
        <text:p text:style-name="P19"><text:span text:style-name="T1">N1 <text:s/>. <text:s text:c="3"/>+ <text:s text:c="3"/></text:span><text:span text:style-name="T86">ğ</text:span><text:span text:style-name="T50">iš</text:span><text:span text:style-name="T1">. <text:s/>+ <text:s text:c="2"/>+ <text:s text:c="3"/>. <text:s text:c="8"/>. <text:s/>. <text:s text:c="2"/>+ <text:s text:c="3"/>+ <text:s text:c="4"/>+ <text:s text:c="2"/>o </text:span></text:p>
        <text:p text:style-name="P19"><text:span text:style-name="T1">N5 <text:s/>+ <text:s text:c="3"/>+ <text:s text:c="5"/>+ <text:s/>+ <text:s text:c="2"/>+ <text:s text:c="3"/>. <text:s text:c="8"/>o <text:s/>o <text:s text:c="2"/>o <text:s text:c="3"/>o <text:s text:c="4"/>o <text:s text:c="2"/>o</text:span></text:p>
        <text:p text:style-name="P19"><text:span text:style-name="T1">N8 <text:s/>o <text:s text:c="3"/>o <text:s text:c="5"/>o <text:s/>o <text:s text:c="2"/>. <text:s text:c="3"/>o <text:s text:c="8"/>o <text:s/>o <text:s text:c="2"/>. <text:s text:c="3"/>+ <text:s text:c="4"/>. <text:s text:c="2"/>o</text:span></text:p>
        <text:p text:style-name="P19"><text:span text:style-name="T1">N9 <text:s/>+ <text:s text:c="3"/>+ <text:s text:c="5"/>+ <text:s/>+ <text:s text:c="2"/>+ <text:s text:c="3"/>+ <text:s text:c="8"/>+ <text:s/>+ <text:s text:c="2"/>+ <text:s text:c="3"/>+ <text:s text:c="4"/>+ <text:s text:c="2"/>+</text:span><text:span text:style-name="Footnote_20_Symbol"><text:span text:style-name="T1"><text:note text:id="ftn27" text:note-class="footnote"><text:note-citation>27</text:note-citation><text:note-body><text:p text:style-name="Footnote"><text:s/>Preceded by an erased <text:span text:style-name="T92">ne</text:span>.</text:p></text:note-body></text:note></text:span></text:span></text:p>
        <text:p text:style-name="P19"><text:span text:style-name="T1">Ur1 + <text:s text:c="3"/>+ne <text:s/></text:span><text:span text:style-name="T86">ğ</text:span><text:span text:style-name="T50">iš</text:span><text:span text:style-name="T1">+ <text:s/>. <text:s text:c="2"/>. / <text:s/>+</text:span><text:span text:style-name="T3"> </text:span><text:span text:style-name="T84">ğ</text:span><text:span text:style-name="T3">u</text:span><text:span text:style-name="T65">10</text:span><text:span text:style-name="T1">-ne <text:s/>- <text:s/>- <text:s text:c="2"/>+ <text:s text:c="3"/>+ <text:s text:c="4"/>. <text:s text:c="2"/>o</text:span></text:p>
        <text:p text:style-name="P19"><text:span text:style-name="T1">Ur2 . <text:s text:c="3"/>+ <text:s text:c="5"/>+ <text:s/>+ <text:s text:c="2"/>+ <text:s text:c="3"/>. <text:s text:c="8"/>o <text:s/>. / . <text:s text:c="3"/>. <text:s text:c="4"/>. <text:s text:c="2"/>+ <text:s/>:</text:span></text:p>
        <text:p text:style-name="P19"><text:span text:style-name="T1">X1 <text:s/>o <text:s text:c="3"/>o <text:s text:c="5"/>o <text:s/>o <text:s text:c="2"/>. <text:s text:c="3"/>. <text:s text:c="8"/>. <text:s/>+ <text:s text:c="2"/>. <text:s text:c="3"/>. <text:s text:c="5"/>. <text:s/>.</text:span></text:p>
        <text:p text:style-name="P19"><text:span text:style-name="T1">X3 <text:s/>. <text:s text:c="3"/>+ <text:s text:c="5"/>+ <text:s/>+ <text:s text:c="2"/>. <text:s text:c="3"/>. <text:s text:c="8"/>. <text:s/>. <text:s text:c="2"/>o <text:s text:c="3"/>o <text:s text:c="5"/>o <text:s/>o </text:span></text:p>
        <text:p text:style-name="P19"><text:span text:style-name="T1">X4 <text:s/>. <text:s text:c="3"/>. <text:s text:c="2"/></text:span><text:span text:style-name="T54">≠</text:span><text:span text:style-name="T86">ğ</text:span><text:span text:style-name="T50">iš</text:span><text:span text:style-name="T54"></text:span><text:span text:style-name="T1">. <text:s/>. <text:s text:c="2"/>+ <text:s text:c="3"/>+ <text:s text:c="8"/>. <text:s/>. <text:s text:c="2"/>. <text:s text:c="3"/>. <text:s text:c="5"/>. <text:s/>+</text:span></text:p>
        <text:p text:style-name="P21"/>
        <text:p text:style-name="P19"><text:span text:style-name="T1">21. </text:span><text:span text:style-name="T83">ğ</text:span><text:span text:style-name="T1">i</text:span><text:span text:style-name="T63">6</text:span><text:span text:style-name="T1">-par</text:span><text:span text:style-name="T7"></text:span><text:span text:style-name="T1">-ra-ne-ne-a ga-bí-ib-durun</text:span><text:span text:style-name="T63">x</text:span><text:span text:style-name="T1">(KU.KU)</text:span></text:p>
        <text:p text:style-name="P19"><text:span text:style-name="T1">N1 <text:s/>. <text:s text:c="2"/>+ </text:span><text:span text:style-name="T63"><text:s text:c="3"/></text:span><text:span text:style-name="T1"><text:s/>. <text:s/>. <text:s/>. + <text:s/>. <text:s/>+ <text:s/>+ <text:s/>dúr ru dúr <text:s/></text:span></text:p>
        <text:p text:style-name="P21">N5 <text:s/>o <text:s text:c="2"/>+ <text:s text:c="3"/>+ <text:s/>. <text:s/>. o <text:s/>o <text:s/>o <text:s/>o <text:s text:c="3"/>o</text:p>
        <text:p text:style-name="P21">N8 <text:s/>o <text:s text:c="2"/>o <text:s text:c="3"/>. <text:s/>+ <text:s/>+ + <text:s/>+ <text:s/>. <text:s/>. <text:s text:c="3"/>o</text:p>
        <text:p text:style-name="P21">N9 <text:s/>+ <text:s text:c="2"/>+ <text:s text:c="3"/>+ <text:s/>+ <text:s/>+ . <text:s/>+ <text:s/>+ <text:s/>+ <text:s text:c="3"/>.</text:p>
        <text:p text:style-name="P19"><text:span text:style-name="T1">Ur1 + <text:s text:c="2"/>. <text:s text:c="3"/>+ <text:s/>+ <text:s/>+ + <text:s/>. <text:s/>o <text:s/>o <text:s text:c="3"/>o</text:span></text:p>
        <text:p text:style-name="P19"><text:span text:style-name="T1">Ur2 + <text:s text:c="2"/>. <text:s text:c="3"/>. <text:s/>. <text:s/>+ - <text:s/>+ <text:s/>. <text:s/>o <text:s text:c="3"/>.</text:span></text:p>
        <text:p text:style-name="P19"><text:span text:style-name="T1">X1 <text:s/>o <text:s text:c="2"/>o <text:s text:c="3"/>o <text:s/>. <text:s/>. + <text:s/>+ <text:s/>+ <text:s/>+ <text:s text:c="3"/>+</text:span></text:p>
        <text:p text:style-name="P21">X2 <text:s/>o <text:s text:c="2"/>o <text:s text:c="3"/>o <text:s/>o <text:s/>o o <text:s/>o <text:s/>o <text:s/>o <text:s text:c="3"/>.</text:p>
        <text:p text:style-name="P21"><text:soft-page-break/>X3 <text:s/>+ <text:s text:c="2"/>+ <text:s text:c="3"/>+ <text:s/>+ <text:s/>+ + <text:s/>+ <text:s/>+ <text:s/>. <text:s text:c="3"/>.</text:p>
        <text:p text:style-name="P19"><text:span text:style-name="T1">X4 <text:s/>. <text:s text:c="2"/>. <text:s text:c="3"/>. <text:s/>. <text:s/>. + <text:s/>+ </text:span><text:span text:style-name="T7">≠</text:span><text:span text:style-name="T1">ba</text:span><text:span text:style-name="T7"></text:span><text:span text:style-name="T1"> - <text:s text:c="3"/>.</text:span></text:p>
        <text:p text:style-name="P21"/>
        <text:p text:style-name="P19"><text:span text:style-name="T1">22. igi </text:span><text:span text:style-name="T50">d</text:span><text:span text:style-name="T1">en-líl-lá <text:s text:c="3"/>šà é-kur-ra-šè</text:span></text:p>
        <text:p text:style-name="P19"><text:span text:style-name="T1">N1 <text:s/>. <text:s text:c="2"/>.. <text:s/>. <text:s text:c="2"/>- <text:s text:c="4"/>. <text:s/>. <text:s/>. <text:s/>. <text:s text:c="2"/>+</text:span></text:p>
        <text:p text:style-name="P19"><text:span text:style-name="T1">N8 <text:s/>o <text:s text:c="2"/>oo <text:s/>. <text:s text:c="2"/>+ <text:s text:c="4"/>+ <text:s/>+ <text:s/>+ <text:s/>+ <text:s text:c="2"/>+</text:span></text:p>
        <text:p text:style-name="P21">N9 <text:s/>+ <text:s text:c="2"/>++ <text:s/>+ <text:s text:c="2"/>+ <text:s text:c="4"/>- <text:s/>+ <text:s/>+ <text:s/>+ <text:s text:c="2"/>.</text:p>
        <text:p text:style-name="P19"><text:span text:style-name="T1">Ur1 + <text:s text:c="2"/>++ <text:s/>+ <text:s text:c="2"/>+ šè <text:s/>+ <text:s/>+ <text:s/>+ <text:s/>. <text:s text:c="2"/>o</text:span></text:p>
        <text:p text:style-name="P19"><text:span text:style-name="T1">Ur2 o <text:s text:c="2"/>oo <text:s/>o <text:s text:c="2"/>o <text:s text:c="4"/>o <text:s/>. <text:s/>o <text:s/>. <text:s text:c="2"/>- <text:s/></text:span></text:p>
        <text:p text:style-name="P19"><text:span text:style-name="T1">X1 <text:s/>o <text:s text:c="2"/>oo <text:s/>o <text:s text:c="2"/>o </text:span><text:span text:style-name="T7">≠</text:span><text:span text:style-name="T1">šè</text:span><text:span text:style-name="T7"></text:span><text:span text:style-name="T1"> . <text:s/>+ <text:s/>. <text:s/>+ <text:s text:c="2"/>-</text:span></text:p>
        <text:p text:style-name="P19"><text:span text:style-name="T1">X2 <text:s/>o <text:s text:c="2"/>oo <text:s/>o <text:s text:c="2"/>o <text:s text:c="4"/>o <text:s/>o <text:s/>. <text:s/>. <text:s text:c="2"/>- </text:span></text:p>
        <text:p text:style-name="P19"><text:span text:style-name="T1">X3 <text:s/>+ <text:s text:c="2"/>++ <text:s/>. <text:s text:c="2"/>+ </text:span><text:span text:style-name="T7">≠</text:span><text:span text:style-name="T1">šè</text:span><text:span text:style-name="T7"></text:span><text:span text:style-name="T1"> - <text:s/>+ <text:s/>+ <text:s/>+ <text:s text:c="2"/>-</text:span></text:p>
        <text:p text:style-name="P19"><text:span text:style-name="T1">X4 <text:s/>. <text:s text:c="2"/>.. <text:s/>. <text:s text:c="2"/>. </text:span><text:span text:style-name="T7">≠</text:span><text:span text:style-name="T1">šè</text:span><text:span text:style-name="T7"></text:span><text:span text:style-name="T1"> - <text:s/>+ <text:s/>o <text:s/>. <text:s text:c="2"/>-</text:span></text:p>
        <text:p text:style-name="P21"/>
        <text:p text:style-name="P19"><text:span text:style-name="T1">23. igi </text:span><text:span text:style-name="T50">d</text:span><text:span text:style-name="T1">nanna <text:s/>šà é-kiš-nu-</text:span><text:span text:style-name="T83">ğ</text:span><text:span text:style-name="T1">ál-šè</text:span></text:p>
        <text:p text:style-name="P19"><text:span text:style-name="T1">N1 <text:s/>. <text:s text:c="2"/>.</text:span><text:span text:style-name="T7">≠</text:span><text:span text:style-name="T1">en.zu</text:span><text:span text:style-name="T7"></text:span><text:span text:style-name="T1"> . <text:s/>o . <text:s/>. <text:s text:c="2"/>+x</text:span><text:span text:style-name="Footnote_20_Symbol"><text:span text:style-name="T1"><text:note text:id="ftn28" text:note-class="footnote"><text:note-citation>28</text:note-citation><text:note-body><text:p text:style-name="Footnote"><text:s/>Probably an erased sign; it appears that the sudent began to write <text:span text:style-name="T92">la</text:span>.</text:p></text:note-body></text:note></text:span></text:span><text:span text:style-name="T1"> +</text:span></text:p>
        <text:p text:style-name="P19"><text:span text:style-name="T1">N2 <text:s/>o <text:s text:c="2"/>oo <text:s text:c="5"/>o <text:s/>o o <text:s/>o <text:s text:c="2"/>. <text:s text:c="2"/>.</text:span></text:p>
        <text:p text:style-name="P19"><text:span text:style-name="T1">N9 <text:s/>+ <text:s text:c="2"/>++ <text:s text:c="5"/>na + + <text:s/>+ <text:s text:c="2"/>. <text:s text:c="2"/>+</text:span></text:p>
        <text:p text:style-name="P19"><text:span text:style-name="T1">Ur1 + <text:s text:c="2"/>.. <text:s text:c="2"/>šè + <text:s/>+ . <text:s/>o <text:s text:c="2"/>o <text:s text:c="2"/>o</text:span></text:p>
        <text:p text:style-name="P19"><text:span text:style-name="T1">Ur2 o <text:s text:c="2"/>oo <text:s text:c="5"/>o <text:s/>. o <text:s/>o <text:s text:c="2"/>. <text:s text:c="2"/>ta</text:span></text:p>
        <text:p text:style-name="P19"><text:span text:style-name="T1">X1 <text:s/>o <text:s text:c="2"/>oo <text:s text:c="5"/>. <text:s/>. . <text:s/>. <text:s text:c="2"/>. <text:s text:c="2"/></text:span><text:span text:style-name="T7">≠</text:span><text:span text:style-name="T1">ta</text:span><text:span text:style-name="T7"></text:span></text:p>
        <text:p text:style-name="P19"><text:span text:style-name="T1">X2 <text:s/>o <text:s text:c="2"/>oo <text:s text:c="5"/>o <text:s/>. . <text:s/>+ <text:s text:c="2"/>+ <text:s text:c="2"/>ta </text:span></text:p>
        <text:p text:style-name="P19"><text:span text:style-name="T1">X3 <text:s/>+ <text:s text:c="2"/>++ <text:s text:c="5"/>o <text:s/>+ + <text:s/>. <text:s text:c="2"/>. <text:s text:c="2"/>o</text:span></text:p>
        <text:p text:style-name="P19"><text:span text:style-name="T1">X4 <text:s/>+ <text:s text:c="2"/>.. <text:s text:c="5"/>- <text:s/>. . <text:s/>. <text:s text:c="2"/>. <text:s text:c="2"/>ta</text:span></text:p>
        <text:p text:style-name="P21"/>
        <text:p text:style-name="P19"><text:span text:style-name="T1">24. tur-tur</text:span><text:span text:style-name="T3">-</text:span><text:span text:style-name="T84">ğ</text:span><text:span text:style-name="T3">u</text:span><text:span text:style-name="T65">10</text:span><text:span text:style-name="T1"> <text:s/>sízkur-bi hé-eb-bé</text:span></text:p>
        <text:p text:style-name="P19"><text:span text:style-name="T1">N1 <text:s/>. <text:s text:c="2"/>.ma </text:span><text:span text:style-name="T83">ğ</text:span><text:span text:style-name="T1">á <text:s text:c="2"/>. <text:s text:c="5"/>. <text:s/>+ <text:s/>+ <text:s/>+</text:span></text:p>
        <text:p text:style-name="P19"><text:span text:style-name="T1">N2 <text:s/>o <text:s text:c="2"/>o <text:s text:c="2"/>o <text:s text:c="3"/>o <text:s text:c="5"/>. <text:s/>. <text:s/>+ <text:s/>+</text:span></text:p>
        <text:p text:style-name="P19"><text:span text:style-name="T1">N4 <text:s/>o <text:s text:c="2"/>o <text:s text:c="2"/>o <text:s text:c="3"/>o <text:s text:c="5"/>o <text:s/>. <text:s/>. <text:s/>.</text:span></text:p>
        <text:p text:style-name="P19"><text:soft-page-break/><text:span text:style-name="T1">Ur1 . <text:s text:c="2"/>+ <text:s text:c="2"/>+ <text:s text:c="3"/>. <text:s text:c="5"/>+ <text:s/>+ </text:span><text:span text:style-name="T7">≠</text:span><text:span text:style-name="T1">íb</text:span><text:span text:style-name="T50">?</text:span><text:span text:style-name="T7"></text:span><text:span text:style-name="T1">o <text:s/></text:span></text:p>
        <text:p text:style-name="P19"><text:span text:style-name="T1">Ur2 o <text:s text:c="2"/>o <text:s text:c="2"/>o <text:s text:c="3"/>o <text:s text:c="5"/>. <text:s/>. b[í-ib]-</text:span><text:span text:style-name="T7">≠</text:span><text:span text:style-name="T1">dug</text:span><text:span text:style-name="T7"></text:span></text:p>
        <text:p text:style-name="P19"><text:span text:style-name="T1">X1 <text:s/>. <text:s text:c="2"/>. <text:s text:c="2"/>. <text:s text:c="3"/>. <text:s text:c="5"/>o <text:s/>. <text:s/>. </text:span><text:span text:style-name="T7">≠</text:span><text:span text:style-name="T1">dug</text:span><text:span text:style-name="T7"></text:span></text:p>
        <text:p text:style-name="P19"><text:span text:style-name="T1">X2 <text:s/>o <text:s text:c="2"/>o <text:s text:c="2"/>o <text:s text:c="3"/>o <text:s text:c="5"/>o <text:s/>. <text:s/>+ <text:s/>+</text:span></text:p>
        <text:p text:style-name="P19"><text:span text:style-name="T1">X3 <text:s/>+ <text:s text:c="2"/>+ <text:s text:c="2"/>ni <text:s text:c="2"/>.</text:span><text:span text:style-name="Footnote_20_Symbol"><text:span text:style-name="T1"><text:note text:id="ftn29" text:note-class="footnote"><text:note-citation>29</text:note-citation><text:note-body><text:p text:style-name="Footnote"><text:s/>It is possible that there was a sign between <text:span text:style-name="T92">ni</text:span> and <text:span text:style-name="T92">sízkur</text:span>.</text:p></text:note-body></text:note></text:span></text:span><text:span text:style-name="T1"> <text:s text:c="4"/>+ <text:s/>+ <text:s/>. <text:s/>x</text:span></text:p>
        <text:p text:style-name="P19"><text:span text:style-name="T1">X4 <text:s/>+ <text:s text:c="2"/>+ x </text:span><text:span text:style-name="T96">x <text:s text:c="9"/></text:span><text:span text:style-name="T3">+ <text:s text:c="5"/>+ <text:s/>. <text:s/>+ <text:s/>+</text:span></text:p>
        <text:p text:style-name="P23"/>
        <text:p text:style-name="P19"><text:span text:style-name="T3">25. ù za-e lú </text:span><text:span text:style-name="T84">ğ</text:span><text:span text:style-name="T3">iškim-ti-zu-um</text:span></text:p>
        <text:p text:style-name="P23">N1 <text:s/>. + <text:s/>+ + <text:s/>+ <text:s text:c="5"/>. <text:s/>+ <text:s text:c="2"/>+</text:p>
        <text:p text:style-name="P23">N2 <text:s/>o o <text:s/>o o <text:s/>. <text:s text:c="5"/>+ <text:s/>+ <text:s text:c="2"/>+</text:p>
        <text:p text:style-name="P23">N4 <text:s/>o . <text:s/>. + <text:s/>+ <text:s text:c="5"/>+ <text:s/>+ <text:s text:c="2"/>o</text:p>
        <text:p text:style-name="P19"><text:span text:style-name="T3">Ur1 + + <text:s/></text:span><text:span text:style-name="T1">+ + <text:s/>. <text:s text:c="5"/>. <text:s/>o <text:s text:c="2"/>o </text:span></text:p>
        <text:p text:style-name="P19"><text:span text:style-name="T1">Ur2 . o <text:s/>o o <text:s/>o <text:s text:c="5"/>o <text:s/>o <text:s text:c="2"/>o</text:span></text:p>
        <text:p text:style-name="P21">X1 <text:s/>o o <text:s/>o o <text:s/>. <text:s text:c="5"/>. <text:s/>o <text:s text:c="2"/>o</text:p>
        <text:p text:style-name="P21">X2 <text:s/>o o <text:s/>o o <text:s/>o <text:s text:c="5"/>o <text:s/>o <text:s text:c="2"/>o :</text:p>
        <text:p text:style-name="P19"><text:span text:style-name="T1">X3 <text:s/>+ + <text:s/>+ . <text:s/>o <text:s text:c="5"/>+ <text:s/>me-en :</text:span></text:p>
        <text:p text:style-name="P19"><text:span text:style-name="T1">X4 <text:s/>. . <text:s/>. . <text:s/>. <text:s text:c="5"/>+ <text:s/>-</text:span><text:span text:style-name="T50">? <text:s text:c="2"/></text:span><text:span text:style-name="T1">-</text:span><text:span text:style-name="T50">? </text:span><text:span text:style-name="T1">:</text:span></text:p>
        <text:p text:style-name="P21"/>
        <text:p text:style-name="P19"><text:span text:style-name="T1">26. <text:s text:c="3"/>ma-da-ni-ta ga-àm-ta-an-gub-bu</text:span></text:p>
        <text:p text:style-name="P19"><text:span text:style-name="T1">N1 <text:s text:c="4"/>. <text:s/>+ <text:s/>+ <text:s/>+ <text:s text:c="2"/>+ <text:s/>. <text:s/>. <text:s/>- <text:s/>. <text:s/>+</text:span></text:p>
        <text:p text:style-name="P19"><text:span text:style-name="T1">N2 <text:s text:c="4"/>o <text:s/>o <text:s/>o <text:s/>o <text:s text:c="2"/>o <text:s/>o <text:s/>+ <text:s/>+ <text:s/>+ <text:s/>+</text:span></text:p>
        <text:p text:style-name="P19"><text:span text:style-name="T1">N4 <text:s text:c="4"/>+ <text:s/>+</text:span><text:span text:style-name="T50">ki</text:span><text:span text:style-name="T1"> + <text:s/>+ / + <text:s/>+ <text:s/>+ <text:s/>+ <text:s/>- <text:s/>+</text:span></text:p>
        <text:p text:style-name="P19"><text:span text:style-name="T1">Ur1 šà + <text:s/>+ <text:s/>. <text:s/>. <text:s text:c="2"/>. <text:s/>o <text:s/>o <text:s/>o <text:s/>o <text:s/>o</text:span></text:p>
        <text:p text:style-name="P19"><text:span text:style-name="T1">Ur2 <text:s text:c="3"/>+ <text:s/>. <text:s/>. <text:s/>. <text:s text:c="2"/>. <text:s/>+ <text:s/>o <text:s/>o <text:s/>o <text:s/>o</text:span></text:p>
        <text:p text:style-name="P19"><text:span text:style-name="T1">X1 <text:s text:c="4"/>o <text:s/>o <text:s/>o <text:s/>o <text:s text:c="2"/>o <text:s/>o <text:s/>o <text:s/>+ <text:s/>- <text:s/>.</text:span></text:p>
        <text:p text:style-name="P19"><text:span text:style-name="T1">X2 <text:s text:c="4"/>. <text:s/>. <text:s/>+ <text:s/>+ <text:s text:c="2"/>o [a]b+ <text:s/>+ <text:s/>- <text:s/>+</text:span></text:p>
        <text:p text:style-name="P19"><text:span text:style-name="T1">X3 <text:s text:c="4"/>+ <text:s/>+ <text:s/>. <text:s/>o <text:s text:c="2"/>o <text:s/>x <text:s/>+ <text:s/>- <text:s/>- <text:s/>+</text:span></text:p>
        <text:p text:style-name="P19"><text:span text:style-name="T1">X4 <text:s text:c="4"/>o <text:s/>o <text:s/>. <text:s/>x <text:s text:c="2"/>+ <text:s/>. <text:s/>.</text:span><text:span text:style-name="T50">?</text:span><text:span text:style-name="T1"> o <text:s/>o <text:s/>o <text:s/></text:span></text:p>
        <text:p text:style-name="P21"><text:s/></text:p>
        <text:p text:style-name="P19"><text:span text:style-name="T1">27. ì-si-in</text:span><text:span text:style-name="T50">ki</text:span><text:span text:style-name="T1">-na bàd-bi ga-àm-dù</text:span></text:p>
        <text:p text:style-name="P21"><text:soft-page-break/>N1 <text:s/>+ + <text:s/>+ + <text:s/>+ <text:s text:c="2"/>+ <text:s/>+ <text:s/>+ <text:s/>+ <text:s/>+</text:p>
        <text:p text:style-name="P21">N2 <text:s/>o o <text:s/>o o <text:s/>o <text:s text:c="2"/>. <text:s/>+ <text:s/>+ <text:s/>+ <text:s/>+</text:p>
        <text:p text:style-name="P21">N4 <text:s/>+ + <text:s/>+ + <text:s/>+ / . <text:s/>+ <text:s/>+ <text:s/>+ <text:s/>+</text:p>
        <text:p text:style-name="P21">Ur1 + + <text:s/>+ - <text:s/>+ <text:s text:c="2"/>. <text:s/>. <text:s/>o <text:s/>o <text:s/>o </text:p>
        <text:p text:style-name="P19"><text:span text:style-name="T1">Ur2 . . <text:s/>.na <text:s/>ki <text:s/>+ <text:s/>. <text:s/>. <text:s/>o <text:s/>o</text:span></text:p>
        <text:p text:style-name="P21">X1 <text:s/>o o <text:s/>o o <text:s/>o <text:s text:c="2"/>o <text:s/>x <text:s/>+ <text:s/>+ <text:s/>+</text:p>
        <text:p text:style-name="P21">X2 <text:s/>o o <text:s/>o o <text:s/>o <text:s text:c="2"/>. <text:s/>+ <text:s/>+ <text:s/>+ <text:s/>+</text:p>
        <text:p text:style-name="P21">X3 <text:s/>+ + <text:s/>+ o <text:s/>o <text:s text:c="2"/>+ <text:s/>+a + <text:s/>. <text:s/>o</text:p>
        <text:p text:style-name="P21">X4 <text:s/>. . <text:s/>. . <text:s/>. <text:s text:c="2"/>. <text:s/>+ <text:s/>+ <text:s/>. <text:s/>.`</text:p>
        <text:p text:style-name="P21"/>
        <text:p text:style-name="P19"><text:span text:style-name="T1">28. i-di-il-pa-šu-nu mu-šè ga-an-sa</text:span><text:span text:style-name="T63">4</text:span></text:p>
        <text:p text:style-name="P19"><text:span text:style-name="T3">N1 </text:span><text:span text:style-name="T52">I</text:span><text:span text:style-name="T3">. + <text:s/>+ </text:span><text:span text:style-name="T11">≠</text:span><text:span text:style-name="T3">KA</text:span><text:span text:style-name="T11"></text:span><text:span text:style-name="T3"> + <text:s text:c="2"/>+ <text:s/>+ sa</text:span><text:span text:style-name="T65">4</text:span><text:span text:style-name="T3"> àm ga-sa</text:span><text:span text:style-name="T65">4</text:span></text:p>
        <text:p text:style-name="P21">N2 <text:s/>o o <text:s/>o <text:s/>o <text:s/>. <text:s text:c="2"/>+ <text:s/>o <text:s/>o <text:s/>. <text:s/>. <text:s/>.</text:p>
        <text:p text:style-name="P19"><text:span text:style-name="T1">N4 <text:s/>o . <text:s/>+ <text:s/>+ <text:s/>+ <text:s text:c="2"/>+ <text:s/>o <text:s/>o <text:s/>o <text:s/>o <text:s/>.</text:span><text:span text:style-name="T50">?</text:span></text:p>
        <text:p text:style-name="P21">N5 <text:s/>o o <text:s/>o <text:s/>o <text:s/>. <text:s text:c="2"/>. <text:s/>. <text:s/>o <text:s/>o <text:s/>o <text:s/>o</text:p>
        <text:p text:style-name="P19"><text:span text:style-name="T1">Ur1 o . <text:s/>. </text:span><text:span text:style-name="T7">≠</text:span><text:span text:style-name="T1">KA</text:span><text:span text:style-name="T7"></text:span><text:span text:style-name="T1"> . <text:s text:c="2"/>o <text:s/>x x <text:s/>+ </text:span><text:span text:style-name="T7">≠</text:span><text:span text:style-name="T1">bí</text:span><text:span text:style-name="T7"></text:span><text:span text:style-name="T1"> o</text:span></text:p>
        <text:p text:style-name="P20"><text:span text:style-name="T1">Ur2 ì + <text:s/>+ <text:s/>+ <text:s/>+ <text:s text:c="2"/>+ <text:s/>+ <text:s/>+ <text:s/>+ bí <text:s/>.<text:tab/></text:span></text:p>
        <text:p text:style-name="P19"><text:span text:style-name="T1">X1 <text:s/>o o <text:s/>o <text:s/>o <text:s/>o <text:s text:c="2"/>o <text:s/>o <text:s/>. <text:s/>. </text:span><text:span text:style-name="T7">≠</text:span><text:span text:style-name="T1">àm</text:span><text:span text:style-name="T7"></text:span><text:span text:style-name="T1"> .</text:span></text:p>
        <text:p text:style-name="P19"><text:span text:style-name="T1">X2 <text:s/>o o <text:s/>o <text:s/>o <text:s/>o <text:s text:c="2"/>o <text:s/>+ <text:s/>+ <text:s/>+ <text:s/>+ <text:s/>+ </text:span></text:p>
        <text:p text:style-name="P19"><text:span text:style-name="T1">X3 <text:s/>+ + <text:s/>+ <text:s/>+ <text:s/>o <text:s text:c="2"/>o <text:s/>+ <text:s/>+ <text:s/>+ </text:span><text:span text:style-name="T7">≠</text:span><text:span text:style-name="T1">àm</text:span><text:span text:style-name="T7"></text:span><text:span text:style-name="T1"> .</text:span></text:p>
        <text:p text:style-name="P21">X4 <text:s/>. . <text:s/>. <text:s/>. <text:s/>. <text:s text:c="2"/>. <text:s/>. <text:s/>. <text:s/>. <text:s/>x <text:s/>o</text:p>
        <text:p text:style-name="P21"/>
        <text:p text:style-name="P19"><text:span text:style-name="T1">29. bí-in-du</text:span><text:span text:style-name="T63">11</text:span><text:span text:style-name="T1">-ga-gin</text:span><text:span text:style-name="T63">7</text:span><text:span text:style-name="T1">-nam</text:span></text:p>
        <text:p text:style-name="P21">N1 <text:s/>+ <text:s/>+ <text:s/>+ <text:s text:c="2"/>+ <text:s/>+ <text:s text:c="4"/>+</text:p>
        <text:p text:style-name="P21">N2 <text:s/>o <text:s/>o <text:s/>o <text:s text:c="2"/>o <text:s/>o <text:s text:c="4"/>o</text:p>
        <text:p text:style-name="P21">N3 <text:s/>. <text:s/>+ <text:s/>+ <text:s text:c="2"/>o <text:s/>o <text:s text:c="4"/>o</text:p>
        <text:p text:style-name="P21">N5 <text:s/>. <text:s/>o <text:s/>o <text:s text:c="2"/>. <text:s/>+ <text:s text:c="4"/>o</text:p>
        <text:p text:style-name="P21">Ur1 o <text:s/>. <text:s/>. <text:s text:c="2"/>. <text:s/>. <text:s text:c="4"/>o </text:p>
        <text:p text:style-name="P21">Ur2 . <text:s/>+ <text:s/>+ <text:s text:c="2"/>+ <text:s/>+ <text:s text:c="4"/>+</text:p>
        <text:p text:style-name="P19"><text:span text:style-name="T1">X1 <text:s/>. <text:s/>. <text:s/>. <text:s text:c="2"/>. <text:s/>+ <text:s text:c="4"/>.</text:span></text:p>
        <text:p text:style-name="P21">X2 <text:s/>o <text:s/>o <text:s/>o <text:s text:c="2"/>o <text:s/>+ <text:s text:c="4"/>+</text:p>
        <text:p text:style-name="P21"><text:soft-page-break/>X3 <text:s/>+ <text:s/>+ <text:s/>+ <text:s text:c="2"/>o <text:s/>+ <text:s text:c="4"/>o </text:p>
        <text:p text:style-name="P21">X4 <text:s/>+ <text:s/>+ <text:s/>+ <text:s text:c="2"/>. <text:s/>. <text:s text:c="4"/>. </text:p>
        <text:p text:style-name="P21"/>
        <text:p text:style-name="P19"><text:span text:style-name="T1">30. ì-si-in</text:span><text:span text:style-name="T50">ki</text:span><text:span text:style-name="T1">-na bàd-bi ba-an-dù</text:span></text:p>
        <text:p text:style-name="P21">N1 <text:s/>+ + <text:s/>+ + <text:s/>. <text:s/>. <text:s/>. <text:s/>. <text:s text:c="2"/>+ <text:s/>+</text:p>
        <text:p text:style-name="P21">N2 <text:s/>o o <text:s/>o o <text:s/>o <text:s/>o <text:s/>. <text:s/>o <text:s text:c="2"/>o <text:s/>.</text:p>
        <text:p text:style-name="P21">N3 <text:s/>+ + <text:s/>+ + <text:s/>+ <text:s/>+ <text:s/>. <text:s/>o <text:s text:c="2"/>o <text:s/>x</text:p>
        <text:p text:style-name="P21">N4 <text:s/>traces <text:s text:c="4"/>/ o <text:s/>. <text:s/>+ <text:s text:c="2"/>+ <text:s/>.</text:p>
        <text:p text:style-name="P19"><text:span text:style-name="T1">N5 <text:s/>. . <text:s/>. . <text:s/>+ <text:s/>+ <text:s/>. <text:s/>x <text:s text:c="2"/>o <text:s/>o</text:span></text:p>
        <text:p text:style-name="P19"><text:span text:style-name="T1">Ur2 . . <text:s/>. </text:span><text:span text:style-name="T7">≠</text:span><text:span text:style-name="T1">na</text:span><text:span text:style-name="T50">ki</text:span><text:span text:style-name="T7"></text:span><text:span text:style-name="T1"> <text:s/>o <text:s/>o <text:s/>. <text:s/></text:span><text:span text:style-name="T7">≠</text:span><text:span text:style-name="T1">àm</text:span><text:span text:style-name="T7"></text:span><text:span text:style-name="T1"> + </text:span></text:p>
        <text:p text:style-name="P21">X1 <text:s/>+ + <text:s/>+ + <text:s/>+ <text:s/>+ <text:s/>+ <text:s/>+ <text:s text:c="2"/>+ <text:s/>+</text:p>
        <text:p text:style-name="P21">X2 <text:s/># <text:s/></text:p>
        <text:p text:style-name="P19"><text:span text:style-name="T1">X3 <text:s/>. + <text:s/>+ + <text:s/>+ <text:s/>. <text:s/>+ </text:span><text:span text:style-name="T7">≠</text:span><text:span text:style-name="T1">im</text:span><text:span text:style-name="T7"></text:span><text:span text:style-name="T1"> ma <text:s/>.</text:span></text:p>
        <text:p text:style-name="P21">X4 <text:s/>+ + <text:s/>+ + <text:s/>+ <text:s/>. <text:s/>. <text:s/>. <text:s text:c="2"/>. <text:s/>o</text:p>
        <text:p text:style-name="P21"/>
        <text:p text:style-name="P19"><text:span text:style-name="T1">31. i-di-il-pa-šu-nu mu-šè <text:s text:c="3"/>ba-an-sa</text:span><text:span text:style-name="T63">4</text:span></text:p>
        <text:p text:style-name="P19"><text:span text:style-name="T1">N1 </text:span><text:span text:style-name="T50">I</text:span><text:span text:style-name="T1">+ + <text:s/>+ <text:s/>KA + <text:s/>+ <text:s/>+ sa</text:span><text:span text:style-name="T63">4</text:span><text:span text:style-name="T1">-a <text:s text:c="2"/>ba-sa</text:span><text:span text:style-name="T63">4</text:span><text:span text:style-name="T1">-a</text:span></text:p>
        <text:p text:style-name="P21">N2 <text:s/>o o <text:s/>o <text:s/>o <text:s/>o <text:s/>o <text:s/>o <text:s/>o <text:s text:c="4"/>o <text:s/>o <text:s text:c="2"/>.</text:p>
        <text:p text:style-name="P19"><text:span text:style-name="T1">N3 <text:s/>+ + <text:s/>el KA + <text:s/>+ <text:s/>+ <text:s/>. <text:s text:c="4"/>. <text:s/>+ <text:s text:c="2"/>.</text:span></text:p>
        <text:p text:style-name="P21">N4 <text:s/>o . <text:s/>+ <text:s/>+ <text:s/>. <text:s/>+/ o <text:s/>o <text:s text:c="4"/>. <text:s/>+ <text:s text:c="2"/>.</text:p>
        <text:p text:style-name="P19"><text:span text:style-name="T1">N5 </text:span><text:span text:style-name="T50">I</text:span><text:span text:style-name="T1">e-de</text:span><text:span text:style-name="Footnote_20_Symbol"><text:span text:style-name="T1"><text:note text:id="ftn30" text:note-class="footnote"><text:note-citation>30</text:note-citation><text:note-body><text:p text:style-name="Footnote"><text:s/>It may be that the scribe began to write <text:span text:style-name="T92">te</text:span> and then decided to use <text:span text:style-name="T92">di</text:span>.</text:p></text:note-body></text:note></text:span></text:span><text:span text:style-name="T1">-</text:span><text:span text:style-name="T7">≠</text:span><text:span text:style-name="T1">el</text:span><text:span text:style-name="T7"></text:span><text:span text:style-name="T1">-KA-šu-nu mu-šè ì-i[m</text:span><text:span text:style-name="T50">?</text:span><text:span text:style-name="T1">…]</text:span></text:p>
        <text:p text:style-name="P19"><text:span text:style-name="T1">N6 <text:s/>o o <text:s/>. </text:span><text:span text:style-name="T7">≠</text:span><text:span text:style-name="T1">KA</text:span><text:span text:style-name="T7"></text:span><text:span text:style-name="T1"> o <text:s/>o <text:s/>o <text:s/>o <text:s text:c="4"/>o <text:s/>o <text:s text:c="2"/>o</text:span></text:p>
        <text:p text:style-name="P19"><text:span text:style-name="T1">Ur2 ì + <text:s/>+ <text:s/>. <text:s/>o <text:s/>o <text:s/>. <text:s/>+ <text:s text:c="4"/>+ <text:s/></text:span><text:span text:style-name="T2">àm</text:span><text:span text:style-name="T1"> <text:s/>.</text:span></text:p>
        <text:p text:style-name="P21">X1 <text:s/>+ + <text:s/>+ <text:s/>+ <text:s/>+ <text:s/>+ <text:s/>+ <text:s/>+ <text:s text:c="4"/>+ <text:s/>+ <text:s text:c="2"/>+</text:p>
        <text:p text:style-name="P19"><text:span text:style-name="T1">X2 <text:s/>o o <text:s/>o <text:s/>o <text:s/>o <text:s/>o <text:s/>o <text:s/>. <text:s text:c="4"/>. <text:s/>+ <text:s text:c="2"/>+</text:span></text:p>
        <text:p text:style-name="P19"><text:span text:style-name="T1">X3 <text:s/>o . <text:s/>+ <text:s/>+ <text:s/>. <text:s/>. <text:s/>. <text:s/>. <text:s text:c="4"/></text:span><text:span text:style-name="T7">≠</text:span><text:span text:style-name="T1">ga àm</text:span><text:span text:style-name="T7"></text:span><text:span text:style-name="T1"> o</text:span></text:p>
        <text:p text:style-name="P21">X4 <text:s/>+ + <text:s/>. <text:s/>. <text:s/>. <text:s/>. <text:s/>. <text:s/>+ <text:s text:c="4"/>+ <text:s/>. <text:s text:c="2"/>o</text:p>
        <text:p text:style-name="P21"/>
        <text:p text:style-name="P19"><text:span text:style-name="T1">32. nibru</text:span><text:span text:style-name="T50">ki</text:span><text:span text:style-name="T1"> ba-an-dab</text:span><text:span text:style-name="T63">5</text:span><text:span text:style-name="T1"> en-nu-ù</text:span><text:span text:style-name="T83">ğ</text:span><text:span text:style-name="T1">-</text:span><text:span text:style-name="T83">ğ</text:span><text:span text:style-name="T1">á-ni ba-an-</text:span><text:span text:style-name="T83">ğ</text:span><text:span text:style-name="T1">ar</text:span></text:p>
        <text:p text:style-name="P19"><text:soft-page-break/><text:span text:style-name="T1">N1 <text:s/>+ <text:s text:c="3"/>+ <text:s/>+ <text:s/>. <text:s/>. <text:s text:c="2"/>. <text:s/>. <text:s/>+ <text:s/>+ <text:s/>+</text:span><text:span text:style-name="Footnote_20_Symbol"><text:span text:style-name="T1"><text:note text:id="ftn31" text:note-class="footnote"><text:note-citation>31</text:note-citation><text:note-body><text:p text:style-name="Footnote"><text:s/>The sign looks more like <text:span text:style-name="T18">lú</text:span>.</text:p></text:note-body></text:note></text:span></text:span><text:span text:style-name="T1"> + <text:s/>+ <text:s text:c="2"/>+ </text:span></text:p>
        <text:p text:style-name="P21">N3 <text:s/>+ <text:s text:c="3"/>+ <text:s/>+ <text:s/>+ <text:s/>+ <text:s text:c="2"/>+ <text:s/>. <text:s/>+ <text:s/>+ <text:s/>- <text:s/>+ <text:s/>+ <text:s text:c="2"/>.</text:p>
        <text:p text:style-name="P19"><text:span text:style-name="T1">N4 <text:s/>o <text:s text:c="3"/>. <text:s/>+ <text:s/>. <text:s/>+ / o <text:s/>o <text:s/>. <text:s/>. <text:s/>+ <text:s/>+ <text:s/>+ <text:s text:c="2"/>+</text:span></text:p>
        <text:p text:style-name="P21">N5 <text:s/>+ <text:s text:c="3"/>+ <text:s/>+ <text:s/>. <text:s/>. <text:s text:c="2"/>+ <text:s/>+ <text:s/>+ <text:s/>+ <text:s/>. <text:s/>o <text:s/>o <text:s text:c="2"/>o</text:p>
        <text:p text:style-name="P21">N6 <text:s/>. <text:s text:c="3"/>+ <text:s/>+ <text:s/>+ <text:s/>. <text:s text:c="2"/>. <text:s/>o <text:s/>o <text:s/>o <text:s/>o <text:s/>o <text:s/>o <text:s text:c="2"/>o</text:p>
        <text:p text:style-name="P19"><text:span text:style-name="T1">Ur2 . <text:s text:c="3"/>. <text:s/>. <text:s/>. <text:s/>. <text:s text:c="2"/>+ <text:s/>+ <text:s/>- <text:s/>+ <text:s/>+ <text:s/>. <text:s/>. <text:s text:c="2"/>.</text:span></text:p>
        <text:p text:style-name="P21">X1 <text:s/>+ <text:s text:c="3"/>+ <text:s/>+ <text:s/>+ <text:s/>+ <text:s text:c="2"/>+ <text:s/>+ <text:s/>+ <text:s/>+ <text:s/>+ <text:s/>+ <text:s/>+ <text:s text:c="2"/>+</text:p>
        <text:p text:style-name="P21">X2 <text:s/>o <text:s text:c="3"/>o <text:s/>o <text:s/>o <text:s/>o <text:s text:c="2"/>o <text:s/>o <text:s/>o <text:s/>x <text:s/>+ <text:s/>+ <text:s/>+ <text:s text:c="2"/>+</text:p>
        <text:p text:style-name="P21">X3 <text:s/>. <text:s text:c="3"/>. <text:s/>. <text:s/>. <text:s/>+ <text:s text:c="2"/>+ <text:s/>+ <text:s/>. <text:s/>+ <text:s/>+ <text:s/>o <text:s/>o <text:s text:c="2"/>o</text:p>
        <text:p text:style-name="P21">X4 <text:s/>. <text:s text:c="3"/>. <text:s/>+ <text:s/>+ <text:s/>+ <text:s text:c="2"/>+ <text:s/>+ <text:s/>+ <text:s/>. <text:s/>o <text:s/>o <text:s/>o <text:s text:c="2"/>o</text:p>
        <text:p text:style-name="P21"/>
        <text:p text:style-name="P19"><text:span text:style-name="T1">33. ù </text:span><text:span text:style-name="T50">I</text:span><text:span text:style-name="T1">ní</text:span><text:span text:style-name="T83">ğ</text:span><text:span text:style-name="T1">-du</text:span><text:span text:style-name="T63">11</text:span><text:span text:style-name="T1">-ga-ni sa</text:span><text:span text:style-name="T83">ğ</text:span><text:span text:style-name="T1">a nibru</text:span><text:span text:style-name="T50">ki</text:span><text:span text:style-name="T1"> ba-an-dab</text:span><text:span text:style-name="T63">5</text:span></text:p>
        <text:p text:style-name="P21">N1 <text:s/>+ ++ <text:s text:c="2"/>+ <text:s text:c="2"/>+ <text:s/>+ <text:s/>+ <text:s text:c="3"/>+ <text:s text:c="3"/>+ <text:s/>+ <text:s/>+ <text:s text:c="2"/>+</text:p>
        <text:p text:style-name="P21">N3 <text:s/>+ -+ <text:s text:c="2"/>+ <text:s text:c="2"/>+ <text:s/>+ <text:s/>+ <text:s text:c="3"/>. <text:s text:c="3"/>+ <text:s/>+ <text:s/>+ <text:s text:c="2"/>+ <text:s text:c="2"/></text:p>
        <text:p text:style-name="P21">N4 <text:s/>o oo <text:s text:c="2"/>o <text:s text:c="2"/>. <text:s/>+ <text:s/>+ <text:s/>/ o <text:s text:c="3"/>o <text:s/>. <text:s/>+ <text:s text:c="2"/>+</text:p>
        <text:p text:style-name="P21">N5 <text:s/>+ -+ <text:s text:c="2"/>+ <text:s text:c="2"/>. <text:s/>+ <text:s/>+ <text:s text:c="3"/>+ <text:s text:c="3"/>+ <text:s/>. <text:s/>o <text:s text:c="2"/>o</text:p>
        <text:p text:style-name="P21">N6 <text:s/>o o. <text:s text:c="2"/>+ <text:s text:c="2"/>+ <text:s/>+ <text:s/>+ <text:s text:c="3"/>. <text:s text:c="3"/>o <text:s/>o <text:s/>o <text:s text:c="2"/>o</text:p>
        <text:p text:style-name="P19"><text:span text:style-name="T1">N7 <text:s/>o oo <text:s text:c="2"/>o <text:s text:c="2"/>o <text:s/>o <text:s/>. <text:s text:c="3"/>. <text:s text:c="3"/>o <text:s/>o <text:s/>o <text:s text:c="2"/>o</text:span></text:p>
        <text:p text:style-name="P19"><text:span text:style-name="T1">Ur2 o oo <text:s text:c="2"/>. <text:s text:c="2"/>+ <text:s/>+ <text:s/>. <text:s text:c="3"/>. <text:s text:c="3"/></text:span><text:span text:style-name="T3">+ <text:s/>. <text:s/>o <text:s text:c="2"/>o</text:span></text:p>
        <text:p text:style-name="P23">X1 <text:s/>- ++ <text:s text:c="2"/>+ <text:s text:c="2"/>+ <text:s/>+ <text:s/>+ <text:s text:c="3"/>+ <text:s text:c="3"/>+ <text:s/>+ <text:s/>+ <text:s text:c="2"/>+</text:p>
        <text:p text:style-name="P19"><text:span text:style-name="T3">X2 <text:s/>o oo <text:s text:c="2"/>o <text:s text:c="2"/>o <text:s/>o <text:s/>o <text:s text:c="3"/>o <text:s text:c="3"/>o <text:s/>+ <text:s/>+ <text:s text:c="2"/>+</text:span></text:p>
        <text:p text:style-name="P19"><text:span text:style-name="T3">X3 <text:s/>+ -+ <text:s text:c="2"/>+ <text:s text:c="2"/>+ <text:s/>+ <text:s/>+ <text:s text:c="3"/>+ <text:s text:c="3"/>+</text:span><text:span text:style-name="T7">≠</text:span><text:span text:style-name="T3">a</text:span><text:span text:style-name="T7"></text:span><text:span text:style-name="T3">+ <text:s/></text:span><text:span text:style-name="T1">. <text:s text:c="2"/>o</text:span></text:p>
        <text:p text:style-name="P19"><text:span text:style-name="T1">X4 <text:s/>. -. <text:s text:c="2"/>. <text:s text:c="2"/>. <text:s/>. <text:s/>. <text:s text:c="3"/>. <text:s text:c="3"/>. <text:s/>o <text:s/>o <text:s text:c="2"/>o</text:span></text:p>
        <text:p text:style-name="P21"/>
        <text:p text:style-name="P19"><text:span text:style-name="T97">34.</text:span><text:span text:style-name="T61"> <text:s/>I</text:span><text:span text:style-name="T97">zi-in-nu-um énsi su-bir</text:span><text:span text:style-name="T74">4</text:span><text:span text:style-name="T61">ki</text:span><text:span text:style-name="T97">-a</text:span><text:span text:style-name="T98"> ša</text:span><text:span text:style-name="T87">ğ</text:span><text:span text:style-name="T98">a</text:span><text:span text:style-name="Footnote_20_Symbol"><text:span text:style-name="T98"><text:note text:id="ftn32" text:note-class="footnote"><text:note-citation>32</text:note-citation><text:note-body><text:p text:style-name="Footnote"><text:s/>Written in all preserved cases as <text:span text:style-name="T18">LÚ≈GÁNA-</text:span><text:span text:style-name="T25">tenû</text:span><text:span text:style-name="T19">.A</text:span><text:span text:style-name="T91">; see comment to lines 34­35.</text:span></text:p></text:note-body></text:note></text:span></text:span><text:span text:style-name="T97"> i-ni-in-dab</text:span><text:span text:style-name="T74">5</text:span></text:p>
        <text:p text:style-name="P19"><text:span text:style-name="T97">N1 <text:s/>o. <text:s/>. <text:s/>+ <text:s/>+ <text:s/>+ <text:s text:c="3"/>+ <text:s/>+ <text:s/>+ <text:s/>- . <text:s text:c="3"/></text:span><text:span text:style-name="T44">≠</text:span><text:span text:style-name="T97">ba</text:span><text:span text:style-name="T44"></text:span><text:span text:style-name="T97">- <text:s/>- <text:s text:c="2"/>. </text:span></text:p>
        <text:p text:style-name="P29">N3 <text:s/>-+ <text:s/>+ <text:s/>+ <text:s/>+ <text:s/>+ <text:s text:c="3"/>+ <text:s/>+ <text:s/>+ <text:s/>+ + <text:s text:c="4"/>+ + <text:s/>- <text:s text:c="2"/>+</text:p>
        <text:p text:style-name="P29">N4 <text:s/>oo <text:s/>o <text:s/>o <text:s/>o <text:s/>. <text:s/>/ o <text:s/>o <text:s/>o <text:s/>o o <text:s text:c="4"/>o o <text:s/>o <text:s text:c="2"/>o</text:p>
        <text:p text:style-name="P19"><text:span text:style-name="T97">N5 <text:s/>++ <text:s/>+ <text:s/>+ <text:s/>+ <text:s/>+ <text:s text:c="3"/>+ <text:s/>. <text:s/>o <text:s/>o + <text:s text:c="4"/>+ + <text:s/>. <text:s text:c="2"/>o </text:span></text:p>
        <text:p text:style-name="P29">N6 <text:s/>oo <text:s/>o <text:s/>. <text:s/>. <text:s/>. <text:s text:c="3"/>. <text:s/>. <text:s/>o <text:s/>o o <text:s text:c="4"/>o o <text:s/>o <text:s text:c="2"/>o</text:p>
        <text:p text:style-name="P19"><text:soft-page-break/><text:span text:style-name="T97">N7 <text:s/>oo <text:s/>o <text:s/>. <text:s/>+ <text:s/>+ <text:s text:c="3"/>. <text:s/>. <text:s/>-</text:span><text:span text:style-name="Footnote_20_Symbol"><text:span text:style-name="T97"><text:note text:id="ftn33" text:note-class="footnote"><text:note-citation>33</text:note-citation><text:note-body><text:p text:style-name="Footnote"><text:s/>There does not seem to be room for <text:span text:style-name="T18">ki</text:span>; note that the scribe omits the <text:span text:style-name="T18">ki</text:span> in the next line as well, but writes it in line 36.</text:p></text:note-body></text:note></text:span></text:span><text:span text:style-name="T97"> - . <text:s text:c="4"/>+ + <text:s/>+ <text:s text:c="2"/>+</text:span><text:span text:style-name="T74"> </text:span></text:p>
        <text:p text:style-name="P29">Ur2 omits, or had after line 35</text:p>
        <text:p text:style-name="P29">X1 <text:s/>++ <text:s/>- <text:s/>+ <text:s/>+e + <text:s text:c="3"/>+ <text:s/>+ <text:s/>+ <text:s/>+ + <text:s text:c="4"/>+ + <text:s/>+ <text:s text:c="2"/>ak </text:p>
        <text:p text:style-name="P19"><text:span text:style-name="T97">X2 <text:s/>oo <text:s/>o <text:s/>o <text:s/>o <text:s/>o <text:s text:c="3"/>. <text:s/>. <text:s/>. <text:s/>. . <text:s text:c="4"/>. . <text:s/>. <text:s/></text:span><text:span text:style-name="T44">≠</text:span><text:span text:style-name="T97">ak</text:span><text:span text:style-name="T44"></text:span></text:p>
        <text:p text:style-name="P19"><text:span text:style-name="T97">X3 <text:s/>++ <text:s/>+ <text:s/>+ <text:s/>+ <text:s/>+ <text:s text:c="3"/>kiši</text:span><text:span text:style-name="T61">ki</text:span><text:span text:style-name="T97"> <text:s text:c="3"/>o o <text:s text:c="4"/>o o <text:s/>o <text:s text:c="2"/>o(after 35)</text:span></text:p>
        <text:p text:style-name="P29">X4 <text:s/>o. <text:s/>- <text:s/>. <text:s/>. <text:s/>. <text:s text:c="3"/>. <text:s/>. <text:s/>o <text:s/>o o <text:s text:c="4"/>o o <text:s/>o <text:s text:c="2"/>o</text:p>
        <text:p text:style-name="P21"/>
        <text:p text:style-name="P19"><text:span text:style-name="T1">35. ha-ma-zi</text:span><text:span text:style-name="T50">ki</text:span><text:span text:style-name="T1"> nam-ra-aš im-mi-in-ak</text:span></text:p>
        <text:p text:style-name="P21">N1 <text:s/># </text:p>
        <text:p text:style-name="P19"><text:span text:style-name="T1">N3 </text:span><text:span text:style-name="T50">I</text:span><text:span text:style-name="T1">+ <text:s/>+ <text:s/>+ - <text:s/>+ <text:s/></text:span><text:span text:style-name="T7">≠</text:span><text:span text:style-name="T1">ma</text:span><text:span text:style-name="T7"></text:span><text:span text:style-name="T1"> + <text:s/>+ <text:s/>+ <text:s/>+ <text:s text:c="2"/>+</text:span></text:p>
        <text:p text:style-name="P19"><text:span text:style-name="T1">N5 </text:span><text:span text:style-name="T50">I</text:span><text:span text:style-name="T1">+ <text:s/>+ <text:s/>+ - <text:s/>+ <text:s/>+ <text:s text:c="2"/>+ <text:s/>. <text:s/>o <text:s/>o <text:s text:c="2"/>o</text:span></text:p>
        <text:p text:style-name="P19"><text:span text:style-name="T1">N7 <text:s/>o <text:s/>o <text:s/>. - <text:s/>+ <text:s/>+ <text:s text:c="2"/>+ <text:s/>+ <text:s/>+ <text:s/>+ <text:s text:c="2"/>+</text:span></text:p>
        <text:p text:style-name="P19"><text:span text:style-name="T1">Si1 + <text:s/>+ <text:s/>. . <text:s/>. <text:s/>o <text:s text:c="2"/>o <text:s/>o <text:s/>o <text:s/>o <text:s text:c="2"/>o</text:span></text:p>
        <text:p text:style-name="P19"><text:span text:style-name="T1">Ur2 o <text:s/>o <text:s/>o + <text:s/>+ <text:s/>+</text:span><text:span text:style-name="T7">≠</text:span><text:span text:style-name="T1">a</text:span><text:span text:style-name="T7"></text:span><text:span text:style-name="T1"> . <text:s/>+ ma </text:span><text:span text:style-name="T7">≠</text:span><text:span text:style-name="T1">an</text:span><text:span text:style-name="T50">?</text:span><text:span text:style-name="T7"></text:span><text:span text:style-name="T1"> o <text:s text:c="2"/>(after 33)</text:span></text:p>
        <text:p text:style-name="P19"><text:span text:style-name="T1">X1 <text:s/>+ <text:s/>+ <text:s/>+ + <text:s/>+ <text:s/>+ <text:s text:c="2"/>+ <text:s/>+ <text:s/>+ an-lah</text:span><text:span text:style-name="T63">5</text:span><text:span text:style-name="T1"> </text:span></text:p>
        <text:p text:style-name="P19"><text:span text:style-name="T1">X3 </text:span><text:span text:style-name="T50">I</text:span><text:span text:style-name="T1">. <text:s/>+ </text:span><text:span text:style-name="T7">≠</text:span><text:span text:style-name="T1">zí</text:span><text:span text:style-name="T7"></text:span><text:span text:style-name="T1">. <text:s/>. <text:s/>+ <text:s text:c="2"/>. <text:s/>. ma-</text:span><text:span text:style-name="T7">≠</text:span><text:span text:style-name="T1">an-ak</text:span><text:span text:style-name="T50">?</text:span><text:span text:style-name="T7"></text:span><text:span text:style-name="T1"> <text:s/>(after 33,44)</text:span></text:p>
        <text:p text:style-name="P19"><text:span text:style-name="T1">X4 <text:s/>. <text:s/>. <text:s/>. . <text:s/>. <text:s/>. <text:s text:c="2"/>. <text:s/>x <text:s/>x <text:s/>o <text:s/>o </text:span></text:p>
        <text:p text:style-name="P21"/>
        <text:p text:style-name="P19"><text:span text:style-name="T1">36. </text:span><text:span text:style-name="T50">I</text:span><text:span text:style-name="T1">nu-úr-a-hi énsi èš-nun-na</text:span><text:span text:style-name="T50">ki</text:span></text:p>
        <text:p text:style-name="P19"><text:span text:style-name="T1">N1 <text:s/>oo <text:s/>. + <text:s/>+ <text:s/>+ <text:s text:c="3"/>+ <text:s/>. <text:s text:c="2"/>+ +</text:span></text:p>
        <text:p text:style-name="P21">N3 <text:s/>++ <text:s/>+ + <text:s/>+ <text:s/>+ <text:s text:c="3"/>+ <text:s/>+ <text:s text:c="2"/>- +</text:p>
        <text:p text:style-name="P21">N5 <text:s/>++ <text:s/>+ + <text:s/>+ <text:s/>+ <text:s text:c="3"/>+ <text:s/>. <text:s text:c="2"/>o o</text:p>
        <text:p text:style-name="P19"><text:span text:style-name="T1">N7 <text:s/>oo <text:s/>o o <text:s/>o <text:s/>. <text:s text:c="3"/>+ <text:s/>. <text:s text:c="2"/></text:span><text:span text:style-name="T50">ki</text:span><text:span text:style-name="T1"> na</text:span></text:p>
        <text:p text:style-name="P21">Si1 ++ <text:s/>+ é-a <text:s text:c="2"/>. <text:s text:c="3"/>o <text:s/>o <text:s text:c="2"/>o o <text:s/>(after 37)</text:p>
        <text:p text:style-name="P21">Ur2 traces</text:p>
        <text:p text:style-name="P19"><text:span text:style-name="T1">X1 <text:s/>++ <text:s/>+ é-a <text:s text:c="2"/>+ <text:s text:c="3"/>+ <text:s/>+ <text:s text:c="2"/>. – <text:s/>(after 37)</text:span></text:p>
        <text:p text:style-name="P19"><text:span text:style-name="T1">X3 <text:s/>++ <text:s/>+ + <text:s/>.i . <text:s text:c="3"/>o <text:s/>o <text:s text:c="2"/>o o</text:span></text:p>
        <text:p text:style-name="P19"><text:span text:style-name="T1">X4 <text:s/>o. <text:s/>. . <text:s/>. <text:s/>. <text:s text:c="3"/>. <text:s/>o <text:s text:c="2"/>o o</text:span></text:p>
        <text:p text:style-name="P21"><text:s text:c="2"/></text:p>
        <text:p text:style-name="P19"><text:span text:style-name="T1">37. </text:span><text:span text:style-name="T50">I</text:span><text:span text:style-name="T1">šu-</text:span><text:span text:style-name="T50">d</text:span><text:span text:style-name="T1">en-líl énsi kiši</text:span><text:span text:style-name="T50">ki</text:span><text:span text:style-name="T1">-a</text:span><text:span text:style-name="T50"> <text:s text:c="2"/></text:span></text:p>
        <text:p text:style-name="P21"><text:soft-page-break/>N1 <text:s/>.. <text:s/>++ <text:s/>+ <text:s/>+ <text:s text:c="3"/>+ <text:s text:c="2"/>+ - </text:p>
        <text:p text:style-name="P19"><text:span text:style-name="T1">N3 <text:s/>++ <text:s/>++ <text:s/>+ <text:s/>. <text:s text:c="3"/>+ <text:s text:c="2"/>+ +</text:span></text:p>
        <text:p text:style-name="P19"><text:span text:style-name="T1">N5 <text:s/>++ <text:s/>++ <text:s/>+ <text:s/>+ <text:s text:c="3"/>. <text:s text:c="2"/>. o</text:span></text:p>
        <text:p text:style-name="P21">Si1 ++ <text:s/>++ <text:s/>+ <text:s/>. <text:s text:c="3"/>o <text:s text:c="2"/>o o (after 35)</text:p>
        <text:p text:style-name="P21">X1 <text:s/>++ <text:s/>++ <text:s/>+ <text:s/>+ <text:s text:c="3"/>+ <text:s text:c="2"/>+ + (after 35)</text:p>
        <text:p text:style-name="P21">X3 <text:s/># (see l. 35)</text:p>
        <text:p text:style-name="P21">X4 <text:s/>#</text:p>
        <text:p text:style-name="P21"/>
        <text:p text:style-name="P19"><text:span text:style-name="T1">38. ù </text:span><text:span text:style-name="T50">I</text:span><text:span text:style-name="T1">puzur</text:span><text:span text:style-name="T63">4</text:span><text:span text:style-name="T1">-</text:span><text:span text:style-name="T50">d</text:span><text:span text:style-name="T1">tu-tu énsi bàd-zi-ab-ba</text:span><text:span text:style-name="T50">ki</text:span></text:p>
        <text:p text:style-name="P19"><text:span text:style-name="T1">N1 <text:s/>. -+ <text:s text:c="4"/>.+ <text:s text:c="2"/>+ <text:s/>+ <text:s text:c="3"/>. <text:s/>. <text:s/>. <text:s/>+ +</text:span></text:p>
        <text:p text:style-name="P21">N3 <text:s/>+ -+ <text:s text:c="4"/>++ <text:s text:c="2"/>. <text:s/>+ <text:s text:c="3"/>+ <text:s/>. <text:s/>+ <text:s/>+ + </text:p>
        <text:p text:style-name="P21">N5 <text:s/>+ -+ <text:s text:c="4"/>.. <text:s text:c="2"/>. <text:s/>+ <text:s text:c="3"/>+ <text:s/>+ <text:s/>+ <text:s/>+ +</text:p>
        <text:p text:style-name="P21">Si1 - ++ <text:s text:c="4"/>-+ <text:s text:c="2"/>+ <text:s/>. <text:s text:c="3"/>. <text:s/>+ <text:s/>+ <text:s/>. o :</text:p>
        <text:p text:style-name="P19"><text:span text:style-name="T1">X1 <text:s/>- ++ <text:s text:c="4"/>-+ <text:s text:c="2"/>+ <text:s/>+ <text:s text:c="3"/>+ <text:s/>+ <text:s/>+ <text:s/>+ .</text:span></text:p>
        <text:p text:style-name="P21">X3 <text:s/>- +. <text:s text:c="4"/>.+ <text:s text:c="2"/>+ <text:s/>o <text:s text:c="3"/>o <text:s/>o <text:s/>o <text:s/>o o</text:p>
        <text:p text:style-name="P19"><text:span text:style-name="T1">X4 <text:s/>- o. <text:s text:c="4"/>.+ <text:s text:c="2"/>. <text:s/>o <text:s text:c="3"/>o <text:s/>o <text:s/>x <text:s/>o o :</text:span></text:p>
        <text:p text:style-name="P21"/>
        <text:p text:style-name="P21">39. ki-ni-šè ba-an-gur-ru-uš</text:p>
        <text:p text:style-name="P21">N1 <text:s/>. <text:s/>+ <text:s/>+ <text:s/>+ <text:s/>+ <text:s/>+ <text:s text:c="3"/>+ <text:s/>+</text:p>
        <text:p text:style-name="P19"><text:span text:style-name="T1">N3 <text:s/>o <text:s/>. <text:s/>. <text:s/>. <text:s/>. <text:s/>+ <text:s text:c="3"/>+ <text:s/>.</text:span></text:p>
        <text:p text:style-name="P21">N5 <text:s/>+ <text:s/>. <text:s/>+ <text:s/>+ <text:s/>+ <text:s/>+ <text:s text:c="3"/>+ <text:s/>+</text:p>
        <text:p text:style-name="P19"><text:span text:style-name="T1">Si1 + <text:s/>+ <text:s/>+ <text:s/>+ <text:s/></text:span><text:span text:style-name="T7">≠</text:span><text:span text:style-name="T1">e</text:span><text:span text:style-name="T7"></text:span><text:span text:style-name="T1"> + <text:s text:c="3"/>+ <text:s/>+</text:span></text:p>
        <text:p text:style-name="P21">X1 <text:s/>+ <text:s/>+ <text:s/>+ <text:s/>+ <text:s/>e <text:s/>gúr <text:s/>- <text:s/>+</text:p>
        <text:p text:style-name="P21">X3 <text:s/>. <text:s/>+ <text:s/>. <text:s/>bí-i[n <text:s text:c="7"/>]</text:p>
        <text:p text:style-name="P19"><text:span text:style-name="T1">X4 <text:s/>. <text:s/>. <text:s/>. <text:s/>+ <text:s/>. <text:s/>. <text:s text:c="3"/>. <text:s/>.</text:span></text:p>
        <text:p text:style-name="P21"/>
        <text:p text:style-name="P19"><text:span text:style-name="T3">40. za-pa-á</text:span><text:span text:style-name="T84">ğ</text:span><text:span text:style-name="T3">-</text:span><text:span text:style-name="T84">ğ</text:span><text:span text:style-name="T3">á-ni <text:s text:c="3"/>ma-da gi-sig-gin</text:span><text:span text:style-name="T65">7</text:span><text:span text:style-name="T3"> ì-bur</text:span><text:span text:style-name="T65">10</text:span><text:span text:style-name="T3">-e </text:span></text:p>
        <text:p text:style-name="P23">N1 <text:s/>#</text:p>
        <text:p text:style-name="P19"><text:span text:style-name="T3">N3 <text:s/>o <text:s/>. <text:s/>+ <text:s/>+ <text:s/>+ <text:s text:c="4"/>. <text:s/>. <text:s/>. <text:s/>. <text:s text:c="2"/>o <text:s text:c="2"/>+ <text:s/>. <text:s text:c="3"/>.</text:span></text:p>
        <text:p text:style-name="P19"><text:span text:style-name="T3">N5 <text:s/>+ <text:s/>. <text:s/>+ <text:s/>+ <text:s/>+ <text:s text:c="4"/>+ <text:s/>+ki. <text:s/>. ge en . <text:s/>. <text:s text:c="3"/>o</text:span></text:p>
        <text:p text:style-name="P19"><text:span text:style-name="T3">N7 <text:s/>o <text:s/>o <text:s/>o <text:s/>o <text:s/>o <text:s/></text:span><text:span text:style-name="T3">o <text:s/>o <text:s/>o <text:s/>o <text:s/>. <text:s text:c="2"/>+ <text:s text:c="2"/>+ <text:s/>. <text:s text:c="2"/></text:span><text:span text:style-name="T7">≠</text:span><text:span text:style-name="T3">re</text:span><text:span text:style-name="T7"></text:span></text:p>
        <text:p text:style-name="P19"><text:soft-page-break/><text:span text:style-name="T3">Si1 + <text:s/>+ <text:s/>+ <text:s/>+ <text:s/>+ <text:s/>ta + <text:s/>+ <text:s/>+ <text:s/>+ <text:s text:c="2"/>+ <text:s text:c="2"/>+ <text:s/>+ <text:s text:c="3"/>+</text:span></text:p>
        <text:p text:style-name="P19"><text:span text:style-name="T3">X1 <text:s/>+ <text:s/>+ <text:s/>+ <text:s/>+ <text:s/>+ <text:s/>ta + <text:s/>+ <text:s/>+ <text:s/>+ <text:s text:c="2"/>+ <text:s text:c="2"/>íb + <text:s text:c="3"/>re</text:span></text:p>
        <text:p text:style-name="P19"><text:span text:style-name="T3">X3 <text:s/>. <text:s/>+ <text:s/>. <text:s/>+ <text:s/>+ <text:s/>ta + <text:s/>+ <text:s/>. <text:s/>o <text:s text:c="2"/>o <text:s text:c="2"/>ì <text:s/>. <text:s text:c="3"/>o</text:span></text:p>
        <text:p text:style-name="P19"><text:span text:style-name="T3">X4 <text:s/>o <text:s/>o <text:s/>. <text:s/>+ <text:s/>+ <text:s/>ta + <text:s/>+ <text:s/>. <text:s/>. <text:s text:c="2"/>+ <text:s text:c="2"/>. <text:s/>+ <text:s text:c="3"/>+</text:span></text:p>
        <text:p text:style-name="P23"/>
        <text:p text:style-name="P19"><text:span text:style-name="T3">41. </text:span><text:span text:style-name="T52">d</text:span><text:span text:style-name="T3">iš-bi-èr-ra igi éren-na-šè ì-gin-gin</text:span></text:p>
        <text:p text:style-name="P23">N1 <text:s/>#</text:p>
        <text:p text:style-name="P19"><text:span text:style-name="T3">N3 <text:s/></text:span><text:span text:style-name="T1">.+ <text:s/>+ <text:s/>+ <text:s/>. <text:s text:c="2"/>+ <text:s/>+ <text:s text:c="3"/>+ <text:s/>+ <text:s/>+ + <text:s text:c="3"/>.</text:span></text:p>
        <text:p text:style-name="P21">N4 <text:s/>oo <text:s/>o <text:s/>o <text:s/>o / o <text:s/>. <text:s text:c="3"/>o <text:s/>o <text:s/>o o <text:s text:c="3"/>o</text:p>
        <text:p text:style-name="P19"><text:span text:style-name="T1">N5 <text:s/>-+ <text:s/>+ </text:span><text:span text:style-name="T50">d</text:span><text:span text:style-name="T1">+ <text:s/>+ <text:s text:c="2"/>+ <text:s/>+ <text:s text:c="3"/>- <text:s/>+ <text:s/>+ + <text:s text:c="3"/>.</text:span></text:p>
        <text:p text:style-name="P21">N7 <text:s/>oo <text:s/>o <text:s/>o <text:s/>o <text:s text:c="2"/>o <text:s/>o <text:s text:c="3"/>. <text:s/>+ <text:s/>+ + <text:s text:c="3"/>+</text:p>
        <text:p text:style-name="P21">Si1 ++ <text:s/>+ <text:s/>+ <text:s/>+ <text:s text:c="2"/>+ <text:s/>. <text:s text:c="3"/>+ <text:s/>+ <text:s/>+ + <text:s text:c="3"/>.</text:p>
        <text:p text:style-name="P21">X1 <text:s/>++ <text:s/>+ <text:s/>+ <text:s/>+ <text:s text:c="2"/>+ <text:s/>+ <text:s text:c="3"/>+ <text:s/>+ <text:s/>+ + <text:s text:c="3"/>+</text:p>
        <text:p text:style-name="P21">X3 <text:s/>.. <text:s/>. <text:s/>. <text:s/>. <text:s text:c="2"/>+ <text:s/>+ <text:s text:c="3"/>+ <text:s/>+ <text:s/>+ . <text:s text:c="3"/>o</text:p>
        <text:p text:style-name="P19"><text:span text:style-name="T1">X4 <text:s/>oo o </text:span><text:span text:style-name="T54">≠</text:span><text:span text:style-name="T50">d</text:span><text:span text:style-name="T54"></text:span><text:span text:style-name="T50"> </text:span><text:span text:style-name="T1">. <text:s/>. <text:s text:c="2"/>+ <text:s/>+ <text:s text:c="3"/>. <text:s/>+ <text:s/>+ + <text:s text:c="3"/>. <text:s/></text:span></text:p>
        <text:p text:style-name="P21"/>
        <text:p text:style-name="P19"><text:span text:style-name="T1">42. bí-in-du</text:span><text:span text:style-name="T63">11</text:span><text:span text:style-name="T1">-ga-gin</text:span><text:span text:style-name="T63">7</text:span><text:span text:style-name="T1">-nam <text:s/></text:span></text:p>
        <text:p text:style-name="P21">N1 <text:s/>+ <text:s/>+ <text:s/>+ <text:s text:c="2"/>+ <text:s/>+ <text:s text:c="4"/>+</text:p>
        <text:p text:style-name="P21">N3 <text:s/>. <text:s/>+ <text:s/>+ <text:s text:c="2"/>. <text:s/>+ <text:s text:c="4"/>+</text:p>
        <text:p text:style-name="P21">N4 <text:s/>. <text:s/>+ <text:s/>. <text:s text:c="2"/>. <text:s/>. <text:s text:c="4"/>o</text:p>
        <text:p text:style-name="P21">N5 <text:s/>+ <text:s/>+ <text:s/>+ <text:s text:c="2"/>+ <text:s/>+ <text:s text:c="4"/>.</text:p>
        <text:p text:style-name="P21">N7 <text:s/>o <text:s/>o <text:s/>. <text:s text:c="2"/>o <text:s/>. <text:s text:c="4"/>+</text:p>
        <text:p text:style-name="P21">Si1 + <text:s/>+ <text:s/>+ <text:s text:c="2"/>+ <text:s/>. <text:s text:c="4"/>.</text:p>
        <text:p text:style-name="P21">X1 <text:s/>+ <text:s/>+ <text:s/>+ <text:s text:c="2"/>+ <text:s/>+ <text:s text:c="4"/>+</text:p>
        <text:p text:style-name="P19"><text:span text:style-name="T1">X3 <text:s/># or on previous line</text:span></text:p>
        <text:p text:style-name="P21">X4 <text:s/>o <text:s/>o <text:s/>o <text:s text:c="2"/>o <text:s/>o <text:s text:c="4"/>o :</text:p>
        <text:p text:style-name="P21"/>
        <text:p text:style-name="P19">43. gú <text:span text:style-name="T49">íd</text:span>idigna gú <text:span text:style-name="T49">íd</text:span>buranun-na <text:s text:c="2"/>gú <text:span text:style-name="T49">íd</text:span>abgal <text:s text:c="2"/>ù gú <text:span text:style-name="T49">íd</text:span>me-<text:span text:style-name="T49">d</text:span>en-líl-lá ­ba-an-dab<text:span text:style-name="T62">5</text:span></text:p>
        <text:p text:style-name="P19"><text:span text:style-name="T75">N1 <text:s/>+ <text:s/>++ <text:s text:c="5"/>- <text:s/>.</text:span><text:span text:style-name="T75">+ <text:s text:c="7"/>+ <text:s text:c="2"/>- <text:s/>+ + <text:s text:c="5"/>+ - <text:s/>++ <text:s/>­++ <text:s/>+ <text:s text:c="2"/>+ <text:s/>+ <text:s/>+ <text:s text:c="2"/>+</text:span></text:p>
        <text:p text:style-name="P19"><text:span text:style-name="T75">N3 <text:s/>o <text:s/>++ <text:s text:c="5"/>+ <text:s/>.+ <text:s text:c="7"/>+ / o <text:s/>+ + <text:s text:c="5"/>+ - <text:s/>++ <text:s/>++ <text:s/>+ <text:s text:c="2"/>+ <text:s/>+ <text:s/>. <text:s text:c="2"/>.</text:span></text:p>
        <text:p text:style-name="P19"><text:span text:style-name="T75">N4 <text:s/>. <text:s/>++ <text:s text:c="4"/>/. <text:s/>+. <text:s text:c="7"/>+ / . <text:s/>+ + <text:s text:c="2"/>/ <text:s/>. + <text:s/>++ <text:s/>++ <text:s/>+ <text:s text:c="2"/>+ <text:s/>+ <text:s/>+ <text:s text:c="2"/>+</text:span></text:p>
        <text:p text:style-name="P19"><text:soft-page-break/><text:span text:style-name="T75">N5 <text:s/>+ <text:s/>++ <text:s text:c="5"/>+ <text:s/>++</text:span><text:span text:style-name="Footnote_20_Symbol"><text:note text:id="ftn34" text:note-class="footnote"><text:note-citation>34</text:note-citation><text:note-body><text:p text:style-name="Footnote"><text:s/>Written UD.NUN.</text:p></text:note-body></text:note></text:span><text:span text:style-name="T75"> <text:s text:c="6"/>+ <text:s text:c="2"/>. <text:s/>. o <text:s text:c="5"/>+ - <text:s/>++ <text:s/>++ <text:s/>+ <text:s text:c="2"/>+ <text:s/>+ <text:s/>. <text:s text:c="2"/>o <text:s/></text:span></text:p>
        <text:p text:style-name="P19"><text:span text:style-name="T75">N7 <text:s/>o <text:s/>oo <text:s text:c="5"/>. <text:s/>.. <text:s text:c="7"/>+ / o <text:s/>o o <text:s text:c="5"/>. - <text:s/>++ <text:s/>++ <text:s/>+ <text:s text:c="2"/>+ <text:s/>+ <text:s/>+ <text:s text:c="2"/>+ <text:s text:c="3"/></text:span></text:p>
        <text:p text:style-name="P19"><text:span text:style-name="T75">Si1 + <text:s/>+. <text:s text:c="5"/>+ <text:s/>+. <text:s text:c="7"/>ki <text:s/>+ <text:s/>.</text:span><text:span text:style-name="T42">≠</text:span><text:span text:style-name="T75">áb</text:span><text:span text:style-name="T42"></text:span><text:span text:style-name="T75">-gal + - <text:s/>.. <text:s/>++ <text:s/>+ <text:s text:c="2"/>. <text:s/>o <text:s/>o <text:s text:c="2"/>o</text:span></text:p>
        <text:p text:style-name="P19"><text:span text:style-name="T75">X1 <text:s/>+ <text:s/>++ <text:s text:c="5"/>+ <text:s/>.+ <text:s text:c="7"/>+ <text:s text:c="2"/>+ <text:s/>+áb-gal <text:s/>+ - <text:s/>++ <text:s/>++ <text:s/>+ <text:s text:c="2"/>+ <text:s/>+ <text:s/>. <text:s text:c="2"/>o</text:span></text:p>
        <text:p text:style-name="P19"><text:span text:style-name="T75">X2 <text:s/>o <text:s/>oo <text:s text:c="5"/>o <text:s/>o. <text:s text:c="7"/>ki <text:s/>+ <text:s/>+áb-gal <text:s/>. + <text:s/>++ <text:s/>++ <text:s/>+ <text:s text:c="2"/>+ <text:s/>+ <text:s/>+ <text:s text:c="2"/>+</text:span></text:p>
        <text:p text:style-name="P19"><text:span text:style-name="T75">X3 <text:s/>+ <text:s/>.+ <text:s text:c="5"/>+ <text:s/>++ <text:s text:c="7"/>ki <text:s/>- <text:s/>- - <text:s text:c="5"/>- - <text:s/>-- <text:s/>-- <text:s/>- <text:s text:c="2"/>- <text:s/>+ <text:s/>+ <text:s text:c="2"/>.</text:span></text:p>
        <text:p text:style-name="P19"><text:span text:style-name="T75">X4 <text:s/>. <text:s/>.+ <text:s text:c="5"/>. <text:s/>.. <text:s text:c="7"/>ki <text:s/>/ o <text:s/>o o <text:s text:c="5"/>o o <text:s/>oo <text:s/>oo <text:s/>+ <text:s text:c="2"/>- <text:s/>+ <text:s/>+ <text:s text:c="2"/>+ </text:span></text:p>
        <text:p text:style-name="P23"/>
        <text:p text:style-name="P19"><text:span text:style-name="T3">44. </text:span><text:span text:style-name="T52">I</text:span><text:span text:style-name="T3">i-di mà-al-gi</text:span><text:span text:style-name="T65">4</text:span><text:span text:style-name="T52">ki</text:span><text:span text:style-name="T3">-a ba-ni-in-ku</text:span><text:span text:style-name="T65">4</text:span></text:p>
        <text:p text:style-name="P19"><text:span text:style-name="T3">N1 <text:s/>++ + <text:s/>. <text:s/>. <text:s/>+ . + <text:s/>+ <text:s/>+ <text:s/>+ <text:s/>. <text:s text:c="3"/></text:span></text:p>
        <text:p text:style-name="P23">N3 <text:s/>oo . <text:s/>+ <text:s/>+ <text:s/>+ - + <text:s/>+ <text:s/>+ <text:s/>. <text:s/>.</text:p>
        <text:p text:style-name="P19"><text:span text:style-name="T3">N4 <text:s/>o. o/ o <text:s/>.gu</text:span><text:span text:style-name="T63">7</text:span><text:span text:style-name="T1"> a</text:span><text:span text:style-name="T54">≠</text:span><text:span text:style-name="T50">ki</text:span><text:span text:style-name="T54"></text:span><text:span text:style-name="T1">/ . <text:s/>+ <text:s/>+ <text:s/>.</text:span></text:p>
        <text:p text:style-name="P19"><text:span text:style-name="T1">N5 <text:s/>++ dì + <text:s/>+ <text:s/>+ a</text:span><text:span text:style-name="T50">ki</text:span><text:span text:style-name="T1"> <text:s text:c="2"/>+ <text:s/>. <text:s/>o <text:s/>o</text:span></text:p>
        <text:p text:style-name="P19"><text:span text:style-name="T1">Si1 o. + <text:s/>+ <text:s/>+ <text:s/>+ a</text:span><text:span text:style-name="T50">ki</text:span><text:span text:style-name="T1"> <text:s text:c="2"/>o <text:s/>o <text:s/>o <text:s/>o</text:span></text:p>
        <text:p text:style-name="P19"><text:span text:style-name="T1">X1 <text:s/></text:span><text:span text:style-name="T50">I</text:span><text:span text:style-name="T1">id-di-lum-a <text:s text:c="6"/>+ <text:s/>. <text:s/>. <text:s/>+</text:span></text:p>
        <text:p text:style-name="P21">X2 <text:s/>oo o <text:s/>o <text:s/>o <text:s/>o o o <text:s/>+ <text:s/>+ <text:s/>+ <text:s/>+</text:p>
        <text:p text:style-name="P19"><text:span text:style-name="T1">X3 <text:s/>++ + <text:s/>. <text:s/>+</text:span><text:span text:style-name="T7">≠</text:span><text:span text:style-name="T1">gu</text:span><text:span text:style-name="T63">7 </text:span><text:span text:style-name="T1">a</text:span><text:span text:style-name="T7"></text:span><text:span text:style-name="T50">ki</text:span><text:span text:style-name="T1"> <text:s/>+ <text:s/>+ <text:s/>+ <text:s/>. (after 33)</text:span></text:p>
        <text:p text:style-name="P21">X4 <text:s/>oo o <text:s/>o <text:s/>o <text:s/>o o o <text:s/>o <text:s/>. <text:s/>. <text:s/>.</text:p>
        <text:p text:style-name="P21"/>
        <text:p text:style-name="P19"><text:span text:style-name="T1">45. </text:span><text:span text:style-name="T50">I</text:span><text:span text:style-name="T1">gir-bu-bu énsi </text:span><text:span text:style-name="T83">ğ</text:span><text:span text:style-name="T1">ír-kal</text:span><text:span text:style-name="T50">ki</text:span><text:span text:style-name="T1">-ke</text:span><text:span text:style-name="T63">4</text:span></text:p>
        <text:p text:style-name="P19"><text:span text:style-name="T1">N1 <text:s/>++ <text:s text:c="2"/>+ <text:s/>. <text:s/>+ <text:s text:c="3"/>+ <text:s text:c="2"/>+ <text:s/>+ <text:s/>- </text:span></text:p>
        <text:p text:style-name="P19"><text:span text:style-name="T1">N2 <text:s/>oo <text:s text:c="2"/>o <text:s/>o <text:s/>. <text:s text:c="3"/>. <text:s text:c="2"/>o <text:s/>o <text:s/>o</text:span></text:p>
        <text:p text:style-name="P19"><text:span text:style-name="T1">N3 <text:s/>oo </text:span><text:span text:style-name="T7">≠</text:span><text:span text:style-name="T50">d</text:span><text:span text:style-name="T7"></text:span><text:span text:style-name="T1">+ <text:s/>+ <text:s/>. <text:s text:c="3"/>+ <text:s text:c="2"/>. <text:s/>o <text:s/>o</text:span></text:p>
        <text:p text:style-name="P19"><text:span text:style-name="T1">N4 <text:s/>++ <text:s text:c="2"/>+ <text:s/>+ <text:s/>. <text:s text:c="3"/>+ <text:s text:c="2"/>+ <text:s/>+ <text:s/>o </text:span></text:p>
        <text:p text:style-name="P19"><text:span text:style-name="T1">N5 <text:s/>.. <text:s text:c="2"/>+ <text:s/>+ <text:s/>+ <text:s text:c="3"/>. <text:s text:c="2"/>. <text:s/>o <text:s/>o </text:span></text:p>
        <text:p text:style-name="P19"><text:span text:style-name="T1">Si1 oo <text:s text:c="2"/>. <text:s/>. <text:s/>. <text:s text:c="3"/>o <text:s text:c="2"/>. <text:s/>o <text:s/>o </text:span></text:p>
        <text:p text:style-name="P19"><text:span text:style-name="T1">X1 <text:s/>++ <text:s text:c="2"/>+ <text:s/>+ <text:s/>+ <text:s text:c="3"/>+ <text:s text:c="2"/>+ <text:s/>+ <text:s/>+ :</text:span></text:p>
        <text:p text:style-name="P19"><text:span text:style-name="T1">X2 <text:s/>oo <text:s text:c="2"/>o <text:s/>o <text:s/>o <text:s text:c="3"/>o <text:s text:c="2"/>o <text:s/>o <text:s/>. :</text:span></text:p>
        <text:p text:style-name="P19"><text:span text:style-name="T1">X3 <text:s/>+. <text:s text:c="2"/>. <text:s/>. <text:s/>+ <text:s text:c="3"/>+ <text:s text:c="2"/>+ <text:s/>+ <text:s/>- :</text:span></text:p>
        <text:p text:style-name="P21"/>
        <text:p text:style-name="P19"><text:span text:style-name="T1">46. gú im-da-bar-re-ma <text:s text:c="2"/></text:span><text:span text:style-name="T50">ku</text:span><text:span text:style-name="T52">š</text:span><text:span text:style-name="T1">guru</text:span><text:span text:style-name="T63">21</text:span><text:span text:style-name="T1">-ni ba-an-ku</text:span><text:span text:style-name="T63">5</text:span><text:span text:style-name="T1"> ù e-ne ba-an-dab</text:span><text:span text:style-name="T63">5</text:span></text:p>
        <text:p text:style-name="P21"><text:soft-page-break/>N1 <text:s/>+ <text:s/>in . <text:s/>+ <text:s text:c="2"/>en o <text:s text:c="3"/>+ + <text:s text:c="4"/>+ <text:s/>+ <text:s/>+ <text:s/>+ <text:s text:c="2"/>+ + <text:s/>+ <text:s/>+ <text:s/>+ <text:s text:c="2"/>+</text:p>
        <text:p text:style-name="P19"><text:span text:style-name="T1">N2 <text:s/>o <text:s/>o <text:s/>o <text:s/>o <text:s text:c="2"/>o <text:s/>o <text:s text:c="3"/>o . <text:s text:c="4"/>. <text:s/>. <text:s/>. <text:s/>. <text:s text:c="2"/>- - <text:s/>- <text:s/>- <text:s/>- <text:s text:c="2"/>-</text:span><text:span text:style-name="Footnote_20_Symbol"><text:span text:style-name="T1"><text:note text:id="ftn35" text:note-class="footnote"><text:note-citation>35</text:note-citation><text:note-body><text:p text:style-name="Footnote"><text:s/>Perhaps the end of the line continued around the edge.</text:p></text:note-body></text:note></text:span></text:span></text:p>
        <text:p text:style-name="P19"><text:span text:style-name="T1">N3 <text:s/>. <text:s/>. <text:s/>. <text:s/>. <text:s text:c="2"/>. <text:s/>. <text:s text:c="3"/>+ + <text:s text:c="4"/>. <text:s/>ib - <text:s/>. / + + <text:s/>+ <text:s/>. <text:s/>+ <text:s text:c="2"/>+ </text:span></text:p>
        <text:p text:style-name="P19"><text:span text:style-name="T1">N4 <text:s/>+ <text:s/>in + ak à[m] <text:s text:c="2"/>/ <text:s/>-guru</text:span><text:span text:style-name="T63">7 <text:s text:c="2"/></text:span><text:span text:style-name="T1">+ <text:s/>+ <text:s/>+ sù / + + <text:s/>+ <text:s/>+ <text:s/>+ <text:s text:c="2"/>. <text:s/></text:span></text:p>
        <text:p text:style-name="P19"><text:span text:style-name="T1">N5 <text:s/>+ <text:s/>+ <text:s/>+ <text:s/>+ <text:s/></text:span><text:span text:style-name="T7">≠</text:span><text:span text:style-name="T1">ra</text:span><text:span text:style-name="T7"></text:span><text:span text:style-name="T1"> o <text:s text:c="3"/>.o <text:s text:c="5"/>o <text:s/>o <text:s/>o <text:s/>o <text:s text:c="2"/>+ + <text:s/>. <text:s/>o <text:s/>o <text:s text:c="2"/>o</text:span></text:p>
        <text:p text:style-name="P21">Si1 traces </text:p>
        <text:p text:style-name="P19"><text:span text:style-name="T1">X1 <text:s/>+ <text:s/>in-da-</text:span><text:span text:style-name="T7">≠</text:span><text:span text:style-name="T1">an-ak</text:span><text:span text:style-name="T7"></text:span><text:span text:style-name="T1">-e <text:s text:c="3"/>++ <text:s text:c="5"/>+ <text:s/>+ <text:s/>+ <text:s/>+ <text:s text:c="2"/>+ + <text:s/>+ <text:s/>+ <text:s/>+ <text:s text:c="2"/>+ <text:s/></text:span></text:p>
        <text:p text:style-name="P21">X2 <text:s/>. <text:s/>in-da-ak-e <text:s text:c="5"/>/ oo <text:s text:c="5"/>o <text:s/>o <text:s/>o <text:s/>o <text:s text:c="2"/>o . <text:s/>+ <text:s/>+ <text:s/>+ <text:s text:c="2"/>+</text:p>
        <text:p text:style-name="P19"><text:span text:style-name="T1">X3 <text:s/>. <text:s/>i[n]o o <text:s/>o <text:s text:c="5"/>/ -x <text:s text:c="5"/>x <text:s/>. <text:s/>. <text:s/>. <text:s text:c="2"/>. + <text:s/>+ <text:s/>+ <text:s/>+ <text:s text:c="2"/>.</text:span></text:p>
        <text:p text:style-name="P21"/>
        <text:p text:style-name="P19"><text:span text:style-name="T1">47. za-pa-á</text:span><text:span text:style-name="T83">ğ</text:span><text:span text:style-name="T1">-</text:span><text:span text:style-name="T83">ğ</text:span><text:span text:style-name="T1">á-ni im-ma-dugud</text:span></text:p>
        <text:p text:style-name="P21">N1 <text:s/>+ <text:s/>+ <text:s/>+ <text:s/>+ <text:s/>+ <text:s/>+ <text:s/>+ <text:s text:c="4"/>+</text:p>
        <text:p text:style-name="P21">N2 <text:s/>o <text:s/>o <text:s/>o <text:s/>o <text:s/>o <text:s/>. <text:s/>+ <text:s text:c="4"/>+</text:p>
        <text:p text:style-name="P21">N3 <text:s/>+ <text:s/>+ <text:s/>+ <text:s/>+ <text:s/>+ <text:s/>. <text:s/>+ an <text:s/>+</text:p>
        <text:p text:style-name="P21">N4 <text:s/>+ <text:s/>+ <text:s/>+ <text:s/>+ <text:s/>. <text:s/>+ <text:s/>+ <text:s text:c="4"/>.</text:p>
        <text:p text:style-name="P21">N5 <text:s/>+ <text:s/>+ <text:s/>+ <text:s/>. <text:s/>o <text:s/>o <text:s/>o <text:s text:c="4"/>o</text:p>
        <text:p text:style-name="P21">X1 <text:s/>+ <text:s/>+ <text:s/>+ <text:s/>+ <text:s/>+ <text:s/>+ <text:s/>+ an <text:s/>+</text:p>
        <text:p text:style-name="P19"><text:span text:style-name="T1">X3 <text:s/>+ <text:s/>x <text:s/>x <text:s/>x <text:s/>x <text:s/>. <text:s/>+ <text:s text:c="4"/>.</text:span></text:p>
        <text:p text:style-name="P21"/>
        <text:p text:style-name="P19"><text:span text:style-name="T1">48. ugu-</text:span><text:span text:style-name="T83">ğ</text:span><text:span text:style-name="T1">u</text:span><text:span text:style-name="T63">10</text:span><text:span text:style-name="T1">-uš igi-ni ma-an-</text:span><text:span text:style-name="T83">ğ</text:span><text:span text:style-name="T1">ar</text:span></text:p>
        <text:p text:style-name="P19"><text:span text:style-name="T1">N1 <text:s/>+ <text:s text:c="2"/>+ <text:s text:c="2"/>+ <text:s/>+ <text:s text:c="2"/>+ <text:s/>+ <text:s/>+ <text:s text:c="3"/>.</text:span></text:p>
        <text:p text:style-name="P19"><text:span text:style-name="T1">N2 <text:s/>o <text:s text:c="2"/>o <text:s text:c="2"/>o <text:s/>o <text:s text:c="2"/>o <text:s/>+ <text:s/>+ <text:s text:c="3"/>+</text:span></text:p>
        <text:p text:style-name="P19"><text:span text:style-name="T1">N3 <text:s/>+ <text:s text:c="2"/>+ <text:s text:c="2"/>šè + <text:s text:c="2"/>. [i]m-ma-ni-in-</text:span><text:span text:style-name="T83">ğ</text:span><text:span text:style-name="T1">ar </text:span></text:p>
        <text:p text:style-name="P19"><text:span text:style-name="T1">N4 <text:s/>+ <text:s text:c="2"/>+ <text:s text:c="2"/>+ <text:s/>+ <text:s text:c="2"/>+ <text:s/>[m-ma]-ni-in-[</text:span><text:span text:style-name="T83">ğ</text:span><text:span text:style-name="T1">ar]</text:span></text:p>
        <text:p text:style-name="P19"><text:span text:style-name="T1">N5 <text:s/>. <text:s text:c="2"/>. <text:s text:c="2"/>. <text:s/>. <text:s text:c="2"/>o <text:s/>o <text:s/>o <text:s text:c="3"/>o</text:span></text:p>
        <text:p text:style-name="P19"><text:span text:style-name="T1">X1 <text:s/>+ <text:s text:c="2"/>+ <text:s text:c="2"/>šè + <text:s text:c="2"/>+ <text:s/>+ <text:s/>+ <text:s text:c="3"/>.</text:span></text:p>
        <text:p text:style-name="P19"><text:span text:style-name="T1">X3 <text:s/>. <text:s text:c="2"/>x <text:s text:c="2"/>x <text:s/>. <text:s text:c="2"/>x <text:s/>x <text:s/>x <text:s text:c="3"/>x</text:span></text:p>
        <text:p text:style-name="P21"/>
        <text:p text:style-name="P21">49. lú tab-ba nu-tuku lú nu-mu-un-da-sá-e</text:p>
        <text:p text:style-name="P21">N1 <text:s/>. <text:s/>+ <text:s/>+ <text:s text:c="2"/>+ <text:s/>+ <text:s text:c="3"/>+ <text:s/>+ <text:s/>+ <text:s/>+ <text:s/>+ <text:s/>+ <text:s/>.</text:p>
        <text:p text:style-name="P21"><text:soft-page-break/>N2 <text:s/>o <text:s/>o <text:s/>o <text:s text:c="2"/>o <text:s/>o <text:s text:c="3"/>o <text:s/>. <text:s/>+ <text:s/>+ <text:s/>+ <text:s/>+ <text:s/>+</text:p>
        <text:p text:style-name="P21">N3 <text:s/>+ <text:s/>+ <text:s/>+ <text:s text:c="2"/>+ <text:s/>+ <text:s text:c="3"/>. <text:s/>. <text:s/>e <text:s/>- <text:s/>+ <text:s/>+ <text:s/>.</text:p>
        <text:p text:style-name="P21">N4 <text:s/>. <text:s/>+ <text:s/>. <text:s text:c="2"/>o <text:s/>o / <text:s/>- <text:s/>+ <text:s/>. <text:s/>o <text:s/>o <text:s/>o <text:s/>o</text:p>
        <text:p text:style-name="P21">N5 <text:s/>. <text:s/>+ <text:s/>+ <text:s text:c="2"/>+ <text:s/>o <text:s text:c="3"/>o <text:s/>o <text:s/>o <text:s/>o <text:s/>o <text:s/>o <text:s/>o</text:p>
        <text:p text:style-name="P19"><text:span text:style-name="T1">X1 <text:s/>+ <text:s/>+ <text:s/>+ <text:s text:c="2"/>+ <text:s/>+ <text:s text:c="3"/>+ <text:s/>+ <text:s/>+ <text:s/>+ <text:s/>+ <text:s/>+ <text:s/>+</text:span></text:p>
        <text:p text:style-name="P21">X3 <text:s/>#</text:p>
        <text:p text:style-name="P21"/>
        <text:p text:style-name="P19"><text:span text:style-name="T1">50. šu-ni sá nu-mu-un-da-ab-du</text:span><text:span text:style-name="T63">11</text:span><text:span text:style-name="T1">-ga-ta</text:span></text:p>
        <text:p text:style-name="P19"><text:span text:style-name="T1">N1 <text:s/>. <text:s/>+ <text:s/>+ <text:s/>+ <text:s/>+ <text:s/>+ <text:s/>+ <text:s/>+ <text:s/>. <text:s text:c="2"/>+ <text:s text:c="2"/>+</text:span></text:p>
        <text:p text:style-name="P19"><text:span text:style-name="T1">N2 <text:s/>o <text:s/>o <text:s/>o <text:s/>o <text:s/>o <text:s/>o </text:span><text:span text:style-name="T7">≠</text:span><text:span text:style-name="T1">na</text:span><text:span text:style-name="T50">?</text:span><text:span text:style-name="T7"></text:span><text:span text:style-name="T1">-ab-ta-ta </text:span></text:p>
        <text:p text:style-name="P19"><text:span text:style-name="T1">N3 <text:s/>+ <text:s/>+ <text:s/>+ <text:s/>+ <text:s/>+ <text:s/>- <text:s/>.</text:span><text:span text:style-name="Footnote_20_Symbol"><text:span text:style-name="T1"><text:note text:id="ftn36" text:note-class="footnote"><text:note-citation>36</text:note-citation><text:note-body><text:p text:style-name="Footnote"><text:s/>Sign looks more like the beginning of <text:span text:style-name="T92">da</text:span> rather than of <text:span text:style-name="T18">un</text:span>. There is no room for both.</text:p></text:note-body></text:note></text:span></text:span><text:span text:style-name="T1"> o <text:s/>. <text:s text:c="2"/>+</text:span><text:span text:style-name="T7">≠</text:span><text:span text:style-name="T1">a</text:span><text:span text:style-name="T7"></text:span><text:span text:style-name="T1"> + <text:s/></text:span></text:p>
        <text:p text:style-name="P19"><text:span text:style-name="T1">N5 <text:s/>. <text:s/>+ <text:s/>+ <text:s/>. <text:s/>o <text:s/>o <text:s/>o u]b</text:span><text:span text:style-name="T50">?</text:span><text:span text:style-name="T1"> + <text:s text:c="2"/>. <text:s text:c="2"/>o</text:span></text:p>
        <text:p text:style-name="P19"><text:span text:style-name="T1">X1 <text:s/>+ <text:s/>+ <text:s/>+ <text:s/>nu-ub-du</text:span><text:span text:style-name="T63">11</text:span><text:span text:style-name="T1">-ga <text:s text:c="13"/>:</text:span></text:p>
        <text:p text:style-name="P19"><text:span text:style-name="T1">X3 <text:s/></text:span><text:span text:style-name="T7">≠</text:span><text:span text:style-name="T1">šu-[]sá mu-un-ib-ib</text:span><text:span text:style-name="T7"></text:span><text:span text:style-name="T1">-du</text:span><text:span text:style-name="T63">11</text:span><text:span text:style-name="T1">-ga-a-</text:span><text:span text:style-name="T7">≠</text:span><text:span text:style-name="T1">ta</text:span><text:span text:style-name="T7"></text:span><text:span text:style-name="Footnote_20_Symbol"><text:span text:style-name="T1"><text:note text:id="ftn37" text:note-class="footnote"><text:note-citation>37</text:note-citation><text:note-body><text:p text:style-name="Footnote"><text:s/>Reading of line uncertain.</text:p></text:note-body></text:note></text:span></text:span></text:p>
        <text:p text:style-name="P21"/>
        <text:p text:style-name="P19"><text:span text:style-name="T1">51. ù-mu-un-šub <text:s/>ga-àm-ma-gin lugal</text:span><text:span text:style-name="T3">-</text:span><text:span text:style-name="T84">ğ</text:span><text:span text:style-name="T3">u</text:span><text:span text:style-name="T65">10 </text:span><text:span text:style-name="T1">hé-en-zu</text:span></text:p>
        <text:p text:style-name="P19"><text:span text:style-name="T1">N1 <text:s/>+ <text:s/>+ <text:s/>- <text:s/>+</text:span><text:span text:style-name="T50">ub</text:span><text:span text:style-name="T1"> <text:s/>+ <text:s/>. <text:s/>. <text:s/>. <text:s text:c="2"/>. <text:s text:c="4"/>+ <text:s text:c="2"/>. <text:s/>. <text:s/>o</text:span></text:p>
        <text:p text:style-name="P19"><text:span text:style-name="T1">N2 <text:s/>o <text:s/>o <text:s/>o <text:s/>o <text:s text:c="2"/>o <text:s/>o <text:s/>. <text:s/>+ <text:s text:c="2"/>o <text:s text:c="4"/>o <text:s text:c="2"/>. <text:s/>+ <text:s/>+ </text:span></text:p>
        <text:p text:style-name="P19"><text:span text:style-name="T1">N3 <text:s/>+ <text:s/>+ <text:s/>+ <text:s/>+ <text:s text:c="2"/>. <text:s/>. <text:s/>+ <text:s/>. / + <text:s text:c="4"/>+ <text:s text:c="2"/>. <text:s/>. <text:s/>.</text:span></text:p>
        <text:p text:style-name="P19"><text:span text:style-name="T1">N5 <text:s/>. <text:s/>. <text:s/>. <text:s/>o <text:s text:c="2"/>o <text:s/>o <text:s/>+ <text:s/>+ <text:s text:c="2"/>+ <text:s text:c="4"/>+ <text:s text:c="2"/>. <text:s/>. <text:s/>.</text:span></text:p>
        <text:p text:style-name="P19"><text:span text:style-name="T1">X1 <text:s/>+ <text:s/>+ <text:s/>. <text:s/>. <text:s text:c="2"/>. <text:s/>+ <text:s/>- <text:s/>+ <text:s text:c="2"/>. <text:s text:c="4"/>. <text:s text:c="2"/>. <text:s/>o <text:s/>o [a]-ma-ru-kam</text:span></text:p>
        <text:p text:style-name="P19"><text:span text:style-name="T1">X3 <text:s/>. <text:s/>. <text:s/>. <text:s/>. <text:s text:c="2"/>. <text:s/>. <text:s/>. <text:s/>. / . <text:s text:c="4"/>. <text:s text:c="2"/>+ <text:s/>+ <text:s/>+</text:span></text:p>
        <text:p text:style-name="P26"/>
        <text:p text:style-name="P19"><text:span text:style-name="T8">Catchline N3: </text:span><text:span text:style-name="T16">[</text:span><text:span text:style-name="T56">(I)</text:span><text:span text:style-name="T16">puz]ur</text:span><text:span text:style-name="T69">4</text:span><text:span text:style-name="T16">-</text:span><text:span text:style-name="T56">d</text:span><text:span text:style-name="T16">nu-mu[å-da…]</text:span><text:span text:style-name="T8"> (IbPu1, 24)</text:span></text:p>
        <text:p text:style-name="P26">N5, X1: followed by IbPu1 (24)</text:p>
        <text:p text:style-name="P26"/>
        <text:p text:style-name="P19"><text:span text:style-name="T8">Coloph</text:span><text:span text:style-name="T16">on O (X5)</text:span></text:p>
        <text:p text:style-name="P19"><text:span text:style-name="T8">Coloph</text:span><text:span text:style-name="T16">on P (X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Microsoft Sans Serif" svg:font-family="'Microsoft Sans Serif'"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font-name-complex="Courier New"/>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color="#000000"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WW8Num2z0" style:family="text">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what" style:family="text" style:parent-style-name="Default_20_Paragraph_20_Font"/>
    <style:style style:name="proper" style:family="text" style:parent-style-name="Default_20_Paragraph_20_Font"/>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weight="bold" style:font-weight-asian="bold" style:font-weight-complex="bold"/>
    </style:style>
    <style:style style:name="Plain_20_Text_20_Char" style:display-name="Plain Text Char" style:family="text" style:parent-style-name="Default_20_Paragraph_20_Font">
      <style:text-properties style:font-name="Courier New"/>
    </style:style>
    <style:style style:name="Header_20_Char" style:display-name="Header Char" style:family="text" style:parent-style-name="Default_20_Paragraph_20_Font">
      <style:text-properties fo:font-size="12pt" style:font-size-asian="12pt"/>
    </style:style>
    <style:style style:name="HTML_20_Preformatted_20_Char" style:display-name="HTML Preformatted Char" style:family="text" style:parent-style-name="Default_20_Paragraph_20_Font">
      <style:text-properties style:font-name="Courier New" style:font-name-asian="Courier New" style:font-name-complex="Courier New"/>
    </style:style>
    <style:style style:name="Footer_20_Char" style:display-name="Footer Char" style:family="text" style:parent-style-name="Default_20_Paragraph_20_Font">
      <style:text-properties fo:font-size="12pt" style:font-size-asian="12pt"/>
    </style:style>
    <style:style style:name="Footnote_20_Text_20_Char" style:display-name="Footnote Text Char" style:family="text" style:parent-style-name="Default_20_Paragraph_20_Font">
      <style:text-properties fo:color="#000000"/>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text:start-value="34">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1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text:start-value="3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text:start-value="36">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24"><draw:text-box fo:min-height="0.1457in"><text:p text:style-name="Header"><text:span text:style-name="Page_20_Number"><text:page-number text:select-page="current">34</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etter of Puzur-Òulgi to Ibbi-Sin (PIb, 3</dc:title>
    <meta:initial-creator>Piotr Michalowski</meta:initial-creator>
    <meta:creation-date>2008-06-10T14:02:00</meta:creation-date>
    <dc:creator>Piotr Michalowski</dc:creator>
    <dc:date>2009-10-28T12:55:00</dc:date>
    <meta:print-date>2009-08-31T21:46:00</meta:print-date>
    <meta:editing-cycles>366</meta:editing-cycles>
    <meta:editing-duration>PT151H20M00S</meta:editing-duration>
    <meta:document-statistic meta:table-count="0" meta:image-count="0" meta:object-count="0" meta:page-count="34" meta:paragraph-count="695" meta:word-count="10657" meta:character-count="48763"/>
    <meta:generator>OpenOffice.org/3.1$Unix OpenOffice.org_project/310m19$Build-9420</meta:generator>
  </office:meta>
</office:document-meta>
</file>